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88mm"/>
    </style:style>
    <style:style style:name="co3" style:family="table-column">
      <style:table-column-properties fo:break-before="auto" style:column-width="57.03mm"/>
    </style:style>
    <style:style style:name="co4" style:family="table-column">
      <style:table-column-properties fo:break-before="auto" style:column-width="68.12mm"/>
    </style:style>
    <style:style style:name="co5" style:family="table-column">
      <style:table-column-properties fo:break-before="auto" style:column-width="59.21mm"/>
    </style:style>
    <style:style style:name="co6" style:family="table-column">
      <style:table-column-properties fo:break-before="auto" style:column-width="65.3mm"/>
    </style:style>
    <style:style style:name="co7" style:family="table-column">
      <style:table-column-properties fo:break-before="auto" style:column-width="16.14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4.23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auto" style:column-width="18.04mm"/>
    </style:style>
    <style:style style:name="co13" style:family="table-column">
      <style:table-column-properties fo:break-before="auto" style:column-width="1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ff7f"/>
    </style:style>
    <style:style style:name="ce6" style:family="table-cell" style:parent-style-name="Default">
      <style:text-properties fo:color="#ce181e"/>
    </style:style>
    <style:style style:name="ce1" style:family="table-cell" style:parent-style-name="Default" style:data-style-name="N100"/>
    <style:style style:name="ce4" style:family="table-cell" style:parent-style-name="Default" style:data-style-name="N100">
      <style:table-cell-properties fo:background-color="#00ff7f"/>
    </style:style>
    <style:style style:name="ce9" style:family="table-cell" style:parent-style-name="Default" style:data-style-name="N100">
      <style:text-properties fo:color="#ce181e"/>
    </style:style>
    <style:style style:name="ce5" style:family="table-cell" style:parent-style-name="Default">
      <style:text-properties fo:color="#b22222"/>
    </style:style>
    <style:style style:name="ce11" style:family="table-cell" style:parent-style-name="Default" style:data-style-name="N0"/>
  </office:automatic-styles>
  <office:body>
    <office:spreadsheet>
      <table:table table:name="Аркуш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1" table:default-cell-style-name="Default"/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6"/>
          <table:table-cell office:value-type="string" calcext:value-type="string">
            <text:p>create table trend (Dt integer unsigned not null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0"/>
          <table:table-cell office:value-type="string" calcext:value-type="string">
            <text:p>primary key(Dt)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йний рівень 1к верхній</text:p>
          </table:table-cell>
          <table:table-cell table:number-columns-repeated="6"/>
          <table:table-cell table:formula="of:=IF([.E3]=1;CONCATENATE([.A3];&quot; integer default '0',&quot;);&quot;&quot;)" office:value-type="string" office:string-value="X_01 integer default '0'," calcext:value-type="string">
            <text:p>X_0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йний рівень 1к нижній</text:p>
          </table:table-cell>
          <table:table-cell table:number-columns-repeated="6"/>
          <table:table-cell table:formula="of:=IF([.E4]=1;CONCATENATE([.A4];&quot; integer default '0',&quot;);&quot;&quot;)" office:value-type="string" office:string-value="X_02 integer default '0'," calcext:value-type="string">
            <text:p>X_0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йний рівень 2к верхній</text:p>
          </table:table-cell>
          <table:table-cell table:number-columns-repeated="6"/>
          <table:table-cell table:formula="of:=IF([.E5]=1;CONCATENATE([.A5];&quot; integer default '0',&quot;);&quot;&quot;)" office:value-type="string" office:string-value="X_03 integer default '0'," calcext:value-type="string">
            <text:p>X_0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йний рівень 2к нижній</text:p>
          </table:table-cell>
          <table:table-cell table:number-columns-repeated="6"/>
          <table:table-cell table:formula="of:=IF([.E6]=1;CONCATENATE([.A6];&quot; integer default '0',&quot;);&quot;&quot;)" office:value-type="string" office:string-value="X_04 integer default '0'," calcext:value-type="string">
            <text:p>X_0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ічильник води</text:p>
          </table:table-cell>
          <table:table-cell table:number-columns-repeated="6"/>
          <table:table-cell table:formula="of:=IF([.E7]=1;CONCATENATE([.A7];&quot; integer default '0',&quot;);&quot;&quot;)" office:value-type="string" office:string-value="X_05 integer default '0'," calcext:value-type="string">
            <text:p>X_0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води</text:p>
          </table:table-cell>
          <table:table-cell table:number-columns-repeated="6"/>
          <table:table-cell table:formula="of:=IF([.E8]=1;CONCATENATE([.A8];&quot; integer default '0',&quot;);&quot;&quot;)" office:value-type="string" office:string-value="X_06 integer default '0'," calcext:value-type="string">
            <text:p>X_0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9]=1;CONCATENATE([.A9];&quot; integer default '0',&quot;);&quot;&quot;)" office:value-type="string" office:string-value="X_07 integer default '0'," calcext:value-type="string">
            <text:p>X_0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0]=1;CONCATENATE([.A10];&quot; integer default '0',&quot;);&quot;&quot;)" office:value-type="string" office:string-value="X_08 integer default '0'," calcext:value-type="string">
            <text:p>X_08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1]=1;CONCATENATE([.A11];&quot; integer default '0',&quot;);&quot;&quot;)" office:value-type="string" office:string-value="X_09 integer default '0'," calcext:value-type="string">
            <text:p>X_0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2]=1;CONCATENATE([.A12];&quot; integer default '0',&quot;);&quot;&quot;)" office:value-type="string" office:string-value="X_10 integer default '0'," calcext:value-type="string">
            <text:p>X_1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3]=1;CONCATENATE([.A13];&quot; integer default '0',&quot;);&quot;&quot;)" office:value-type="string" office:string-value="X_11 integer default '0'," calcext:value-type="string">
            <text:p>X_1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4]=1;CONCATENATE([.A14];&quot; integer default '0',&quot;);&quot;&quot;)" office:value-type="string" office:string-value="X_12 integer default '0'," calcext:value-type="string">
            <text:p>X_1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5]=1;CONCATENATE([.A15];&quot; integer default '0',&quot;);&quot;&quot;)" office:value-type="string" office:string-value="X_13 integer default '0'," calcext:value-type="string">
            <text:p>X_1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6]=1;CONCATENATE([.A16];&quot; integer default '0',&quot;);&quot;&quot;)" office:value-type="string" office:string-value="X_14 integer default '0'," calcext:value-type="string">
            <text:p>X_1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7]=1;CONCATENATE([.A17];&quot; integer default '0',&quot;);&quot;&quot;)" office:value-type="string" office:string-value="X_15 integer default '0'," calcext:value-type="string">
            <text:p>X_1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_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8]=1;CONCATENATE([.A18];&quot; integer default '0',&quot;);&quot;&quot;)" office:value-type="string" office:string-value="X_16 integer default '0'," calcext:value-type="string">
            <text:p>X_1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Управління клапаном</text:p>
          </table:table-cell>
          <table:table-cell table:number-columns-repeated="6"/>
          <table:table-cell table:formula="of:=IF([.E19]=1;CONCATENATE([.A19];&quot; integer default '0',&quot;);&quot;&quot;)" office:value-type="string" office:string-value="Y_01 integer default '0'," calcext:value-type="string">
            <text:p>Y_0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0]=1;CONCATENATE([.A20];&quot; integer default '0',&quot;);&quot;&quot;)" office:value-type="string" office:string-value="Y_02 integer default '0'," calcext:value-type="string">
            <text:p>Y_0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1]=1;CONCATENATE([.A21];&quot; integer default '0',&quot;);&quot;&quot;)" office:value-type="string" office:string-value="Y_03 integer default '0'," calcext:value-type="string">
            <text:p>Y_0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2]=1;CONCATENATE([.A22];&quot; integer default '0',&quot;);&quot;&quot;)" office:value-type="string" office:string-value="Y_04 integer default '0'," calcext:value-type="string">
            <text:p>Y_0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3]=1;CONCATENATE([.A23];&quot; integer default '0',&quot;);&quot;&quot;)" office:value-type="string" office:string-value="Y_05 integer default '0'," calcext:value-type="string">
            <text:p>Y_0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4]=1;CONCATENATE([.A24];&quot; integer default '0',&quot;);&quot;&quot;)" office:value-type="string" office:string-value="Y_06 integer default '0'," calcext:value-type="string">
            <text:p>Y_0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5]=1;CONCATENATE([.A25];&quot; integer default '0',&quot;);&quot;&quot;)" office:value-type="string" office:string-value="Y_07 integer default '0'," calcext:value-type="string">
            <text:p>Y_0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6]=1;CONCATENATE([.A26];&quot; integer default '0',&quot;);&quot;&quot;)" office:value-type="string" office:string-value="Y_08 integer default '0'," calcext:value-type="string">
            <text:p>Y_08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]=1;CONCATENATE([.A27];&quot; integer default '0',&quot;);&quot;&quot;)" office:value-type="string" office:string-value="Y_09 integer default '0'," calcext:value-type="string">
            <text:p>Y_0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formula="of:=187/[.J28]*4000" office:value-type="float" office:value="1150.76923076923" calcext:value-type="float">
            <text:p>1150,76923076923</text:p>
          </table:table-cell>
          <table:table-cell table:number-columns-repeated="2"/>
          <table:table-cell table:formula="of:=IF([.E28]=1;CONCATENATE([.A28];&quot; integer default '0',&quot;);&quot;&quot;)" office:value-type="string" office:string-value="Y_10 integer default '0'," calcext:value-type="string">
            <text:p>Y_1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]=1;CONCATENATE([.A29];&quot; integer default '0',&quot;);&quot;&quot;)" office:value-type="string" office:string-value="Y_11 integer default '0'," calcext:value-type="string">
            <text:p>Y_1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0]=1;CONCATENATE([.A30];&quot; integer default '0',&quot;);&quot;&quot;)" office:value-type="string" office:string-value="Y_12 integer default '0'," calcext:value-type="string">
            <text:p>Y_1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1]=1;CONCATENATE([.A31];&quot; integer default '0',&quot;);&quot;&quot;)" office:value-type="string" office:string-value="Y_13 integer default '0'," calcext:value-type="string">
            <text:p>Y_1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2]=1;CONCATENATE([.A32];&quot; integer default '0',&quot;);&quot;&quot;)" office:value-type="string" office:string-value="Y_14 integer default '0'," calcext:value-type="string">
            <text:p>Y_1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3]=1;CONCATENATE([.A33];&quot; integer default '0',&quot;);&quot;&quot;)" office:value-type="string" office:string-value="Y_15 integer default '0'," calcext:value-type="string">
            <text:p>Y_1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Y_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4]=1;CONCATENATE([.A34];&quot; integer default '0',&quot;);&quot;&quot;)" office:value-type="string" office:string-value="Y_16 integer default '0'," calcext:value-type="string">
            <text:p>Y_1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1 корпусі</text:p>
          </table:table-cell>
          <table:table-cell table:number-columns-repeated="6"/>
          <table:table-cell table:formula="of:=IF([.E35]=1;CONCATENATE([.A35];&quot; integer default '0',&quot;);&quot;&quot;)" office:value-type="string" office:string-value="V_01 integer default '0'," calcext:value-type="string">
            <text:p>V_0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2 корпусі</text:p>
          </table:table-cell>
          <table:table-cell table:number-columns-repeated="6"/>
          <table:table-cell table:formula="of:=IF([.E36]=1;CONCATENATE([.A36];&quot; integer default '0',&quot;);&quot;&quot;)" office:value-type="string" office:string-value="V_02 integer default '0'," calcext:value-type="string">
            <text:p>V_0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0 корпусі</text:p>
          </table:table-cell>
          <table:table-cell table:number-columns-repeated="6"/>
          <table:table-cell table:formula="of:=IF([.E37]=1;CONCATENATE([.A37];&quot; integer default '0',&quot;);&quot;&quot;)" office:value-type="string" office:string-value="V_03 integer default '0'," calcext:value-type="string">
            <text:p>V_0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4 корпусі</text:p>
          </table:table-cell>
          <table:table-cell table:number-columns-repeated="6"/>
          <table:table-cell table:formula="of:=IF([.E38]=1;CONCATENATE([.A38];&quot; integer default '0',&quot;);&quot;&quot;)" office:value-type="string" office:string-value="V_04 integer default '0'," calcext:value-type="string">
            <text:p>V_0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5 корпусі</text:p>
          </table:table-cell>
          <table:table-cell table:number-columns-repeated="6"/>
          <table:table-cell table:formula="of:=IF([.E39]=1;CONCATENATE([.A39];&quot; integer default '0',&quot;);&quot;&quot;)" office:value-type="string" office:string-value="V_05 integer default '0'," calcext:value-type="string">
            <text:p>V_0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соку перед випаркою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table:formula="of:=IF([.E40]=1;CONCATENATE([.A40];&quot; integer default '0',&quot;);&quot;&quot;)" office:value-type="string" office:string-value="V_06 integer default '0'," calcext:value-type="string">
            <text:p>V_0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пром. Води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K40]*[.J41]/[.J40]" office:value-type="float" office:value="5797.10144927536" calcext:value-type="float">
            <text:p>5797,10144927536</text:p>
          </table:table-cell>
          <table:table-cell table:number-columns-repeated="2"/>
          <table:table-cell table:formula="of:=IF([.E41]=1;CONCATENATE([.A41];&quot; integer default '0',&quot;);&quot;&quot;)" office:value-type="string" office:string-value="V_07 integer default '0'," calcext:value-type="string">
            <text:p>V_0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живильної води</text:p>
          </table:table-cell>
          <table:table-cell table:number-columns-repeated="6"/>
          <table:table-cell table:formula="of:=IF([.E42]=1;CONCATENATE([.A42];&quot; integer default '0',&quot;);&quot;&quot;)" office:value-type="string" office:string-value="V_08 integer default '0'," calcext:value-type="string">
            <text:p>V_08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озрідження пари 5к</text:p>
          </table:table-cell>
          <table:table-cell table:number-columns-repeated="6"/>
          <table:table-cell table:formula="of:=IF([.E43]=1;CONCATENATE([.A43];&quot; integer default '0',&quot;);&quot;&quot;)" office:value-type="string" office:string-value="V_09 integer default '0'," calcext:value-type="string">
            <text:p>V_0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онцентрація сиропу</text:p>
          </table:table-cell>
          <table:table-cell table:number-columns-repeated="6"/>
          <table:table-cell table:formula="of:=IF([.E44]=1;CONCATENATE([.A44];&quot; integer default '0',&quot;);&quot;&quot;)" office:value-type="string" office:string-value="V_10 integer default '0'," calcext:value-type="string">
            <text:p>V_1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конденсату 2к</text:p>
          </table:table-cell>
          <table:table-cell table:number-columns-repeated="6"/>
          <table:table-cell table:formula="of:=IF([.E45]=1;CONCATENATE([.A45];&quot; integer default '0',&quot;);&quot;&quot;)" office:value-type="string" office:string-value="V_11 integer default '0'," calcext:value-type="string">
            <text:p>V_1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озрідження на ВКУ</text:p>
          </table:table-cell>
          <table:table-cell table:number-columns-repeated="6"/>
          <table:table-cell table:formula="of:=IF([.E46]=1;CONCATENATE([.A46];&quot; integer default '0',&quot;);&quot;&quot;)" office:value-type="string" office:string-value="V_12 integer default '0'," calcext:value-type="string">
            <text:p>V_1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води гідрозатвора</text:p>
          </table:table-cell>
          <table:table-cell table:number-columns-repeated="6"/>
          <table:table-cell table:formula="of:=IF([.E47]=1;CONCATENATE([.A47];&quot; integer default '0',&quot;);&quot;&quot;)" office:value-type="string" office:string-value="V_13 integer default '0'," calcext:value-type="string">
            <text:p>V_1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ретурної пари</text:p>
          </table:table-cell>
          <table:table-cell office:value-type="string" calcext:value-type="string">
            <text:p>V_39</text:p>
          </table:table-cell>
          <table:table-cell table:number-columns-repeated="5"/>
          <table:table-cell table:formula="of:=IF([.E48]=1;CONCATENATE([.A48];&quot; integer default '0',&quot;);&quot;&quot;)" office:value-type="string" office:string-value="V_14 integer default '0'," calcext:value-type="string">
            <text:p>V_1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3 корпусі</text:p>
          </table:table-cell>
          <table:table-cell/>
          <table:table-cell office:value-type="string" calcext:value-type="string">
            <text:p>Витрата конденсату 1-го корпусу</text:p>
          </table:table-cell>
          <table:table-cell table:number-columns-repeated="4"/>
          <table:table-cell table:formula="of:=IF([.E49]=1;CONCATENATE([.A49];&quot; integer default '0',&quot;);&quot;&quot;)" office:value-type="string" office:string-value="V_15 integer default '0'," calcext:value-type="string">
            <text:p>V_1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ам. Води</text:p>
          </table:table-cell>
          <table:table-cell office:value-type="string" calcext:value-type="string">
            <text:p>channel</text:p>
          </table:table-cell>
          <table:table-cell table:number-columns-repeated="5"/>
          <table:table-cell table:formula="of:=IF([.E50]=1;CONCATENATE([.A50];&quot; integer default '0',&quot;);&quot;&quot;)" office:value-type="string" office:string-value="V_16 integer default '0'," calcext:value-type="string">
            <text:p>V_1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конденсату 1к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IF([.E51]=1;CONCATENATE([.A51];&quot; integer default '0',&quot;);&quot;&quot;)" office:value-type="string" office:string-value="V_17 integer default '0'," calcext:value-type="string">
            <text:p>V_1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випарнику конденсату 2к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IF([.E52]=1;CONCATENATE([.A52];&quot; integer default '0',&quot;);&quot;&quot;)" office:value-type="string" office:string-value="V_18 integer default '0'," calcext:value-type="string">
            <text:p>V_18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1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конденсату 3к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IF([.E53]=1;CONCATENATE([.A53];&quot; integer default '0',&quot;);&quot;&quot;)" office:value-type="string" office:string-value="V_19 integer default '0'," calcext:value-type="string">
            <text:p>V_1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конденсату 4к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IF([.E54]=1;CONCATENATE([.A54];&quot; integer default '0',&quot;);&quot;&quot;)" office:value-type="string" office:string-value="V_20 integer default '0'," calcext:value-type="string">
            <text:p>V_2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конденсату 5к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IF([.E55]=1;CONCATENATE([.A55];&quot; integer default '0',&quot;);&quot;&quot;)" office:value-type="string" office:string-value="V_21 integer default '0'," calcext:value-type="string">
            <text:p>V_2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2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після 5к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IF([.E56]=1;CONCATENATE([.A56];&quot; integer default '0',&quot;);&quot;&quot;)" office:value-type="string" office:string-value="V_22 integer default '0'," calcext:value-type="string">
            <text:p>V_2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иск ретурної пари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IF([.E57]=1;CONCATENATE([.A57];&quot; integer default '0',&quot;);&quot;&quot;)" office:value-type="string" office:string-value="V_23 integer default '0'," calcext:value-type="string">
            <text:p>V_2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иск пари 1к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IF([.E58]=1;CONCATENATE([.A58];&quot; integer default '0',&quot;);&quot;&quot;)" office:value-type="string" office:string-value="V_24 integer default '0'," calcext:value-type="string">
            <text:p>V_2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иск пари 2к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IF([.E59]=1;CONCATENATE([.A59];&quot; integer default '0',&quot;);&quot;&quot;)" office:value-type="string" office:string-value="V_25 integer default '0'," calcext:value-type="string">
            <text:p>V_2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соку на випарку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formula="of:=IF([.E60]=1;CONCATENATE([.A60];&quot; integer default '0',&quot;);&quot;&quot;)" office:value-type="string" office:string-value="V_26 integer default '0'," calcext:value-type="string">
            <text:p>V_2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2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соку з випарки 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formula="of:=IF([.E61]=1;CONCATENATE([.A61];&quot; integer default '0',&quot;);&quot;&quot;)" office:value-type="string" office:string-value="V_27 integer default '0'," calcext:value-type="string">
            <text:p>V_2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2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газів на ВВН</text:p>
          </table:table-cell>
          <table:table-cell table:number-columns-repeated="6"/>
          <table:table-cell table:formula="of:=IF([.E62]=1;CONCATENATE([.A62];&quot; integer default '0',&quot;);&quot;&quot;)" office:value-type="string" office:string-value="V_28 integer default '0'," calcext:value-type="string">
            <text:p>V_28 integer default '0',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V_29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Rea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style-name="ce2" office:value-type="string" calcext:value-type="string">
            <text:p>Температура соку на 0 корпус</text:p>
          </table:table-cell>
          <table:table-cell office:value-type="string" calcext:value-type="string">
            <text:p>1-10</text:p>
          </table:table-cell>
          <table:table-cell table:number-columns-repeated="5"/>
          <table:table-cell table:formula="of:=IF([.E63]=1;CONCATENATE([.A63];&quot; integer default '0',&quot;);&quot;&quot;)" office:value-type="string" office:string-value="V_29 integer default '0'," calcext:value-type="string">
            <text:p>V_2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. аміачного конденсату</text:p>
          </table:table-cell>
          <table:table-cell table:number-columns-repeated="6"/>
          <table:table-cell table:formula="of:=IF([.E64]=1;CONCATENATE([.A64];&quot; integer default '0',&quot;);&quot;&quot;)" office:value-type="string" office:string-value="V_30 integer default '0'," calcext:value-type="string">
            <text:p>V_30 integer default '0',</text:p>
          </table:table-cell>
          <table:table-cell table:number-columns-repeated="50"/>
        </table:table-row>
        <table:table-row table:style-name="ro1">
          <table:table-cell table:style-name="ce6" office:value-type="string" calcext:value-type="string">
            <text:p>V_31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string" calcext:value-type="string">
            <text:p>Real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+</text:p>
          </table:table-cell>
          <table:table-cell table:style-name="ce6" office:value-type="string" calcext:value-type="string">
            <text:p>Тиск парит 3 корпусу</text:p>
          </table:table-cell>
          <table:table-cell table:number-columns-repeated="2"/>
          <table:table-cell table:style-name="ce6" table:number-columns-repeated="4"/>
          <table:table-cell table:style-name="ce6" table:formula="of:=IF([.E65]=1;CONCATENATE([.A65];&quot; integer default '0',&quot;);&quot;&quot;)" office:value-type="string" office:string-value="V_31 integer default '0'," calcext:value-type="string">
            <text:p>V_31 integer default '0',</text:p>
          </table:table-cell>
          <table:table-cell table:style-name="ce6" table:number-columns-repeated="50"/>
        </table:table-row>
        <table:table-row table:style-name="ro1">
          <table:table-cell office:value-type="string" calcext:value-type="string">
            <text:p>V_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ари 3к корпусу</text:p>
          </table:table-cell>
          <table:table-cell table:number-columns-repeated="6"/>
          <table:table-cell table:formula="of:=IF([.E66]=1;CONCATENATE([.A66];&quot; integer default '0',&quot;);&quot;&quot;)" office:value-type="string" office:string-value="V_32 integer default '0'," calcext:value-type="string">
            <text:p>V_3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соку на випаркі</text:p>
          </table:table-cell>
          <table:table-cell table:number-columns-repeated="6"/>
          <table:table-cell table:formula="of:=IF([.E67]=1;CONCATENATE([.A67];&quot; integer default '0',&quot;);&quot;&quot;)" office:value-type="string" office:string-value="V_33 integer default '0'," calcext:value-type="string">
            <text:p>V_3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3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ари 1к</text:p>
          </table:table-cell>
          <table:table-cell table:number-columns-repeated="6"/>
          <table:table-cell table:formula="of:=IF([.E68]=1;CONCATENATE([.A68];&quot; integer default '0',&quot;);&quot;&quot;)" office:value-type="string" office:string-value="V_34 integer default '0'," calcext:value-type="string">
            <text:p>V_3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3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ари 2к</text:p>
          </table:table-cell>
          <table:table-cell table:number-columns-repeated="6"/>
          <table:table-cell table:formula="of:=IF([.E69]=1;CONCATENATE([.A69];&quot; integer default '0',&quot;);&quot;&quot;)" office:value-type="string" office:string-value="V_35 integer default '0'," calcext:value-type="string">
            <text:p>V_3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3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ари 0к</text:p>
          </table:table-cell>
          <table:table-cell table:number-columns-repeated="6"/>
          <table:table-cell table:formula="of:=IF([.E70]=1;CONCATENATE([.A70];&quot; integer default '0',&quot;);&quot;&quot;)" office:value-type="string" office:string-value="V_36 integer default '0'," calcext:value-type="string">
            <text:p>V_3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3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ари 4к</text:p>
          </table:table-cell>
          <table:table-cell table:number-columns-repeated="6"/>
          <table:table-cell table:formula="of:=IF([.E71]=1;CONCATENATE([.A71];&quot; integer default '0',&quot;);&quot;&quot;)" office:value-type="string" office:string-value="V_37 integer default '0'," calcext:value-type="string">
            <text:p>V_3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ари 5к</text:p>
          </table:table-cell>
          <table:table-cell table:number-columns-repeated="6"/>
          <table:table-cell table:formula="of:=IF([.E72]=1;CONCATENATE([.A72];&quot; integer default '0',&quot;);&quot;&quot;)" office:value-type="string" office:string-value="V_38 integer default '0'," calcext:value-type="string">
            <text:p>V_38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3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сиропу</text:p>
          </table:table-cell>
          <table:table-cell table:number-columns-repeated="6"/>
          <table:table-cell table:formula="of:=IF([.E73]=1;CONCATENATE([.A73];&quot; integer default '0',&quot;);&quot;&quot;)" office:value-type="string" office:string-value="V_39 integer default '0'," calcext:value-type="string">
            <text:p>V_3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 сиропу на В/А</text:p>
          </table:table-cell>
          <table:table-cell table:number-columns-repeated="6"/>
          <table:table-cell table:formula="of:=IF([.E74]=1;CONCATENATE([.A74];&quot; integer default '0',&quot;);&quot;&quot;)" office:value-type="string" office:string-value="V_40 integer default '0'," calcext:value-type="string">
            <text:p>V_4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0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Подача соку на випарку</text:p>
          </table:table-cell>
          <table:table-cell table:number-columns-repeated="5"/>
          <table:table-cell table:formula="of:=IF([.E75]=1;CONCATENATE([.A75];&quot; integer default '0',&quot;);&quot;&quot;)" office:value-type="string" office:string-value="C_01 integer default '0'," calcext:value-type="string">
            <text:p>C_0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0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Перетікання між 1к та 2к </text:p>
          </table:table-cell>
          <table:table-cell table:number-columns-repeated="5"/>
          <table:table-cell table:formula="of:=IF([.E76]=1;CONCATENATE([.A76];&quot; integer default '0',&quot;);&quot;&quot;)" office:value-type="string" office:string-value="C_02 integer default '0'," calcext:value-type="string">
            <text:p>C_0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Перетікання між 2к та 3ак</text:p>
          </table:table-cell>
          <table:table-cell table:number-columns-repeated="5"/>
          <table:table-cell table:formula="of:=IF([.E77]=1;CONCATENATE([.A77];&quot; integer default '0',&quot;);&quot;&quot;)" office:value-type="string" office:string-value="C_03 integer default '0'," calcext:value-type="string">
            <text:p>C_0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0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Перетікання між 3бк та 4к</text:p>
          </table:table-cell>
          <table:table-cell table:number-columns-repeated="5"/>
          <table:table-cell table:formula="of:=IF([.E78]=1;CONCATENATE([.A78];&quot; integer default '0',&quot;);&quot;&quot;)" office:value-type="string" office:string-value="C_04 integer default '0'," calcext:value-type="string">
            <text:p>C_0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0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Перетікання між 4к та 5к</text:p>
          </table:table-cell>
          <table:table-cell table:number-columns-repeated="5"/>
          <table:table-cell table:formula="of:=IF([.E79]=1;CONCATENATE([.A79];&quot; integer default '0',&quot;);&quot;&quot;)" office:value-type="string" office:string-value="C_05 integer default '0'," calcext:value-type="string">
            <text:p>C_0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0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5к на себе</text:p>
          </table:table-cell>
          <table:table-cell table:number-columns-repeated="5"/>
          <table:table-cell table:formula="of:=IF([.E80]=1;CONCATENATE([.A80];&quot; integer default '0',&quot;);&quot;&quot;)" office:value-type="string" office:string-value="C_06 integer default '0'," calcext:value-type="string">
            <text:p>C_0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0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Відкачка з випарки </text:p>
          </table:table-cell>
          <table:table-cell table:number-columns-repeated="5"/>
          <table:table-cell table:formula="of:=IF([.E81]=1;CONCATENATE([.A81];&quot; integer default '0',&quot;);&quot;&quot;)" office:value-type="string" office:string-value="C_07 integer default '0'," calcext:value-type="string">
            <text:p>C_0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0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рнику конденсату 1к</text:p>
          </table:table-cell>
          <table:table-cell table:number-columns-repeated="5"/>
          <table:table-cell table:formula="of:=IF([.E82]=1;CONCATENATE([.A82];&quot; integer default '0',&quot;);&quot;&quot;)" office:value-type="string" office:string-value="C_08 integer default '0'," calcext:value-type="string">
            <text:p>C_08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0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випарнику конденсату 2к</text:p>
          </table:table-cell>
          <table:table-cell table:number-columns-repeated="5"/>
          <table:table-cell table:formula="of:=IF([.E83]=1;CONCATENATE([.A83];&quot; integer default '0',&quot;);&quot;&quot;)" office:value-type="string" office:string-value="C_09 integer default '0'," calcext:value-type="string">
            <text:p>C_0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рнику конденсату 3к</text:p>
          </table:table-cell>
          <table:table-cell table:number-columns-repeated="5"/>
          <table:table-cell table:formula="of:=IF([.E84]=1;CONCATENATE([.A84];&quot; integer default '0',&quot;);&quot;&quot;)" office:value-type="string" office:string-value="C_10 integer default '0'," calcext:value-type="string">
            <text:p>C_1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рнику конденсату 4к</text:p>
          </table:table-cell>
          <table:table-cell table:number-columns-repeated="5"/>
          <table:table-cell table:formula="of:=IF([.E85]=1;CONCATENATE([.A85];&quot; integer default '0',&quot;);&quot;&quot;)" office:value-type="string" office:string-value="C_11 integer default '0'," calcext:value-type="string">
            <text:p>C_1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рнику конденсату 5к</text:p>
          </table:table-cell>
          <table:table-cell table:number-columns-repeated="5"/>
          <table:table-cell table:formula="of:=IF([.E86]=1;CONCATENATE([.A86];&quot; integer default '0',&quot;);&quot;&quot;)" office:value-type="string" office:string-value="C_12 integer default '0'," calcext:value-type="string">
            <text:p>C_1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1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Температура сиропу </text:p>
          </table:table-cell>
          <table:table-cell table:number-columns-repeated="5"/>
          <table:table-cell table:formula="of:=IF([.E87]=1;CONCATENATE([.A87];&quot; integer default '0',&quot;);&quot;&quot;)" office:value-type="string" office:string-value="C_13 integer default '0'," calcext:value-type="string">
            <text:p>C_1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1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рнику живильної води</text:p>
          </table:table-cell>
          <table:table-cell table:number-columns-repeated="5"/>
          <table:table-cell table:formula="of:=IF([.E88]=1;CONCATENATE([.A88];&quot; integer default '0',&quot;);&quot;&quot;)" office:value-type="string" office:string-value="C_14 integer default '0'," calcext:value-type="string">
            <text:p>C_1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озрідження в 5к </text:p>
          </table:table-cell>
          <table:table-cell table:number-columns-repeated="5"/>
          <table:table-cell table:formula="of:=IF([.E89]=1;CONCATENATE([.A89];&quot; integer default '0',&quot;);&quot;&quot;)" office:value-type="string" office:string-value="C_15 integer default '0'," calcext:value-type="string">
            <text:p>C_1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Насос</text:p>
          </table:table-cell>
          <table:table-cell office:value-type="string" calcext:value-type="string">
            <text:p>Подача соку на випарку</text:p>
          </table:table-cell>
          <table:table-cell table:number-columns-repeated="5"/>
          <table:table-cell table:formula="of:=IF([.E90]=1;CONCATENATE([.A90];&quot; integer default '0',&quot;);&quot;&quot;)" office:value-type="string" office:string-value="C_16 integer default '0'," calcext:value-type="string">
            <text:p>C_1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нику конденсату 2к</text:p>
          </table:table-cell>
          <table:table-cell table:number-columns-repeated="5"/>
          <table:table-cell table:formula="of:=IF([.E91]=1;CONCATENATE([.A91];&quot; integer default '0',&quot;);&quot;&quot;)" office:value-type="string" office:string-value="C_18 integer default '0'," calcext:value-type="string">
            <text:p>C_18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1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озрідження на ВКУ</text:p>
          </table:table-cell>
          <table:table-cell table:number-columns-repeated="5"/>
          <table:table-cell table:formula="of:=IF([.E92]=1;CONCATENATE([.A92];&quot; integer default '0',&quot;);&quot;&quot;)" office:value-type="string" office:string-value="C_19 integer default '0'," calcext:value-type="string">
            <text:p>C_1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2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Температура 5к</text:p>
          </table:table-cell>
          <table:table-cell table:number-columns-repeated="5"/>
          <table:table-cell table:formula="of:=IF([.E93]=1;CONCATENATE([.A93];&quot; integer default '0',&quot;);&quot;&quot;)" office:value-type="string" office:string-value="C_20 integer default '0'," calcext:value-type="string">
            <text:p>C_2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2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Температура соку на 3а копус</text:p>
          </table:table-cell>
          <table:table-cell table:number-columns-repeated="5"/>
          <table:table-cell table:formula="of:=IF([.E94]=1;CONCATENATE([.A94];&quot; integer default '0',&quot;);&quot;&quot;)" office:value-type="string" office:string-value="C_21 integer default '0'," calcext:value-type="string">
            <text:p>C_21 integer default '0',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C_2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Температура соку на 1 копус</text:p>
          </table:table-cell>
          <table:table-cell table:number-columns-repeated="5"/>
          <table:table-cell table:formula="of:=IF([.E95]=1;CONCATENATE([.A95];&quot; integer default '0',&quot;);&quot;&quot;)" office:value-type="string" office:string-value="C_22 integer default '0'," calcext:value-type="string">
            <text:p>C_2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2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6"/>
          <table:table-cell table:formula="of:=IF([.E96]=1;CONCATENATE([.A96];&quot; integer default '0',&quot;);&quot;&quot;)" office:value-type="string" office:string-value="C_23 integer default '0'," calcext:value-type="string">
            <text:p>C_2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_2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6"/>
          <table:table-cell table:formula="of:=IF([.E97]=1;CONCATENATE([.A97];&quot; integer default '0',&quot;);&quot;&quot;)" office:value-type="string" office:string-value="C_24 integer default '0'," calcext:value-type="string">
            <text:p>C_2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R_1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_13</text:p>
          </table:table-cell>
          <table:table-cell office:value-type="string" calcext:value-type="string">
            <text:p>Розрахункова температура</text:p>
          </table:table-cell>
          <table:table-cell table:number-columns-repeated="6"/>
          <table:table-cell table:formula="of:=IF([.E98]=1;CONCATENATE([.A98];&quot; integer default '0',&quot;);&quot;&quot;)" office:value-type="string" office:string-value="SPR_19 integer default '0'," calcext:value-type="string">
            <text:p>SPR_1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ічильник води</text:p>
          </table:table-cell>
          <table:table-cell table:number-columns-repeated="6"/>
          <table:table-cell table:formula="of:=IF([.E99]=1;CONCATENATE([.A99];&quot; integer default '0',&quot;);&quot;&quot;)" office:value-type="string" office:string-value="V_41 integer default '0'," calcext:value-type="string">
            <text:p>V_4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4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1к (дубль)</text:p>
          </table:table-cell>
          <table:table-cell table:number-columns-repeated="6"/>
          <table:table-cell table:formula="of:=IF([.E100]=1;CONCATENATE([.A100];&quot; integer default '0',&quot;);&quot;&quot;)" office:value-type="string" office:string-value="V_42 integer default '0'," calcext:value-type="string">
            <text:p>V_4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4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2к (дубль)</text:p>
          </table:table-cell>
          <table:table-cell table:number-columns-repeated="6"/>
          <table:table-cell table:formula="of:=IF([.E101]=1;CONCATENATE([.A101];&quot; integer default '0',&quot;);&quot;&quot;)" office:value-type="string" office:string-value="V_43 integer default '0'," calcext:value-type="string">
            <text:p>V_4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_4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0k (дубль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_4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3k(дубль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_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_4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_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_4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_5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барометричної води</text:p>
          </table:table-cell>
          <table:table-cell table:style-name="ce6" office:value-type="string" calcext:value-type="string">
            <text:p>%ID1.12</text:p>
          </table:table-cell>
          <table:table-cell table:style-name="ce6"/>
          <table:table-cell table:number-columns-repeated="55"/>
        </table:table-row>
        <table:table-row table:style-name="ro1">
          <table:table-cell office:value-type="string" calcext:value-type="string">
            <text:p>V_5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иск пари 0к</text:p>
          </table:table-cell>
          <table:table-cell table:style-name="ce6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V_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ічильник води на ВА</text:p>
          </table:table-cell>
          <table:table-cell table:style-name="ce6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4"/>
          <table:table-cell table:style-name="ce6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V_5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озрідження на апаратах 2 прод.</text:p>
          </table:table-cell>
          <table:table-cell table:style-name="ce6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yy_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13]=1;CONCATENATE([.A11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n_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14]=1;CONCATENATE([.A11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dd_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15]=1;CONCATENATE([.A11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hh_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16]=1;CONCATENATE([.A11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m_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17]=1;CONCATENATE([.A11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18]=1;CONCATENATE([.A11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_se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19]=1;CONCATENATE([.A11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20]=1;CONCATENATE([.A12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21]=1;CONCATENATE([.A12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NCATENATE([.A122];&quot;:=INT_REAL(eep_n_r(&quot;;[.J122];&quot;));&quot;)" office:value-type="string" office:string-value="Kpr_01:=INT_REAL(eep_n_r(1));" calcext:value-type="string">
            <text:p>Kpr_01:=INT_REAL(eep_n_r(1));</text:p>
          </table:table-cell>
          <table:table-cell table:formula="of:=CONCATENATE(&quot;Res:=eep_n_w(&quot;;[.J122];&quot;,REAL_INT(&quot;;[.A122];&quot;));&quot;)" office:value-type="string" office:string-value="Res:=eep_n_w(1,REAL_INT(Kpr_01));" calcext:value-type="string">
            <text:p>Res:=eep_n_w(1,REAL_INT(Kpr_01));</text:p>
          </table:table-cell>
          <table:table-cell table:formula="of:=IF([.E122]=1;CONCATENATE([.A12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CONCATENATE([.A123];&quot;:=INT_REAL(eep_n_r(&quot;;[.J123];&quot;));&quot;)" office:value-type="string" office:string-value="Kpr_02:=INT_REAL(eep_n_r(2));" calcext:value-type="string">
            <text:p>Kpr_02:=INT_REAL(eep_n_r(2));</text:p>
          </table:table-cell>
          <table:table-cell table:formula="of:=CONCATENATE(&quot;Res:=eep_n_w(&quot;;[.J123];&quot;,REAL_INT(&quot;;[.A123];&quot;));&quot;)" office:value-type="string" office:string-value="Res:=eep_n_w(2,REAL_INT(Kpr_02));" calcext:value-type="string">
            <text:p>Res:=eep_n_w(2,REAL_INT(Kpr_02));</text:p>
          </table:table-cell>
          <table:table-cell table:formula="of:=IF([.E123]=1;CONCATENATE([.A12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CONCATENATE([.A124];&quot;:=INT_REAL(eep_n_r(&quot;;[.J124];&quot;));&quot;)" office:value-type="string" office:string-value="Kpr_03:=INT_REAL(eep_n_r(3));" calcext:value-type="string">
            <text:p>Kpr_03:=INT_REAL(eep_n_r(3));</text:p>
          </table:table-cell>
          <table:table-cell table:formula="of:=CONCATENATE(&quot;Res:=eep_n_w(&quot;;[.J124];&quot;,REAL_INT(&quot;;[.A124];&quot;));&quot;)" office:value-type="string" office:string-value="Res:=eep_n_w(3,REAL_INT(Kpr_03));" calcext:value-type="string">
            <text:p>Res:=eep_n_w(3,REAL_INT(Kpr_03));</text:p>
          </table:table-cell>
          <table:table-cell table:formula="of:=IF([.E124]=1;CONCATENATE([.A12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0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CONCATENATE([.A125];&quot;:=INT_REAL(eep_n_r(&quot;;[.J125];&quot;));&quot;)" office:value-type="string" office:string-value="Kpr_04:=INT_REAL(eep_n_r(4));" calcext:value-type="string">
            <text:p>Kpr_04:=INT_REAL(eep_n_r(4));</text:p>
          </table:table-cell>
          <table:table-cell table:formula="of:=CONCATENATE(&quot;Res:=eep_n_w(&quot;;[.J125];&quot;,REAL_INT(&quot;;[.A125];&quot;));&quot;)" office:value-type="string" office:string-value="Res:=eep_n_w(4,REAL_INT(Kpr_04));" calcext:value-type="string">
            <text:p>Res:=eep_n_w(4,REAL_INT(Kpr_04));</text:p>
          </table:table-cell>
          <table:table-cell table:formula="of:=IF([.E125]=1;CONCATENATE([.A12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0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CONCATENATE([.A126];&quot;:=INT_REAL(eep_n_r(&quot;;[.J126];&quot;));&quot;)" office:value-type="string" office:string-value="Kpr_05:=INT_REAL(eep_n_r(5));" calcext:value-type="string">
            <text:p>Kpr_05:=INT_REAL(eep_n_r(5));</text:p>
          </table:table-cell>
          <table:table-cell table:formula="of:=CONCATENATE(&quot;Res:=eep_n_w(&quot;;[.J126];&quot;,REAL_INT(&quot;;[.A126];&quot;));&quot;)" office:value-type="string" office:string-value="Res:=eep_n_w(5,REAL_INT(Kpr_05));" calcext:value-type="string">
            <text:p>Res:=eep_n_w(5,REAL_INT(Kpr_05));</text:p>
          </table:table-cell>
          <table:table-cell table:formula="of:=IF([.E126]=1;CONCATENATE([.A12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0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CONCATENATE([.A127];&quot;:=INT_REAL(eep_n_r(&quot;;[.J127];&quot;));&quot;)" office:value-type="string" office:string-value="Kpr_06:=INT_REAL(eep_n_r(6));" calcext:value-type="string">
            <text:p>Kpr_06:=INT_REAL(eep_n_r(6));</text:p>
          </table:table-cell>
          <table:table-cell table:formula="of:=CONCATENATE(&quot;Res:=eep_n_w(&quot;;[.J127];&quot;,REAL_INT(&quot;;[.A127];&quot;));&quot;)" office:value-type="string" office:string-value="Res:=eep_n_w(6,REAL_INT(Kpr_06));" calcext:value-type="string">
            <text:p>Res:=eep_n_w(6,REAL_INT(Kpr_06));</text:p>
          </table:table-cell>
          <table:table-cell table:formula="of:=IF([.E127]=1;CONCATENATE([.A12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CONCATENATE([.A128];&quot;:=INT_REAL(eep_n_r(&quot;;[.J128];&quot;));&quot;)" office:value-type="string" office:string-value="Kpr_07:=INT_REAL(eep_n_r(7));" calcext:value-type="string">
            <text:p>Kpr_07:=INT_REAL(eep_n_r(7));</text:p>
          </table:table-cell>
          <table:table-cell table:formula="of:=CONCATENATE(&quot;Res:=eep_n_w(&quot;;[.J128];&quot;,REAL_INT(&quot;;[.A128];&quot;));&quot;)" office:value-type="string" office:string-value="Res:=eep_n_w(7,REAL_INT(Kpr_07));" calcext:value-type="string">
            <text:p>Res:=eep_n_w(7,REAL_INT(Kpr_07));</text:p>
          </table:table-cell>
          <table:table-cell table:formula="of:=IF([.E128]=1;CONCATENATE([.A12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0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CONCATENATE([.A129];&quot;:=INT_REAL(eep_n_r(&quot;;[.J129];&quot;));&quot;)" office:value-type="string" office:string-value="Kpr_08:=INT_REAL(eep_n_r(8));" calcext:value-type="string">
            <text:p>Kpr_08:=INT_REAL(eep_n_r(8));</text:p>
          </table:table-cell>
          <table:table-cell table:formula="of:=CONCATENATE(&quot;Res:=eep_n_w(&quot;;[.J129];&quot;,REAL_INT(&quot;;[.A129];&quot;));&quot;)" office:value-type="string" office:string-value="Res:=eep_n_w(8,REAL_INT(Kpr_08));" calcext:value-type="string">
            <text:p>Res:=eep_n_w(8,REAL_INT(Kpr_08));</text:p>
          </table:table-cell>
          <table:table-cell table:formula="of:=IF([.E129]=1;CONCATENATE([.A12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0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CONCATENATE([.A130];&quot;:=INT_REAL(eep_n_r(&quot;;[.J130];&quot;));&quot;)" office:value-type="string" office:string-value="Kpr_09:=INT_REAL(eep_n_r(9));" calcext:value-type="string">
            <text:p>Kpr_09:=INT_REAL(eep_n_r(9));</text:p>
          </table:table-cell>
          <table:table-cell table:formula="of:=CONCATENATE(&quot;Res:=eep_n_w(&quot;;[.J130];&quot;,REAL_INT(&quot;;[.A130];&quot;));&quot;)" office:value-type="string" office:string-value="Res:=eep_n_w(9,REAL_INT(Kpr_09));" calcext:value-type="string">
            <text:p>Res:=eep_n_w(9,REAL_INT(Kpr_09));</text:p>
          </table:table-cell>
          <table:table-cell table:formula="of:=IF([.E130]=1;CONCATENATE([.A13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CONCATENATE([.A131];&quot;:=INT_REAL(eep_n_r(&quot;;[.J131];&quot;));&quot;)" office:value-type="string" office:string-value="Kpr_10:=INT_REAL(eep_n_r(10));" calcext:value-type="string">
            <text:p>Kpr_10:=INT_REAL(eep_n_r(10));</text:p>
          </table:table-cell>
          <table:table-cell table:formula="of:=CONCATENATE(&quot;Res:=eep_n_w(&quot;;[.J131];&quot;,REAL_INT(&quot;;[.A131];&quot;));&quot;)" office:value-type="string" office:string-value="Res:=eep_n_w(10,REAL_INT(Kpr_10));" calcext:value-type="string">
            <text:p>Res:=eep_n_w(10,REAL_INT(Kpr_10));</text:p>
          </table:table-cell>
          <table:table-cell table:formula="of:=IF([.E131]=1;CONCATENATE([.A13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CONCATENATE([.A132];&quot;:=INT_REAL(eep_n_r(&quot;;[.J132];&quot;));&quot;)" office:value-type="string" office:string-value="Kpr_11:=INT_REAL(eep_n_r(11));" calcext:value-type="string">
            <text:p>Kpr_11:=INT_REAL(eep_n_r(11));</text:p>
          </table:table-cell>
          <table:table-cell table:formula="of:=CONCATENATE(&quot;Res:=eep_n_w(&quot;;[.J132];&quot;,REAL_INT(&quot;;[.A132];&quot;));&quot;)" office:value-type="string" office:string-value="Res:=eep_n_w(11,REAL_INT(Kpr_11));" calcext:value-type="string">
            <text:p>Res:=eep_n_w(11,REAL_INT(Kpr_11));</text:p>
          </table:table-cell>
          <table:table-cell table:formula="of:=IF([.E132]=1;CONCATENATE([.A13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1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CONCATENATE([.A133];&quot;:=INT_REAL(eep_n_r(&quot;;[.J133];&quot;));&quot;)" office:value-type="string" office:string-value="Kpr_12:=INT_REAL(eep_n_r(12));" calcext:value-type="string">
            <text:p>Kpr_12:=INT_REAL(eep_n_r(12));</text:p>
          </table:table-cell>
          <table:table-cell table:formula="of:=CONCATENATE(&quot;Res:=eep_n_w(&quot;;[.J133];&quot;,REAL_INT(&quot;;[.A133];&quot;));&quot;)" office:value-type="string" office:string-value="Res:=eep_n_w(12,REAL_INT(Kpr_12));" calcext:value-type="string">
            <text:p>Res:=eep_n_w(12,REAL_INT(Kpr_12));</text:p>
          </table:table-cell>
          <table:table-cell table:formula="of:=IF([.E133]=1;CONCATENATE([.A13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1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CONCATENATE([.A134];&quot;:=INT_REAL(eep_n_r(&quot;;[.J134];&quot;));&quot;)" office:value-type="string" office:string-value="Kpr_13:=INT_REAL(eep_n_r(13));" calcext:value-type="string">
            <text:p>Kpr_13:=INT_REAL(eep_n_r(13));</text:p>
          </table:table-cell>
          <table:table-cell table:formula="of:=CONCATENATE(&quot;Res:=eep_n_w(&quot;;[.J134];&quot;,REAL_INT(&quot;;[.A134];&quot;));&quot;)" office:value-type="string" office:string-value="Res:=eep_n_w(13,REAL_INT(Kpr_13));" calcext:value-type="string">
            <text:p>Res:=eep_n_w(13,REAL_INT(Kpr_13));</text:p>
          </table:table-cell>
          <table:table-cell table:formula="of:=IF([.E134]=1;CONCATENATE([.A13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1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CONCATENATE([.A135];&quot;:=INT_REAL(eep_n_r(&quot;;[.J135];&quot;));&quot;)" office:value-type="string" office:string-value="Kpr_14:=INT_REAL(eep_n_r(14));" calcext:value-type="string">
            <text:p>Kpr_14:=INT_REAL(eep_n_r(14));</text:p>
          </table:table-cell>
          <table:table-cell table:formula="of:=CONCATENATE(&quot;Res:=eep_n_w(&quot;;[.J135];&quot;,REAL_INT(&quot;;[.A135];&quot;));&quot;)" office:value-type="string" office:string-value="Res:=eep_n_w(14,REAL_INT(Kpr_14));" calcext:value-type="string">
            <text:p>Res:=eep_n_w(14,REAL_INT(Kpr_14));</text:p>
          </table:table-cell>
          <table:table-cell table:formula="of:=IF([.E135]=1;CONCATENATE([.A13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1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CONCATENATE([.A136];&quot;:=INT_REAL(eep_n_r(&quot;;[.J136];&quot;));&quot;)" office:value-type="string" office:string-value="Kpr_15:=INT_REAL(eep_n_r(15));" calcext:value-type="string">
            <text:p>Kpr_15:=INT_REAL(eep_n_r(15));</text:p>
          </table:table-cell>
          <table:table-cell table:formula="of:=CONCATENATE(&quot;Res:=eep_n_w(&quot;;[.J136];&quot;,REAL_INT(&quot;;[.A136];&quot;));&quot;)" office:value-type="string" office:string-value="Res:=eep_n_w(15,REAL_INT(Kpr_15));" calcext:value-type="string">
            <text:p>Res:=eep_n_w(15,REAL_INT(Kpr_15));</text:p>
          </table:table-cell>
          <table:table-cell table:formula="of:=IF([.E136]=1;CONCATENATE([.A13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CONCATENATE([.A137];&quot;:=INT_REAL(eep_n_r(&quot;;[.J137];&quot;));&quot;)" office:value-type="string" office:string-value="Kpr_16:=INT_REAL(eep_n_r(16));" calcext:value-type="string">
            <text:p>Kpr_16:=INT_REAL(eep_n_r(16));</text:p>
          </table:table-cell>
          <table:table-cell table:formula="of:=CONCATENATE(&quot;Res:=eep_n_w(&quot;;[.J137];&quot;,REAL_INT(&quot;;[.A137];&quot;));&quot;)" office:value-type="string" office:string-value="Res:=eep_n_w(16,REAL_INT(Kpr_16));" calcext:value-type="string">
            <text:p>Res:=eep_n_w(16,REAL_INT(Kpr_16));</text:p>
          </table:table-cell>
          <table:table-cell table:formula="of:=IF([.E137]=1;CONCATENATE([.A13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0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CONCATENATE([.A138];&quot;:=INT_REAL(eep_n_r(&quot;;[.J138];&quot;));&quot;)" office:value-type="string" office:string-value="Ti_01:=INT_REAL(eep_n_r(17));" calcext:value-type="string">
            <text:p>Ti_01:=INT_REAL(eep_n_r(17));</text:p>
          </table:table-cell>
          <table:table-cell table:formula="of:=CONCATENATE(&quot;Res:=eep_n_w(&quot;;[.J138];&quot;,REAL_INT(&quot;;[.A138];&quot;));&quot;)" office:value-type="string" office:string-value="Res:=eep_n_w(17,REAL_INT(Ti_01));" calcext:value-type="string">
            <text:p>Res:=eep_n_w(17,REAL_INT(Ti_01));</text:p>
          </table:table-cell>
          <table:table-cell table:formula="of:=IF([.E138]=1;CONCATENATE([.A13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0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CONCATENATE([.A139];&quot;:=INT_REAL(eep_n_r(&quot;;[.J139];&quot;));&quot;)" office:value-type="string" office:string-value="Ti_02:=INT_REAL(eep_n_r(18));" calcext:value-type="string">
            <text:p>Ti_02:=INT_REAL(eep_n_r(18));</text:p>
          </table:table-cell>
          <table:table-cell table:formula="of:=CONCATENATE(&quot;Res:=eep_n_w(&quot;;[.J139];&quot;,REAL_INT(&quot;;[.A139];&quot;));&quot;)" office:value-type="string" office:string-value="Res:=eep_n_w(18,REAL_INT(Ti_02));" calcext:value-type="string">
            <text:p>Res:=eep_n_w(18,REAL_INT(Ti_02));</text:p>
          </table:table-cell>
          <table:table-cell table:formula="of:=IF([.E139]=1;CONCATENATE([.A13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03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CONCATENATE([.A140];&quot;:=INT_REAL(eep_n_r(&quot;;[.J140];&quot;));&quot;)" office:value-type="string" office:string-value="Ti_03:=INT_REAL(eep_n_r(19));" calcext:value-type="string">
            <text:p>Ti_03:=INT_REAL(eep_n_r(19));</text:p>
          </table:table-cell>
          <table:table-cell table:formula="of:=CONCATENATE(&quot;Res:=eep_n_w(&quot;;[.J140];&quot;,REAL_INT(&quot;;[.A140];&quot;));&quot;)" office:value-type="string" office:string-value="Res:=eep_n_w(19,REAL_INT(Ti_03));" calcext:value-type="string">
            <text:p>Res:=eep_n_w(19,REAL_INT(Ti_03));</text:p>
          </table:table-cell>
          <table:table-cell table:formula="of:=IF([.E140]=1;CONCATENATE([.A14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0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CONCATENATE([.A141];&quot;:=INT_REAL(eep_n_r(&quot;;[.J141];&quot;));&quot;)" office:value-type="string" office:string-value="Ti_04:=INT_REAL(eep_n_r(20));" calcext:value-type="string">
            <text:p>Ti_04:=INT_REAL(eep_n_r(20));</text:p>
          </table:table-cell>
          <table:table-cell table:formula="of:=CONCATENATE(&quot;Res:=eep_n_w(&quot;;[.J141];&quot;,REAL_INT(&quot;;[.A141];&quot;));&quot;)" office:value-type="string" office:string-value="Res:=eep_n_w(20,REAL_INT(Ti_04));" calcext:value-type="string">
            <text:p>Res:=eep_n_w(20,REAL_INT(Ti_04));</text:p>
          </table:table-cell>
          <table:table-cell table:formula="of:=IF([.E141]=1;CONCATENATE([.A14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0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CONCATENATE([.A142];&quot;:=INT_REAL(eep_n_r(&quot;;[.J142];&quot;));&quot;)" office:value-type="string" office:string-value="Ti_05:=INT_REAL(eep_n_r(21));" calcext:value-type="string">
            <text:p>Ti_05:=INT_REAL(eep_n_r(21));</text:p>
          </table:table-cell>
          <table:table-cell table:formula="of:=CONCATENATE(&quot;Res:=eep_n_w(&quot;;[.J142];&quot;,REAL_INT(&quot;;[.A142];&quot;));&quot;)" office:value-type="string" office:string-value="Res:=eep_n_w(21,REAL_INT(Ti_05));" calcext:value-type="string">
            <text:p>Res:=eep_n_w(21,REAL_INT(Ti_05));</text:p>
          </table:table-cell>
          <table:table-cell table:formula="of:=IF([.E142]=1;CONCATENATE([.A14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0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CONCATENATE([.A143];&quot;:=INT_REAL(eep_n_r(&quot;;[.J143];&quot;));&quot;)" office:value-type="string" office:string-value="Ti_06:=INT_REAL(eep_n_r(22));" calcext:value-type="string">
            <text:p>Ti_06:=INT_REAL(eep_n_r(22));</text:p>
          </table:table-cell>
          <table:table-cell table:formula="of:=CONCATENATE(&quot;Res:=eep_n_w(&quot;;[.J143];&quot;,REAL_INT(&quot;;[.A143];&quot;));&quot;)" office:value-type="string" office:string-value="Res:=eep_n_w(22,REAL_INT(Ti_06));" calcext:value-type="string">
            <text:p>Res:=eep_n_w(22,REAL_INT(Ti_06));</text:p>
          </table:table-cell>
          <table:table-cell table:formula="of:=IF([.E143]=1;CONCATENATE([.A14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0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CONCATENATE([.A144];&quot;:=INT_REAL(eep_n_r(&quot;;[.J144];&quot;));&quot;)" office:value-type="string" office:string-value="Ti_07:=INT_REAL(eep_n_r(23));" calcext:value-type="string">
            <text:p>Ti_07:=INT_REAL(eep_n_r(23));</text:p>
          </table:table-cell>
          <table:table-cell table:formula="of:=CONCATENATE(&quot;Res:=eep_n_w(&quot;;[.J144];&quot;,REAL_INT(&quot;;[.A144];&quot;));&quot;)" office:value-type="string" office:string-value="Res:=eep_n_w(23,REAL_INT(Ti_07));" calcext:value-type="string">
            <text:p>Res:=eep_n_w(23,REAL_INT(Ti_07));</text:p>
          </table:table-cell>
          <table:table-cell table:formula="of:=IF([.E144]=1;CONCATENATE([.A14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0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CONCATENATE([.A145];&quot;:=INT_REAL(eep_n_r(&quot;;[.J145];&quot;));&quot;)" office:value-type="string" office:string-value="Ti_08:=INT_REAL(eep_n_r(24));" calcext:value-type="string">
            <text:p>Ti_08:=INT_REAL(eep_n_r(24));</text:p>
          </table:table-cell>
          <table:table-cell table:formula="of:=CONCATENATE(&quot;Res:=eep_n_w(&quot;;[.J145];&quot;,REAL_INT(&quot;;[.A145];&quot;));&quot;)" office:value-type="string" office:string-value="Res:=eep_n_w(24,REAL_INT(Ti_08));" calcext:value-type="string">
            <text:p>Res:=eep_n_w(24,REAL_INT(Ti_08));</text:p>
          </table:table-cell>
          <table:table-cell table:formula="of:=IF([.E145]=1;CONCATENATE([.A14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0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CONCATENATE([.A146];&quot;:=INT_REAL(eep_n_r(&quot;;[.J146];&quot;));&quot;)" office:value-type="string" office:string-value="Ti_09:=INT_REAL(eep_n_r(25));" calcext:value-type="string">
            <text:p>Ti_09:=INT_REAL(eep_n_r(25));</text:p>
          </table:table-cell>
          <table:table-cell table:formula="of:=CONCATENATE(&quot;Res:=eep_n_w(&quot;;[.J146];&quot;,REAL_INT(&quot;;[.A146];&quot;));&quot;)" office:value-type="string" office:string-value="Res:=eep_n_w(25,REAL_INT(Ti_09));" calcext:value-type="string">
            <text:p>Res:=eep_n_w(25,REAL_INT(Ti_09));</text:p>
          </table:table-cell>
          <table:table-cell table:formula="of:=IF([.E146]=1;CONCATENATE([.A14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CONCATENATE([.A147];&quot;:=INT_REAL(eep_n_r(&quot;;[.J147];&quot;));&quot;)" office:value-type="string" office:string-value="Ti_10:=INT_REAL(eep_n_r(26));" calcext:value-type="string">
            <text:p>Ti_10:=INT_REAL(eep_n_r(26));</text:p>
          </table:table-cell>
          <table:table-cell table:formula="of:=CONCATENATE(&quot;Res:=eep_n_w(&quot;;[.J147];&quot;,REAL_INT(&quot;;[.A147];&quot;));&quot;)" office:value-type="string" office:string-value="Res:=eep_n_w(26,REAL_INT(Ti_10));" calcext:value-type="string">
            <text:p>Res:=eep_n_w(26,REAL_INT(Ti_10));</text:p>
          </table:table-cell>
          <table:table-cell table:formula="of:=IF([.E147]=1;CONCATENATE([.A14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1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CONCATENATE([.A148];&quot;:=INT_REAL(eep_n_r(&quot;;[.J148];&quot;));&quot;)" office:value-type="string" office:string-value="Ti_11:=INT_REAL(eep_n_r(27));" calcext:value-type="string">
            <text:p>Ti_11:=INT_REAL(eep_n_r(27));</text:p>
          </table:table-cell>
          <table:table-cell table:formula="of:=CONCATENATE(&quot;Res:=eep_n_w(&quot;;[.J148];&quot;,REAL_INT(&quot;;[.A148];&quot;));&quot;)" office:value-type="string" office:string-value="Res:=eep_n_w(27,REAL_INT(Ti_11));" calcext:value-type="string">
            <text:p>Res:=eep_n_w(27,REAL_INT(Ti_11));</text:p>
          </table:table-cell>
          <table:table-cell table:formula="of:=IF([.E148]=1;CONCATENATE([.A14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CONCATENATE([.A149];&quot;:=INT_REAL(eep_n_r(&quot;;[.J149];&quot;));&quot;)" office:value-type="string" office:string-value="Ti_12:=INT_REAL(eep_n_r(28));" calcext:value-type="string">
            <text:p>Ti_12:=INT_REAL(eep_n_r(28));</text:p>
          </table:table-cell>
          <table:table-cell table:formula="of:=CONCATENATE(&quot;Res:=eep_n_w(&quot;;[.J149];&quot;,REAL_INT(&quot;;[.A149];&quot;));&quot;)" office:value-type="string" office:string-value="Res:=eep_n_w(28,REAL_INT(Ti_12));" calcext:value-type="string">
            <text:p>Res:=eep_n_w(28,REAL_INT(Ti_12));</text:p>
          </table:table-cell>
          <table:table-cell table:formula="of:=IF([.E149]=1;CONCATENATE([.A14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1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CONCATENATE([.A150];&quot;:=INT_REAL(eep_n_r(&quot;;[.J150];&quot;));&quot;)" office:value-type="string" office:string-value="Ti_13:=INT_REAL(eep_n_r(29));" calcext:value-type="string">
            <text:p>Ti_13:=INT_REAL(eep_n_r(29));</text:p>
          </table:table-cell>
          <table:table-cell table:formula="of:=CONCATENATE(&quot;Res:=eep_n_w(&quot;;[.J150];&quot;,REAL_INT(&quot;;[.A150];&quot;));&quot;)" office:value-type="string" office:string-value="Res:=eep_n_w(29,REAL_INT(Ti_13));" calcext:value-type="string">
            <text:p>Res:=eep_n_w(29,REAL_INT(Ti_13));</text:p>
          </table:table-cell>
          <table:table-cell table:formula="of:=IF([.E150]=1;CONCATENATE([.A15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1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CONCATENATE([.A151];&quot;:=INT_REAL(eep_n_r(&quot;;[.J151];&quot;));&quot;)" office:value-type="string" office:string-value="Ti_14:=INT_REAL(eep_n_r(30));" calcext:value-type="string">
            <text:p>Ti_14:=INT_REAL(eep_n_r(30));</text:p>
          </table:table-cell>
          <table:table-cell table:formula="of:=CONCATENATE(&quot;Res:=eep_n_w(&quot;;[.J151];&quot;,REAL_INT(&quot;;[.A151];&quot;));&quot;)" office:value-type="string" office:string-value="Res:=eep_n_w(30,REAL_INT(Ti_14));" calcext:value-type="string">
            <text:p>Res:=eep_n_w(30,REAL_INT(Ti_14));</text:p>
          </table:table-cell>
          <table:table-cell table:formula="of:=IF([.E151]=1;CONCATENATE([.A15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1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CONCATENATE([.A152];&quot;:=INT_REAL(eep_n_r(&quot;;[.J152];&quot;));&quot;)" office:value-type="string" office:string-value="Ti_15:=INT_REAL(eep_n_r(31));" calcext:value-type="string">
            <text:p>Ti_15:=INT_REAL(eep_n_r(31));</text:p>
          </table:table-cell>
          <table:table-cell table:formula="of:=CONCATENATE(&quot;Res:=eep_n_w(&quot;;[.J152];&quot;,REAL_INT(&quot;;[.A152];&quot;));&quot;)" office:value-type="string" office:string-value="Res:=eep_n_w(31,REAL_INT(Ti_15));" calcext:value-type="string">
            <text:p>Res:=eep_n_w(31,REAL_INT(Ti_15));</text:p>
          </table:table-cell>
          <table:table-cell table:formula="of:=IF([.E152]=1;CONCATENATE([.A15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1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CONCATENATE([.A153];&quot;:=INT_REAL(eep_n_r(&quot;;[.J153];&quot;));&quot;)" office:value-type="string" office:string-value="Ti_16:=INT_REAL(eep_n_r(32));" calcext:value-type="string">
            <text:p>Ti_16:=INT_REAL(eep_n_r(32));</text:p>
          </table:table-cell>
          <table:table-cell table:formula="of:=CONCATENATE(&quot;Res:=eep_n_w(&quot;;[.J153];&quot;,REAL_INT(&quot;;[.A153];&quot;));&quot;)" office:value-type="string" office:string-value="Res:=eep_n_w(32,REAL_INT(Ti_16));" calcext:value-type="string">
            <text:p>Res:=eep_n_w(32,REAL_INT(Ti_16));</text:p>
          </table:table-cell>
          <table:table-cell table:formula="of:=IF([.E153]=1;CONCATENATE([.A15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0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CONCATENATE([.A154];&quot;:=INT_REAL(eep_n_r(&quot;;[.J154];&quot;));&quot;)" office:value-type="string" office:string-value="Td_01:=INT_REAL(eep_n_r(33));" calcext:value-type="string">
            <text:p>Td_01:=INT_REAL(eep_n_r(33));</text:p>
          </table:table-cell>
          <table:table-cell table:formula="of:=CONCATENATE(&quot;Res:=eep_n_w(&quot;;[.J154];&quot;,REAL_INT(&quot;;[.A154];&quot;));&quot;)" office:value-type="string" office:string-value="Res:=eep_n_w(33,REAL_INT(Td_01));" calcext:value-type="string">
            <text:p>Res:=eep_n_w(33,REAL_INT(Td_01));</text:p>
          </table:table-cell>
          <table:table-cell table:formula="of:=IF([.E154]=1;CONCATENATE([.A15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0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CONCATENATE([.A155];&quot;:=INT_REAL(eep_n_r(&quot;;[.J155];&quot;));&quot;)" office:value-type="string" office:string-value="Td_02:=INT_REAL(eep_n_r(34));" calcext:value-type="string">
            <text:p>Td_02:=INT_REAL(eep_n_r(34));</text:p>
          </table:table-cell>
          <table:table-cell table:formula="of:=CONCATENATE(&quot;Res:=eep_n_w(&quot;;[.J155];&quot;,REAL_INT(&quot;;[.A155];&quot;));&quot;)" office:value-type="string" office:string-value="Res:=eep_n_w(34,REAL_INT(Td_02));" calcext:value-type="string">
            <text:p>Res:=eep_n_w(34,REAL_INT(Td_02));</text:p>
          </table:table-cell>
          <table:table-cell table:formula="of:=IF([.E155]=1;CONCATENATE([.A15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0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CONCATENATE([.A156];&quot;:=INT_REAL(eep_n_r(&quot;;[.J156];&quot;));&quot;)" office:value-type="string" office:string-value="Td_03:=INT_REAL(eep_n_r(35));" calcext:value-type="string">
            <text:p>Td_03:=INT_REAL(eep_n_r(35));</text:p>
          </table:table-cell>
          <table:table-cell table:formula="of:=CONCATENATE(&quot;Res:=eep_n_w(&quot;;[.J156];&quot;,REAL_INT(&quot;;[.A156];&quot;));&quot;)" office:value-type="string" office:string-value="Res:=eep_n_w(35,REAL_INT(Td_03));" calcext:value-type="string">
            <text:p>Res:=eep_n_w(35,REAL_INT(Td_03));</text:p>
          </table:table-cell>
          <table:table-cell table:formula="of:=IF([.E156]=1;CONCATENATE([.A15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04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CONCATENATE([.A157];&quot;:=INT_REAL(eep_n_r(&quot;;[.J157];&quot;));&quot;)" office:value-type="string" office:string-value="Td_04:=INT_REAL(eep_n_r(36));" calcext:value-type="string">
            <text:p>Td_04:=INT_REAL(eep_n_r(36));</text:p>
          </table:table-cell>
          <table:table-cell table:formula="of:=CONCATENATE(&quot;Res:=eep_n_w(&quot;;[.J157];&quot;,REAL_INT(&quot;;[.A157];&quot;));&quot;)" office:value-type="string" office:string-value="Res:=eep_n_w(36,REAL_INT(Td_04));" calcext:value-type="string">
            <text:p>Res:=eep_n_w(36,REAL_INT(Td_04));</text:p>
          </table:table-cell>
          <table:table-cell table:formula="of:=IF([.E157]=1;CONCATENATE([.A15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0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CONCATENATE([.A158];&quot;:=INT_REAL(eep_n_r(&quot;;[.J158];&quot;));&quot;)" office:value-type="string" office:string-value="Td_05:=INT_REAL(eep_n_r(37));" calcext:value-type="string">
            <text:p>Td_05:=INT_REAL(eep_n_r(37));</text:p>
          </table:table-cell>
          <table:table-cell table:formula="of:=CONCATENATE(&quot;Res:=eep_n_w(&quot;;[.J158];&quot;,REAL_INT(&quot;;[.A158];&quot;));&quot;)" office:value-type="string" office:string-value="Res:=eep_n_w(37,REAL_INT(Td_05));" calcext:value-type="string">
            <text:p>Res:=eep_n_w(37,REAL_INT(Td_05));</text:p>
          </table:table-cell>
          <table:table-cell table:formula="of:=IF([.E158]=1;CONCATENATE([.A15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06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CONCATENATE([.A159];&quot;:=INT_REAL(eep_n_r(&quot;;[.J159];&quot;));&quot;)" office:value-type="string" office:string-value="Td_06:=INT_REAL(eep_n_r(38));" calcext:value-type="string">
            <text:p>Td_06:=INT_REAL(eep_n_r(38));</text:p>
          </table:table-cell>
          <table:table-cell table:formula="of:=CONCATENATE(&quot;Res:=eep_n_w(&quot;;[.J159];&quot;,REAL_INT(&quot;;[.A159];&quot;));&quot;)" office:value-type="string" office:string-value="Res:=eep_n_w(38,REAL_INT(Td_06));" calcext:value-type="string">
            <text:p>Res:=eep_n_w(38,REAL_INT(Td_06));</text:p>
          </table:table-cell>
          <table:table-cell table:formula="of:=IF([.E159]=1;CONCATENATE([.A15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0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CONCATENATE([.A160];&quot;:=INT_REAL(eep_n_r(&quot;;[.J160];&quot;));&quot;)" office:value-type="string" office:string-value="Td_07:=INT_REAL(eep_n_r(39));" calcext:value-type="string">
            <text:p>Td_07:=INT_REAL(eep_n_r(39));</text:p>
          </table:table-cell>
          <table:table-cell table:formula="of:=CONCATENATE(&quot;Res:=eep_n_w(&quot;;[.J160];&quot;,REAL_INT(&quot;;[.A160];&quot;));&quot;)" office:value-type="string" office:string-value="Res:=eep_n_w(39,REAL_INT(Td_07));" calcext:value-type="string">
            <text:p>Res:=eep_n_w(39,REAL_INT(Td_07));</text:p>
          </table:table-cell>
          <table:table-cell table:formula="of:=IF([.E160]=1;CONCATENATE([.A16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0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CONCATENATE([.A161];&quot;:=INT_REAL(eep_n_r(&quot;;[.J161];&quot;));&quot;)" office:value-type="string" office:string-value="Td_08:=INT_REAL(eep_n_r(40));" calcext:value-type="string">
            <text:p>Td_08:=INT_REAL(eep_n_r(40));</text:p>
          </table:table-cell>
          <table:table-cell table:formula="of:=CONCATENATE(&quot;Res:=eep_n_w(&quot;;[.J161];&quot;,REAL_INT(&quot;;[.A161];&quot;));&quot;)" office:value-type="string" office:string-value="Res:=eep_n_w(40,REAL_INT(Td_08));" calcext:value-type="string">
            <text:p>Res:=eep_n_w(40,REAL_INT(Td_08));</text:p>
          </table:table-cell>
          <table:table-cell table:formula="of:=IF([.E161]=1;CONCATENATE([.A16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0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CONCATENATE([.A162];&quot;:=INT_REAL(eep_n_r(&quot;;[.J162];&quot;));&quot;)" office:value-type="string" office:string-value="Td_09:=INT_REAL(eep_n_r(41));" calcext:value-type="string">
            <text:p>Td_09:=INT_REAL(eep_n_r(41));</text:p>
          </table:table-cell>
          <table:table-cell table:formula="of:=CONCATENATE(&quot;Res:=eep_n_w(&quot;;[.J162];&quot;,REAL_INT(&quot;;[.A162];&quot;));&quot;)" office:value-type="string" office:string-value="Res:=eep_n_w(41,REAL_INT(Td_09));" calcext:value-type="string">
            <text:p>Res:=eep_n_w(41,REAL_INT(Td_09));</text:p>
          </table:table-cell>
          <table:table-cell table:formula="of:=IF([.E162]=1;CONCATENATE([.A16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1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CONCATENATE([.A163];&quot;:=INT_REAL(eep_n_r(&quot;;[.J163];&quot;));&quot;)" office:value-type="string" office:string-value="Td_10:=INT_REAL(eep_n_r(42));" calcext:value-type="string">
            <text:p>Td_10:=INT_REAL(eep_n_r(42));</text:p>
          </table:table-cell>
          <table:table-cell table:formula="of:=CONCATENATE(&quot;Res:=eep_n_w(&quot;;[.J163];&quot;,REAL_INT(&quot;;[.A163];&quot;));&quot;)" office:value-type="string" office:string-value="Res:=eep_n_w(42,REAL_INT(Td_10));" calcext:value-type="string">
            <text:p>Res:=eep_n_w(42,REAL_INT(Td_10));</text:p>
          </table:table-cell>
          <table:table-cell table:formula="of:=IF([.E163]=1;CONCATENATE([.A16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1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CONCATENATE([.A164];&quot;:=INT_REAL(eep_n_r(&quot;;[.J164];&quot;));&quot;)" office:value-type="string" office:string-value="Td_11:=INT_REAL(eep_n_r(43));" calcext:value-type="string">
            <text:p>Td_11:=INT_REAL(eep_n_r(43));</text:p>
          </table:table-cell>
          <table:table-cell table:formula="of:=CONCATENATE(&quot;Res:=eep_n_w(&quot;;[.J164];&quot;,REAL_INT(&quot;;[.A164];&quot;));&quot;)" office:value-type="string" office:string-value="Res:=eep_n_w(43,REAL_INT(Td_11));" calcext:value-type="string">
            <text:p>Res:=eep_n_w(43,REAL_INT(Td_11));</text:p>
          </table:table-cell>
          <table:table-cell table:formula="of:=IF([.E164]=1;CONCATENATE([.A16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1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CONCATENATE([.A165];&quot;:=INT_REAL(eep_n_r(&quot;;[.J165];&quot;));&quot;)" office:value-type="string" office:string-value="Td_12:=INT_REAL(eep_n_r(44));" calcext:value-type="string">
            <text:p>Td_12:=INT_REAL(eep_n_r(44));</text:p>
          </table:table-cell>
          <table:table-cell table:formula="of:=CONCATENATE(&quot;Res:=eep_n_w(&quot;;[.J165];&quot;,REAL_INT(&quot;;[.A165];&quot;));&quot;)" office:value-type="string" office:string-value="Res:=eep_n_w(44,REAL_INT(Td_12));" calcext:value-type="string">
            <text:p>Res:=eep_n_w(44,REAL_INT(Td_12));</text:p>
          </table:table-cell>
          <table:table-cell table:formula="of:=IF([.E165]=1;CONCATENATE([.A16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1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CONCATENATE([.A166];&quot;:=INT_REAL(eep_n_r(&quot;;[.J166];&quot;));&quot;)" office:value-type="string" office:string-value="Td_13:=INT_REAL(eep_n_r(45));" calcext:value-type="string">
            <text:p>Td_13:=INT_REAL(eep_n_r(45));</text:p>
          </table:table-cell>
          <table:table-cell table:formula="of:=CONCATENATE(&quot;Res:=eep_n_w(&quot;;[.J166];&quot;,REAL_INT(&quot;;[.A166];&quot;));&quot;)" office:value-type="string" office:string-value="Res:=eep_n_w(45,REAL_INT(Td_13));" calcext:value-type="string">
            <text:p>Res:=eep_n_w(45,REAL_INT(Td_13));</text:p>
          </table:table-cell>
          <table:table-cell table:formula="of:=IF([.E166]=1;CONCATENATE([.A16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1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CONCATENATE([.A167];&quot;:=INT_REAL(eep_n_r(&quot;;[.J167];&quot;));&quot;)" office:value-type="string" office:string-value="Td_14:=INT_REAL(eep_n_r(46));" calcext:value-type="string">
            <text:p>Td_14:=INT_REAL(eep_n_r(46));</text:p>
          </table:table-cell>
          <table:table-cell table:formula="of:=CONCATENATE(&quot;Res:=eep_n_w(&quot;;[.J167];&quot;,REAL_INT(&quot;;[.A167];&quot;));&quot;)" office:value-type="string" office:string-value="Res:=eep_n_w(46,REAL_INT(Td_14));" calcext:value-type="string">
            <text:p>Res:=eep_n_w(46,REAL_INT(Td_14));</text:p>
          </table:table-cell>
          <table:table-cell table:formula="of:=IF([.E167]=1;CONCATENATE([.A16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1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CONCATENATE([.A168];&quot;:=INT_REAL(eep_n_r(&quot;;[.J168];&quot;));&quot;)" office:value-type="string" office:string-value="Td_15:=INT_REAL(eep_n_r(47));" calcext:value-type="string">
            <text:p>Td_15:=INT_REAL(eep_n_r(47));</text:p>
          </table:table-cell>
          <table:table-cell table:formula="of:=CONCATENATE(&quot;Res:=eep_n_w(&quot;;[.J168];&quot;,REAL_INT(&quot;;[.A168];&quot;));&quot;)" office:value-type="string" office:string-value="Res:=eep_n_w(47,REAL_INT(Td_15));" calcext:value-type="string">
            <text:p>Res:=eep_n_w(47,REAL_INT(Td_15));</text:p>
          </table:table-cell>
          <table:table-cell table:formula="of:=IF([.E168]=1;CONCATENATE([.A16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1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CONCATENATE([.A169];&quot;:=INT_REAL(eep_n_r(&quot;;[.J169];&quot;));&quot;)" office:value-type="string" office:string-value="Td_16:=INT_REAL(eep_n_r(48));" calcext:value-type="string">
            <text:p>Td_16:=INT_REAL(eep_n_r(48));</text:p>
          </table:table-cell>
          <table:table-cell table:formula="of:=CONCATENATE(&quot;Res:=eep_n_w(&quot;;[.J169];&quot;,REAL_INT(&quot;;[.A169];&quot;));&quot;)" office:value-type="string" office:string-value="Res:=eep_n_w(48,REAL_INT(Td_16));" calcext:value-type="string">
            <text:p>Res:=eep_n_w(48,REAL_INT(Td_16));</text:p>
          </table:table-cell>
          <table:table-cell table:formula="of:=IF([.E169]=1;CONCATENATE([.A16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0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CONCATENATE([.A170];&quot;:=INT_REAL(eep_n_r(&quot;;[.J170];&quot;));&quot;)" office:value-type="string" office:string-value="Xmin_01:=INT_REAL(eep_n_r(49));" calcext:value-type="string">
            <text:p>Xmin_01:=INT_REAL(eep_n_r(49));</text:p>
          </table:table-cell>
          <table:table-cell table:formula="of:=CONCATENATE(&quot;Res:=eep_n_w(&quot;;[.J170];&quot;,REAL_INT(&quot;;[.A170];&quot;));&quot;)" office:value-type="string" office:string-value="Res:=eep_n_w(49,REAL_INT(Xmin_01));" calcext:value-type="string">
            <text:p>Res:=eep_n_w(49,REAL_INT(Xmin_01));</text:p>
          </table:table-cell>
          <table:table-cell table:formula="of:=IF([.E170]=1;CONCATENATE([.A17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0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CONCATENATE([.A171];&quot;:=INT_REAL(eep_n_r(&quot;;[.J171];&quot;));&quot;)" office:value-type="string" office:string-value="Xmin_02:=INT_REAL(eep_n_r(50));" calcext:value-type="string">
            <text:p>Xmin_02:=INT_REAL(eep_n_r(50));</text:p>
          </table:table-cell>
          <table:table-cell table:formula="of:=CONCATENATE(&quot;Res:=eep_n_w(&quot;;[.J171];&quot;,REAL_INT(&quot;;[.A171];&quot;));&quot;)" office:value-type="string" office:string-value="Res:=eep_n_w(50,REAL_INT(Xmin_02));" calcext:value-type="string">
            <text:p>Res:=eep_n_w(50,REAL_INT(Xmin_02));</text:p>
          </table:table-cell>
          <table:table-cell table:formula="of:=IF([.E171]=1;CONCATENATE([.A17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CONCATENATE([.A172];&quot;:=INT_REAL(eep_n_r(&quot;;[.J172];&quot;));&quot;)" office:value-type="string" office:string-value="Xmin_03:=INT_REAL(eep_n_r(51));" calcext:value-type="string">
            <text:p>Xmin_03:=INT_REAL(eep_n_r(51));</text:p>
          </table:table-cell>
          <table:table-cell table:formula="of:=CONCATENATE(&quot;Res:=eep_n_w(&quot;;[.J172];&quot;,REAL_INT(&quot;;[.A172];&quot;));&quot;)" office:value-type="string" office:string-value="Res:=eep_n_w(51,REAL_INT(Xmin_03));" calcext:value-type="string">
            <text:p>Res:=eep_n_w(51,REAL_INT(Xmin_03));</text:p>
          </table:table-cell>
          <table:table-cell table:formula="of:=IF([.E172]=1;CONCATENATE([.A17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0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CONCATENATE([.A173];&quot;:=INT_REAL(eep_n_r(&quot;;[.J173];&quot;));&quot;)" office:value-type="string" office:string-value="Xmin_04:=INT_REAL(eep_n_r(52));" calcext:value-type="string">
            <text:p>Xmin_04:=INT_REAL(eep_n_r(52));</text:p>
          </table:table-cell>
          <table:table-cell table:formula="of:=CONCATENATE(&quot;Res:=eep_n_w(&quot;;[.J173];&quot;,REAL_INT(&quot;;[.A173];&quot;));&quot;)" office:value-type="string" office:string-value="Res:=eep_n_w(52,REAL_INT(Xmin_04));" calcext:value-type="string">
            <text:p>Res:=eep_n_w(52,REAL_INT(Xmin_04));</text:p>
          </table:table-cell>
          <table:table-cell table:formula="of:=IF([.E173]=1;CONCATENATE([.A17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0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CONCATENATE([.A174];&quot;:=INT_REAL(eep_n_r(&quot;;[.J174];&quot;));&quot;)" office:value-type="string" office:string-value="Xmin_05:=INT_REAL(eep_n_r(53));" calcext:value-type="string">
            <text:p>Xmin_05:=INT_REAL(eep_n_r(53));</text:p>
          </table:table-cell>
          <table:table-cell table:formula="of:=CONCATENATE(&quot;Res:=eep_n_w(&quot;;[.J174];&quot;,REAL_INT(&quot;;[.A174];&quot;));&quot;)" office:value-type="string" office:string-value="Res:=eep_n_w(53,REAL_INT(Xmin_05));" calcext:value-type="string">
            <text:p>Res:=eep_n_w(53,REAL_INT(Xmin_05));</text:p>
          </table:table-cell>
          <table:table-cell table:formula="of:=IF([.E174]=1;CONCATENATE([.A17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CONCATENATE([.A175];&quot;:=INT_REAL(eep_n_r(&quot;;[.J175];&quot;));&quot;)" office:value-type="string" office:string-value="Xmin_06:=INT_REAL(eep_n_r(54));" calcext:value-type="string">
            <text:p>Xmin_06:=INT_REAL(eep_n_r(54));</text:p>
          </table:table-cell>
          <table:table-cell table:formula="of:=CONCATENATE(&quot;Res:=eep_n_w(&quot;;[.J175];&quot;,REAL_INT(&quot;;[.A175];&quot;));&quot;)" office:value-type="string" office:string-value="Res:=eep_n_w(54,REAL_INT(Xmin_06));" calcext:value-type="string">
            <text:p>Res:=eep_n_w(54,REAL_INT(Xmin_06));</text:p>
          </table:table-cell>
          <table:table-cell table:formula="of:=IF([.E175]=1;CONCATENATE([.A17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CONCATENATE([.A176];&quot;:=INT_REAL(eep_n_r(&quot;;[.J176];&quot;));&quot;)" office:value-type="string" office:string-value="Xmin_07:=INT_REAL(eep_n_r(55));" calcext:value-type="string">
            <text:p>Xmin_07:=INT_REAL(eep_n_r(55));</text:p>
          </table:table-cell>
          <table:table-cell table:formula="of:=CONCATENATE(&quot;Res:=eep_n_w(&quot;;[.J176];&quot;,REAL_INT(&quot;;[.A176];&quot;));&quot;)" office:value-type="string" office:string-value="Res:=eep_n_w(55,REAL_INT(Xmin_07));" calcext:value-type="string">
            <text:p>Res:=eep_n_w(55,REAL_INT(Xmin_07));</text:p>
          </table:table-cell>
          <table:table-cell table:formula="of:=IF([.E176]=1;CONCATENATE([.A17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0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CONCATENATE([.A177];&quot;:=INT_REAL(eep_n_r(&quot;;[.J177];&quot;));&quot;)" office:value-type="string" office:string-value="Xmin_08:=INT_REAL(eep_n_r(56));" calcext:value-type="string">
            <text:p>Xmin_08:=INT_REAL(eep_n_r(56));</text:p>
          </table:table-cell>
          <table:table-cell table:formula="of:=CONCATENATE(&quot;Res:=eep_n_w(&quot;;[.J177];&quot;,REAL_INT(&quot;;[.A177];&quot;));&quot;)" office:value-type="string" office:string-value="Res:=eep_n_w(56,REAL_INT(Xmin_08));" calcext:value-type="string">
            <text:p>Res:=eep_n_w(56,REAL_INT(Xmin_08));</text:p>
          </table:table-cell>
          <table:table-cell table:formula="of:=IF([.E177]=1;CONCATENATE([.A17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0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CONCATENATE([.A178];&quot;:=INT_REAL(eep_n_r(&quot;;[.J178];&quot;));&quot;)" office:value-type="string" office:string-value="Xmin_09:=INT_REAL(eep_n_r(57));" calcext:value-type="string">
            <text:p>Xmin_09:=INT_REAL(eep_n_r(57));</text:p>
          </table:table-cell>
          <table:table-cell table:formula="of:=CONCATENATE(&quot;Res:=eep_n_w(&quot;;[.J178];&quot;,REAL_INT(&quot;;[.A178];&quot;));&quot;)" office:value-type="string" office:string-value="Res:=eep_n_w(57,REAL_INT(Xmin_09));" calcext:value-type="string">
            <text:p>Res:=eep_n_w(57,REAL_INT(Xmin_09));</text:p>
          </table:table-cell>
          <table:table-cell table:formula="of:=IF([.E178]=1;CONCATENATE([.A17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1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CONCATENATE([.A179];&quot;:=INT_REAL(eep_n_r(&quot;;[.J179];&quot;));&quot;)" office:value-type="string" office:string-value="Xmin_10:=INT_REAL(eep_n_r(58));" calcext:value-type="string">
            <text:p>Xmin_10:=INT_REAL(eep_n_r(58));</text:p>
          </table:table-cell>
          <table:table-cell table:formula="of:=CONCATENATE(&quot;Res:=eep_n_w(&quot;;[.J179];&quot;,REAL_INT(&quot;;[.A179];&quot;));&quot;)" office:value-type="string" office:string-value="Res:=eep_n_w(58,REAL_INT(Xmin_10));" calcext:value-type="string">
            <text:p>Res:=eep_n_w(58,REAL_INT(Xmin_10));</text:p>
          </table:table-cell>
          <table:table-cell table:formula="of:=IF([.E179]=1;CONCATENATE([.A17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1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CONCATENATE([.A180];&quot;:=INT_REAL(eep_n_r(&quot;;[.J180];&quot;));&quot;)" office:value-type="string" office:string-value="Xmin_11:=INT_REAL(eep_n_r(59));" calcext:value-type="string">
            <text:p>Xmin_11:=INT_REAL(eep_n_r(59));</text:p>
          </table:table-cell>
          <table:table-cell table:formula="of:=CONCATENATE(&quot;Res:=eep_n_w(&quot;;[.J180];&quot;,REAL_INT(&quot;;[.A180];&quot;));&quot;)" office:value-type="string" office:string-value="Res:=eep_n_w(59,REAL_INT(Xmin_11));" calcext:value-type="string">
            <text:p>Res:=eep_n_w(59,REAL_INT(Xmin_11));</text:p>
          </table:table-cell>
          <table:table-cell table:formula="of:=IF([.E180]=1;CONCATENATE([.A18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1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CONCATENATE([.A181];&quot;:=INT_REAL(eep_n_r(&quot;;[.J181];&quot;));&quot;)" office:value-type="string" office:string-value="Xmin_12:=INT_REAL(eep_n_r(60));" calcext:value-type="string">
            <text:p>Xmin_12:=INT_REAL(eep_n_r(60));</text:p>
          </table:table-cell>
          <table:table-cell table:formula="of:=CONCATENATE(&quot;Res:=eep_n_w(&quot;;[.J181];&quot;,REAL_INT(&quot;;[.A181];&quot;));&quot;)" office:value-type="string" office:string-value="Res:=eep_n_w(60,REAL_INT(Xmin_12));" calcext:value-type="string">
            <text:p>Res:=eep_n_w(60,REAL_INT(Xmin_12));</text:p>
          </table:table-cell>
          <table:table-cell table:formula="of:=IF([.E181]=1;CONCATENATE([.A18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1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  <table:table-cell table:formula="of:=CONCATENATE([.A182];&quot;:=INT_REAL(eep_n_r(&quot;;[.J182];&quot;));&quot;)" office:value-type="string" office:string-value="Xmin_13:=INT_REAL(eep_n_r(61));" calcext:value-type="string">
            <text:p>Xmin_13:=INT_REAL(eep_n_r(61));</text:p>
          </table:table-cell>
          <table:table-cell table:formula="of:=CONCATENATE(&quot;Res:=eep_n_w(&quot;;[.J182];&quot;,REAL_INT(&quot;;[.A182];&quot;));&quot;)" office:value-type="string" office:string-value="Res:=eep_n_w(61,REAL_INT(Xmin_13));" calcext:value-type="string">
            <text:p>Res:=eep_n_w(61,REAL_INT(Xmin_13));</text:p>
          </table:table-cell>
          <table:table-cell table:formula="of:=IF([.E182]=1;CONCATENATE([.A18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1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table:formula="of:=CONCATENATE([.A183];&quot;:=INT_REAL(eep_n_r(&quot;;[.J183];&quot;));&quot;)" office:value-type="string" office:string-value="Xmin_14:=INT_REAL(eep_n_r(62));" calcext:value-type="string">
            <text:p>Xmin_14:=INT_REAL(eep_n_r(62));</text:p>
          </table:table-cell>
          <table:table-cell table:formula="of:=CONCATENATE(&quot;Res:=eep_n_w(&quot;;[.J183];&quot;,REAL_INT(&quot;;[.A183];&quot;));&quot;)" office:value-type="string" office:string-value="Res:=eep_n_w(62,REAL_INT(Xmin_14));" calcext:value-type="string">
            <text:p>Res:=eep_n_w(62,REAL_INT(Xmin_14));</text:p>
          </table:table-cell>
          <table:table-cell table:formula="of:=IF([.E183]=1;CONCATENATE([.A18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15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table:formula="of:=CONCATENATE([.A184];&quot;:=INT_REAL(eep_n_r(&quot;;[.J184];&quot;));&quot;)" office:value-type="string" office:string-value="Xmin_15:=INT_REAL(eep_n_r(63));" calcext:value-type="string">
            <text:p>Xmin_15:=INT_REAL(eep_n_r(63));</text:p>
          </table:table-cell>
          <table:table-cell table:formula="of:=CONCATENATE(&quot;Res:=eep_n_w(&quot;;[.J184];&quot;,REAL_INT(&quot;;[.A184];&quot;));&quot;)" office:value-type="string" office:string-value="Res:=eep_n_w(63,REAL_INT(Xmin_15));" calcext:value-type="string">
            <text:p>Res:=eep_n_w(63,REAL_INT(Xmin_15));</text:p>
          </table:table-cell>
          <table:table-cell table:formula="of:=IF([.E184]=1;CONCATENATE([.A18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1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/>
          <table:table-cell table:formula="of:=CONCATENATE([.A185];&quot;:=INT_REAL(eep_n_r(&quot;;[.J185];&quot;));&quot;)" office:value-type="string" office:string-value="Xmin_16:=INT_REAL(eep_n_r(64));" calcext:value-type="string">
            <text:p>Xmin_16:=INT_REAL(eep_n_r(64));</text:p>
          </table:table-cell>
          <table:table-cell table:formula="of:=CONCATENATE(&quot;Res:=eep_n_w(&quot;;[.J185];&quot;,REAL_INT(&quot;;[.A185];&quot;));&quot;)" office:value-type="string" office:string-value="Res:=eep_n_w(64,REAL_INT(Xmin_16));" calcext:value-type="string">
            <text:p>Res:=eep_n_w(64,REAL_INT(Xmin_16));</text:p>
          </table:table-cell>
          <table:table-cell table:formula="of:=IF([.E185]=1;CONCATENATE([.A18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0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/>
          <table:table-cell table:formula="of:=CONCATENATE([.A186];&quot;:=INT_REAL(eep_n_r(&quot;;[.J186];&quot;));&quot;)" office:value-type="string" office:string-value="Xmax_01:=INT_REAL(eep_n_r(65));" calcext:value-type="string">
            <text:p>Xmax_01:=INT_REAL(eep_n_r(65));</text:p>
          </table:table-cell>
          <table:table-cell table:formula="of:=CONCATENATE(&quot;Res:=eep_n_w(&quot;;[.J186];&quot;,REAL_INT(&quot;;[.A186];&quot;));&quot;)" office:value-type="string" office:string-value="Res:=eep_n_w(65,REAL_INT(Xmax_01));" calcext:value-type="string">
            <text:p>Res:=eep_n_w(65,REAL_INT(Xmax_01));</text:p>
          </table:table-cell>
          <table:table-cell table:formula="of:=IF([.E186]=1;CONCATENATE([.A18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0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  <table:table-cell table:formula="of:=CONCATENATE([.A187];&quot;:=INT_REAL(eep_n_r(&quot;;[.J187];&quot;));&quot;)" office:value-type="string" office:string-value="Xmax_02:=INT_REAL(eep_n_r(66));" calcext:value-type="string">
            <text:p>Xmax_02:=INT_REAL(eep_n_r(66));</text:p>
          </table:table-cell>
          <table:table-cell table:formula="of:=CONCATENATE(&quot;Res:=eep_n_w(&quot;;[.J187];&quot;,REAL_INT(&quot;;[.A187];&quot;));&quot;)" office:value-type="string" office:string-value="Res:=eep_n_w(66,REAL_INT(Xmax_02));" calcext:value-type="string">
            <text:p>Res:=eep_n_w(66,REAL_INT(Xmax_02));</text:p>
          </table:table-cell>
          <table:table-cell table:formula="of:=IF([.E187]=1;CONCATENATE([.A18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0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/>
          <table:table-cell table:formula="of:=CONCATENATE([.A188];&quot;:=INT_REAL(eep_n_r(&quot;;[.J188];&quot;));&quot;)" office:value-type="string" office:string-value="Xmax_03:=INT_REAL(eep_n_r(67));" calcext:value-type="string">
            <text:p>Xmax_03:=INT_REAL(eep_n_r(67));</text:p>
          </table:table-cell>
          <table:table-cell table:formula="of:=CONCATENATE(&quot;Res:=eep_n_w(&quot;;[.J188];&quot;,REAL_INT(&quot;;[.A188];&quot;));&quot;)" office:value-type="string" office:string-value="Res:=eep_n_w(67,REAL_INT(Xmax_03));" calcext:value-type="string">
            <text:p>Res:=eep_n_w(67,REAL_INT(Xmax_03));</text:p>
          </table:table-cell>
          <table:table-cell table:formula="of:=IF([.E188]=1;CONCATENATE([.A18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0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table:formula="of:=CONCATENATE([.A189];&quot;:=INT_REAL(eep_n_r(&quot;;[.J189];&quot;));&quot;)" office:value-type="string" office:string-value="Xmax_04:=INT_REAL(eep_n_r(68));" calcext:value-type="string">
            <text:p>Xmax_04:=INT_REAL(eep_n_r(68));</text:p>
          </table:table-cell>
          <table:table-cell table:formula="of:=CONCATENATE(&quot;Res:=eep_n_w(&quot;;[.J189];&quot;,REAL_INT(&quot;;[.A189];&quot;));&quot;)" office:value-type="string" office:string-value="Res:=eep_n_w(68,REAL_INT(Xmax_04));" calcext:value-type="string">
            <text:p>Res:=eep_n_w(68,REAL_INT(Xmax_04));</text:p>
          </table:table-cell>
          <table:table-cell table:formula="of:=IF([.E189]=1;CONCATENATE([.A18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0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  <table:table-cell table:formula="of:=CONCATENATE([.A190];&quot;:=INT_REAL(eep_n_r(&quot;;[.J190];&quot;));&quot;)" office:value-type="string" office:string-value="Xmax_05:=INT_REAL(eep_n_r(69));" calcext:value-type="string">
            <text:p>Xmax_05:=INT_REAL(eep_n_r(69));</text:p>
          </table:table-cell>
          <table:table-cell table:formula="of:=CONCATENATE(&quot;Res:=eep_n_w(&quot;;[.J190];&quot;,REAL_INT(&quot;;[.A190];&quot;));&quot;)" office:value-type="string" office:string-value="Res:=eep_n_w(69,REAL_INT(Xmax_05));" calcext:value-type="string">
            <text:p>Res:=eep_n_w(69,REAL_INT(Xmax_05));</text:p>
          </table:table-cell>
          <table:table-cell table:formula="of:=IF([.E190]=1;CONCATENATE([.A19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0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table:formula="of:=CONCATENATE([.A191];&quot;:=INT_REAL(eep_n_r(&quot;;[.J191];&quot;));&quot;)" office:value-type="string" office:string-value="Xmax_06:=INT_REAL(eep_n_r(70));" calcext:value-type="string">
            <text:p>Xmax_06:=INT_REAL(eep_n_r(70));</text:p>
          </table:table-cell>
          <table:table-cell table:formula="of:=CONCATENATE(&quot;Res:=eep_n_w(&quot;;[.J191];&quot;,REAL_INT(&quot;;[.A191];&quot;));&quot;)" office:value-type="string" office:string-value="Res:=eep_n_w(70,REAL_INT(Xmax_06));" calcext:value-type="string">
            <text:p>Res:=eep_n_w(70,REAL_INT(Xmax_06));</text:p>
          </table:table-cell>
          <table:table-cell table:formula="of:=IF([.E191]=1;CONCATENATE([.A19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0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table:formula="of:=CONCATENATE([.A192];&quot;:=INT_REAL(eep_n_r(&quot;;[.J192];&quot;));&quot;)" office:value-type="string" office:string-value="Xmax_07:=INT_REAL(eep_n_r(71));" calcext:value-type="string">
            <text:p>Xmax_07:=INT_REAL(eep_n_r(71));</text:p>
          </table:table-cell>
          <table:table-cell table:formula="of:=CONCATENATE(&quot;Res:=eep_n_w(&quot;;[.J192];&quot;,REAL_INT(&quot;;[.A192];&quot;));&quot;)" office:value-type="string" office:string-value="Res:=eep_n_w(71,REAL_INT(Xmax_07));" calcext:value-type="string">
            <text:p>Res:=eep_n_w(71,REAL_INT(Xmax_07));</text:p>
          </table:table-cell>
          <table:table-cell table:formula="of:=IF([.E192]=1;CONCATENATE([.A19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0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/>
          <table:table-cell table:formula="of:=CONCATENATE([.A193];&quot;:=INT_REAL(eep_n_r(&quot;;[.J193];&quot;));&quot;)" office:value-type="string" office:string-value="Xmax_08:=INT_REAL(eep_n_r(72));" calcext:value-type="string">
            <text:p>Xmax_08:=INT_REAL(eep_n_r(72));</text:p>
          </table:table-cell>
          <table:table-cell table:formula="of:=CONCATENATE(&quot;Res:=eep_n_w(&quot;;[.J193];&quot;,REAL_INT(&quot;;[.A193];&quot;));&quot;)" office:value-type="string" office:string-value="Res:=eep_n_w(72,REAL_INT(Xmax_08));" calcext:value-type="string">
            <text:p>Res:=eep_n_w(72,REAL_INT(Xmax_08));</text:p>
          </table:table-cell>
          <table:table-cell table:formula="of:=IF([.E193]=1;CONCATENATE([.A19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0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  <table:table-cell table:formula="of:=CONCATENATE([.A194];&quot;:=INT_REAL(eep_n_r(&quot;;[.J194];&quot;));&quot;)" office:value-type="string" office:string-value="Xmax_09:=INT_REAL(eep_n_r(73));" calcext:value-type="string">
            <text:p>Xmax_09:=INT_REAL(eep_n_r(73));</text:p>
          </table:table-cell>
          <table:table-cell table:formula="of:=CONCATENATE(&quot;Res:=eep_n_w(&quot;;[.J194];&quot;,REAL_INT(&quot;;[.A194];&quot;));&quot;)" office:value-type="string" office:string-value="Res:=eep_n_w(73,REAL_INT(Xmax_09));" calcext:value-type="string">
            <text:p>Res:=eep_n_w(73,REAL_INT(Xmax_09));</text:p>
          </table:table-cell>
          <table:table-cell table:formula="of:=IF([.E194]=1;CONCATENATE([.A19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1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  <table:table-cell table:formula="of:=CONCATENATE([.A195];&quot;:=INT_REAL(eep_n_r(&quot;;[.J195];&quot;));&quot;)" office:value-type="string" office:string-value="Xmax_10:=INT_REAL(eep_n_r(74));" calcext:value-type="string">
            <text:p>Xmax_10:=INT_REAL(eep_n_r(74));</text:p>
          </table:table-cell>
          <table:table-cell table:formula="of:=CONCATENATE(&quot;Res:=eep_n_w(&quot;;[.J195];&quot;,REAL_INT(&quot;;[.A195];&quot;));&quot;)" office:value-type="string" office:string-value="Res:=eep_n_w(74,REAL_INT(Xmax_10));" calcext:value-type="string">
            <text:p>Res:=eep_n_w(74,REAL_INT(Xmax_10));</text:p>
          </table:table-cell>
          <table:table-cell table:formula="of:=IF([.E195]=1;CONCATENATE([.A19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table:formula="of:=CONCATENATE([.A196];&quot;:=INT_REAL(eep_n_r(&quot;;[.J196];&quot;));&quot;)" office:value-type="string" office:string-value="Xmax_11:=INT_REAL(eep_n_r(75));" calcext:value-type="string">
            <text:p>Xmax_11:=INT_REAL(eep_n_r(75));</text:p>
          </table:table-cell>
          <table:table-cell table:formula="of:=CONCATENATE(&quot;Res:=eep_n_w(&quot;;[.J196];&quot;,REAL_INT(&quot;;[.A196];&quot;));&quot;)" office:value-type="string" office:string-value="Res:=eep_n_w(75,REAL_INT(Xmax_11));" calcext:value-type="string">
            <text:p>Res:=eep_n_w(75,REAL_INT(Xmax_11));</text:p>
          </table:table-cell>
          <table:table-cell table:formula="of:=IF([.E196]=1;CONCATENATE([.A19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/>
          <table:table-cell table:formula="of:=CONCATENATE([.A197];&quot;:=INT_REAL(eep_n_r(&quot;;[.J197];&quot;));&quot;)" office:value-type="string" office:string-value="Xmax_12:=INT_REAL(eep_n_r(76));" calcext:value-type="string">
            <text:p>Xmax_12:=INT_REAL(eep_n_r(76));</text:p>
          </table:table-cell>
          <table:table-cell table:formula="of:=CONCATENATE(&quot;Res:=eep_n_w(&quot;;[.J197];&quot;,REAL_INT(&quot;;[.A197];&quot;));&quot;)" office:value-type="string" office:string-value="Res:=eep_n_w(76,REAL_INT(Xmax_12));" calcext:value-type="string">
            <text:p>Res:=eep_n_w(76,REAL_INT(Xmax_12));</text:p>
          </table:table-cell>
          <table:table-cell table:formula="of:=IF([.E197]=1;CONCATENATE([.A19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/>
          <table:table-cell table:formula="of:=CONCATENATE([.A198];&quot;:=INT_REAL(eep_n_r(&quot;;[.J198];&quot;));&quot;)" office:value-type="string" office:string-value="Xmax_13:=INT_REAL(eep_n_r(77));" calcext:value-type="string">
            <text:p>Xmax_13:=INT_REAL(eep_n_r(77));</text:p>
          </table:table-cell>
          <table:table-cell table:formula="of:=CONCATENATE(&quot;Res:=eep_n_w(&quot;;[.J198];&quot;,REAL_INT(&quot;;[.A198];&quot;));&quot;)" office:value-type="string" office:string-value="Res:=eep_n_w(77,REAL_INT(Xmax_13));" calcext:value-type="string">
            <text:p>Res:=eep_n_w(77,REAL_INT(Xmax_13));</text:p>
          </table:table-cell>
          <table:table-cell table:formula="of:=IF([.E198]=1;CONCATENATE([.A19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1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table:formula="of:=CONCATENATE([.A199];&quot;:=INT_REAL(eep_n_r(&quot;;[.J199];&quot;));&quot;)" office:value-type="string" office:string-value="Xmax_14:=INT_REAL(eep_n_r(78));" calcext:value-type="string">
            <text:p>Xmax_14:=INT_REAL(eep_n_r(78));</text:p>
          </table:table-cell>
          <table:table-cell table:formula="of:=CONCATENATE(&quot;Res:=eep_n_w(&quot;;[.J199];&quot;,REAL_INT(&quot;;[.A199];&quot;));&quot;)" office:value-type="string" office:string-value="Res:=eep_n_w(78,REAL_INT(Xmax_14));" calcext:value-type="string">
            <text:p>Res:=eep_n_w(78,REAL_INT(Xmax_14));</text:p>
          </table:table-cell>
          <table:table-cell table:formula="of:=IF([.E199]=1;CONCATENATE([.A19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1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/>
          <table:table-cell table:formula="of:=CONCATENATE([.A200];&quot;:=INT_REAL(eep_n_r(&quot;;[.J200];&quot;));&quot;)" office:value-type="string" office:string-value="Xmax_15:=INT_REAL(eep_n_r(79));" calcext:value-type="string">
            <text:p>Xmax_15:=INT_REAL(eep_n_r(79));</text:p>
          </table:table-cell>
          <table:table-cell table:formula="of:=CONCATENATE(&quot;Res:=eep_n_w(&quot;;[.J200];&quot;,REAL_INT(&quot;;[.A200];&quot;));&quot;)" office:value-type="string" office:string-value="Res:=eep_n_w(79,REAL_INT(Xmax_15));" calcext:value-type="string">
            <text:p>Res:=eep_n_w(79,REAL_INT(Xmax_15));</text:p>
          </table:table-cell>
          <table:table-cell table:formula="of:=IF([.E200]=1;CONCATENATE([.A20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1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table:formula="of:=CONCATENATE([.A201];&quot;:=INT_REAL(eep_n_r(&quot;;[.J201];&quot;));&quot;)" office:value-type="string" office:string-value="Xmax_16:=INT_REAL(eep_n_r(80));" calcext:value-type="string">
            <text:p>Xmax_16:=INT_REAL(eep_n_r(80));</text:p>
          </table:table-cell>
          <table:table-cell table:formula="of:=CONCATENATE(&quot;Res:=eep_n_w(&quot;;[.J201];&quot;,REAL_INT(&quot;;[.A201];&quot;));&quot;)" office:value-type="string" office:string-value="Res:=eep_n_w(80,REAL_INT(Xmax_16));" calcext:value-type="string">
            <text:p>Res:=eep_n_w(80,REAL_INT(Xmax_16));</text:p>
          </table:table-cell>
          <table:table-cell table:formula="of:=IF([.E201]=1;CONCATENATE([.A20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0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  <table:table-cell table:formula="of:=CONCATENATE([.A202];&quot;:=INT_REAL(eep_n_r(&quot;;[.J202];&quot;));&quot;)" office:value-type="string" office:string-value="P0_01:=INT_REAL(eep_n_r(81));" calcext:value-type="string">
            <text:p>P0_01:=INT_REAL(eep_n_r(81));</text:p>
          </table:table-cell>
          <table:table-cell table:formula="of:=CONCATENATE(&quot;Res:=eep_n_w(&quot;;[.J202];&quot;,REAL_INT(&quot;;[.A202];&quot;));&quot;)" office:value-type="string" office:string-value="Res:=eep_n_w(81,REAL_INT(P0_01));" calcext:value-type="string">
            <text:p>Res:=eep_n_w(81,REAL_INT(P0_01));</text:p>
          </table:table-cell>
          <table:table-cell table:formula="of:=IF([.E202]=1;CONCATENATE([.A20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0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table:formula="of:=CONCATENATE([.A203];&quot;:=INT_REAL(eep_n_r(&quot;;[.J203];&quot;));&quot;)" office:value-type="string" office:string-value="P0_02:=INT_REAL(eep_n_r(82));" calcext:value-type="string">
            <text:p>P0_02:=INT_REAL(eep_n_r(82));</text:p>
          </table:table-cell>
          <table:table-cell table:formula="of:=CONCATENATE(&quot;Res:=eep_n_w(&quot;;[.J203];&quot;,REAL_INT(&quot;;[.A203];&quot;));&quot;)" office:value-type="string" office:string-value="Res:=eep_n_w(82,REAL_INT(P0_02));" calcext:value-type="string">
            <text:p>Res:=eep_n_w(82,REAL_INT(P0_02));</text:p>
          </table:table-cell>
          <table:table-cell table:formula="of:=IF([.E203]=1;CONCATENATE([.A20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0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table:formula="of:=CONCATENATE([.A204];&quot;:=INT_REAL(eep_n_r(&quot;;[.J204];&quot;));&quot;)" office:value-type="string" office:string-value="P0_03:=INT_REAL(eep_n_r(83));" calcext:value-type="string">
            <text:p>P0_03:=INT_REAL(eep_n_r(83));</text:p>
          </table:table-cell>
          <table:table-cell table:formula="of:=CONCATENATE(&quot;Res:=eep_n_w(&quot;;[.J204];&quot;,REAL_INT(&quot;;[.A204];&quot;));&quot;)" office:value-type="string" office:string-value="Res:=eep_n_w(83,REAL_INT(P0_03));" calcext:value-type="string">
            <text:p>Res:=eep_n_w(83,REAL_INT(P0_03));</text:p>
          </table:table-cell>
          <table:table-cell table:formula="of:=IF([.E204]=1;CONCATENATE([.A20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0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table:formula="of:=CONCATENATE([.A205];&quot;:=INT_REAL(eep_n_r(&quot;;[.J205];&quot;));&quot;)" office:value-type="string" office:string-value="P0_04:=INT_REAL(eep_n_r(84));" calcext:value-type="string">
            <text:p>P0_04:=INT_REAL(eep_n_r(84));</text:p>
          </table:table-cell>
          <table:table-cell table:formula="of:=CONCATENATE(&quot;Res:=eep_n_w(&quot;;[.J205];&quot;,REAL_INT(&quot;;[.A205];&quot;));&quot;)" office:value-type="string" office:string-value="Res:=eep_n_w(84,REAL_INT(P0_04));" calcext:value-type="string">
            <text:p>Res:=eep_n_w(84,REAL_INT(P0_04));</text:p>
          </table:table-cell>
          <table:table-cell table:formula="of:=IF([.E205]=1;CONCATENATE([.A20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0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table:formula="of:=CONCATENATE([.A206];&quot;:=INT_REAL(eep_n_r(&quot;;[.J206];&quot;));&quot;)" office:value-type="string" office:string-value="P0_05:=INT_REAL(eep_n_r(85));" calcext:value-type="string">
            <text:p>P0_05:=INT_REAL(eep_n_r(85));</text:p>
          </table:table-cell>
          <table:table-cell table:formula="of:=CONCATENATE(&quot;Res:=eep_n_w(&quot;;[.J206];&quot;,REAL_INT(&quot;;[.A206];&quot;));&quot;)" office:value-type="string" office:string-value="Res:=eep_n_w(85,REAL_INT(P0_05));" calcext:value-type="string">
            <text:p>Res:=eep_n_w(85,REAL_INT(P0_05));</text:p>
          </table:table-cell>
          <table:table-cell table:formula="of:=IF([.E206]=1;CONCATENATE([.A20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0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  <table:table-cell table:formula="of:=CONCATENATE([.A207];&quot;:=INT_REAL(eep_n_r(&quot;;[.J207];&quot;));&quot;)" office:value-type="string" office:string-value="P0_06:=INT_REAL(eep_n_r(86));" calcext:value-type="string">
            <text:p>P0_06:=INT_REAL(eep_n_r(86));</text:p>
          </table:table-cell>
          <table:table-cell table:formula="of:=CONCATENATE(&quot;Res:=eep_n_w(&quot;;[.J207];&quot;,REAL_INT(&quot;;[.A207];&quot;));&quot;)" office:value-type="string" office:string-value="Res:=eep_n_w(86,REAL_INT(P0_06));" calcext:value-type="string">
            <text:p>Res:=eep_n_w(86,REAL_INT(P0_06));</text:p>
          </table:table-cell>
          <table:table-cell table:formula="of:=IF([.E207]=1;CONCATENATE([.A20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07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table:formula="of:=CONCATENATE([.A208];&quot;:=INT_REAL(eep_n_r(&quot;;[.J208];&quot;));&quot;)" office:value-type="string" office:string-value="P0_07:=INT_REAL(eep_n_r(87));" calcext:value-type="string">
            <text:p>P0_07:=INT_REAL(eep_n_r(87));</text:p>
          </table:table-cell>
          <table:table-cell table:formula="of:=CONCATENATE(&quot;Res:=eep_n_w(&quot;;[.J208];&quot;,REAL_INT(&quot;;[.A208];&quot;));&quot;)" office:value-type="string" office:string-value="Res:=eep_n_w(87,REAL_INT(P0_07));" calcext:value-type="string">
            <text:p>Res:=eep_n_w(87,REAL_INT(P0_07));</text:p>
          </table:table-cell>
          <table:table-cell table:formula="of:=IF([.E208]=1;CONCATENATE([.A20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08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/>
          <table:table-cell table:formula="of:=CONCATENATE([.A209];&quot;:=INT_REAL(eep_n_r(&quot;;[.J209];&quot;));&quot;)" office:value-type="string" office:string-value="P0_08:=INT_REAL(eep_n_r(88));" calcext:value-type="string">
            <text:p>P0_08:=INT_REAL(eep_n_r(88));</text:p>
          </table:table-cell>
          <table:table-cell table:formula="of:=CONCATENATE(&quot;Res:=eep_n_w(&quot;;[.J209];&quot;,REAL_INT(&quot;;[.A209];&quot;));&quot;)" office:value-type="string" office:string-value="Res:=eep_n_w(88,REAL_INT(P0_08));" calcext:value-type="string">
            <text:p>Res:=eep_n_w(88,REAL_INT(P0_08));</text:p>
          </table:table-cell>
          <table:table-cell table:formula="of:=IF([.E209]=1;CONCATENATE([.A20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09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table:formula="of:=CONCATENATE([.A210];&quot;:=INT_REAL(eep_n_r(&quot;;[.J210];&quot;));&quot;)" office:value-type="string" office:string-value="P0_09:=INT_REAL(eep_n_r(89));" calcext:value-type="string">
            <text:p>P0_09:=INT_REAL(eep_n_r(89));</text:p>
          </table:table-cell>
          <table:table-cell table:formula="of:=CONCATENATE(&quot;Res:=eep_n_w(&quot;;[.J210];&quot;,REAL_INT(&quot;;[.A210];&quot;));&quot;)" office:value-type="string" office:string-value="Res:=eep_n_w(89,REAL_INT(P0_09));" calcext:value-type="string">
            <text:p>Res:=eep_n_w(89,REAL_INT(P0_09));</text:p>
          </table:table-cell>
          <table:table-cell table:formula="of:=IF([.E210]=1;CONCATENATE([.A21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1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/>
          <table:table-cell table:formula="of:=CONCATENATE([.A211];&quot;:=INT_REAL(eep_n_r(&quot;;[.J211];&quot;));&quot;)" office:value-type="string" office:string-value="P0_10:=INT_REAL(eep_n_r(90));" calcext:value-type="string">
            <text:p>P0_10:=INT_REAL(eep_n_r(90));</text:p>
          </table:table-cell>
          <table:table-cell table:formula="of:=CONCATENATE(&quot;Res:=eep_n_w(&quot;;[.J211];&quot;,REAL_INT(&quot;;[.A211];&quot;));&quot;)" office:value-type="string" office:string-value="Res:=eep_n_w(90,REAL_INT(P0_10));" calcext:value-type="string">
            <text:p>Res:=eep_n_w(90,REAL_INT(P0_10));</text:p>
          </table:table-cell>
          <table:table-cell table:formula="of:=IF([.E211]=1;CONCATENATE([.A21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1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  <table:table-cell table:formula="of:=CONCATENATE([.A212];&quot;:=INT_REAL(eep_n_r(&quot;;[.J212];&quot;));&quot;)" office:value-type="string" office:string-value="P0_11:=INT_REAL(eep_n_r(91));" calcext:value-type="string">
            <text:p>P0_11:=INT_REAL(eep_n_r(91));</text:p>
          </table:table-cell>
          <table:table-cell table:formula="of:=CONCATENATE(&quot;Res:=eep_n_w(&quot;;[.J212];&quot;,REAL_INT(&quot;;[.A212];&quot;));&quot;)" office:value-type="string" office:string-value="Res:=eep_n_w(91,REAL_INT(P0_11));" calcext:value-type="string">
            <text:p>Res:=eep_n_w(91,REAL_INT(P0_11));</text:p>
          </table:table-cell>
          <table:table-cell table:formula="of:=IF([.E212]=1;CONCATENATE([.A21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1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table:formula="of:=CONCATENATE([.A213];&quot;:=INT_REAL(eep_n_r(&quot;;[.J213];&quot;));&quot;)" office:value-type="string" office:string-value="P0_12:=INT_REAL(eep_n_r(92));" calcext:value-type="string">
            <text:p>P0_12:=INT_REAL(eep_n_r(92));</text:p>
          </table:table-cell>
          <table:table-cell table:formula="of:=CONCATENATE(&quot;Res:=eep_n_w(&quot;;[.J213];&quot;,REAL_INT(&quot;;[.A213];&quot;));&quot;)" office:value-type="string" office:string-value="Res:=eep_n_w(92,REAL_INT(P0_12));" calcext:value-type="string">
            <text:p>Res:=eep_n_w(92,REAL_INT(P0_12));</text:p>
          </table:table-cell>
          <table:table-cell table:formula="of:=IF([.E213]=1;CONCATENATE([.A21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1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table:formula="of:=CONCATENATE([.A214];&quot;:=INT_REAL(eep_n_r(&quot;;[.J214];&quot;));&quot;)" office:value-type="string" office:string-value="P0_13:=INT_REAL(eep_n_r(93));" calcext:value-type="string">
            <text:p>P0_13:=INT_REAL(eep_n_r(93));</text:p>
          </table:table-cell>
          <table:table-cell table:formula="of:=CONCATENATE(&quot;Res:=eep_n_w(&quot;;[.J214];&quot;,REAL_INT(&quot;;[.A214];&quot;));&quot;)" office:value-type="string" office:string-value="Res:=eep_n_w(93,REAL_INT(P0_13));" calcext:value-type="string">
            <text:p>Res:=eep_n_w(93,REAL_INT(P0_13));</text:p>
          </table:table-cell>
          <table:table-cell table:formula="of:=IF([.E214]=1;CONCATENATE([.A21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1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/>
          <table:table-cell table:formula="of:=CONCATENATE([.A215];&quot;:=INT_REAL(eep_n_r(&quot;;[.J215];&quot;));&quot;)" office:value-type="string" office:string-value="P0_14:=INT_REAL(eep_n_r(94));" calcext:value-type="string">
            <text:p>P0_14:=INT_REAL(eep_n_r(94));</text:p>
          </table:table-cell>
          <table:table-cell table:formula="of:=CONCATENATE(&quot;Res:=eep_n_w(&quot;;[.J215];&quot;,REAL_INT(&quot;;[.A215];&quot;));&quot;)" office:value-type="string" office:string-value="Res:=eep_n_w(94,REAL_INT(P0_14));" calcext:value-type="string">
            <text:p>Res:=eep_n_w(94,REAL_INT(P0_14));</text:p>
          </table:table-cell>
          <table:table-cell table:formula="of:=IF([.E215]=1;CONCATENATE([.A21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/>
          <table:table-cell table:formula="of:=CONCATENATE([.A216];&quot;:=INT_REAL(eep_n_r(&quot;;[.J216];&quot;));&quot;)" office:value-type="string" office:string-value="P0_15:=INT_REAL(eep_n_r(95));" calcext:value-type="string">
            <text:p>P0_15:=INT_REAL(eep_n_r(95));</text:p>
          </table:table-cell>
          <table:table-cell table:formula="of:=CONCATENATE(&quot;Res:=eep_n_w(&quot;;[.J216];&quot;,REAL_INT(&quot;;[.A216];&quot;));&quot;)" office:value-type="string" office:string-value="Res:=eep_n_w(95,REAL_INT(P0_15));" calcext:value-type="string">
            <text:p>Res:=eep_n_w(95,REAL_INT(P0_15));</text:p>
          </table:table-cell>
          <table:table-cell table:formula="of:=IF([.E216]=1;CONCATENATE([.A21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1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/>
          <table:table-cell table:formula="of:=CONCATENATE([.A217];&quot;:=INT_REAL(eep_n_r(&quot;;[.J217];&quot;));&quot;)" office:value-type="string" office:string-value="P0_16:=INT_REAL(eep_n_r(96));" calcext:value-type="string">
            <text:p>P0_16:=INT_REAL(eep_n_r(96));</text:p>
          </table:table-cell>
          <table:table-cell table:formula="of:=CONCATENATE(&quot;Res:=eep_n_w(&quot;;[.J217];&quot;,REAL_INT(&quot;;[.A217];&quot;));&quot;)" office:value-type="string" office:string-value="Res:=eep_n_w(96,REAL_INT(P0_16));" calcext:value-type="string">
            <text:p>Res:=eep_n_w(96,REAL_INT(P0_16));</text:p>
          </table:table-cell>
          <table:table-cell table:formula="of:=IF([.E217]=1;CONCATENATE([.A21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0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06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1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table:formula="of:=CONCATENATE([.A218];&quot;:=INT_REAL(eep_n_r(&quot;;[.J218];&quot;));&quot;)" office:value-type="string" office:string-value="SP_01:=INT_REAL(eep_n_r(97));" calcext:value-type="string">
            <text:p>SP_01:=INT_REAL(eep_n_r(97));</text:p>
          </table:table-cell>
          <table:table-cell table:formula="of:=CONCATENATE(&quot;Res:=eep_n_w(&quot;;[.J218];&quot;,REAL_INT(&quot;;[.A218];&quot;));&quot;)" office:value-type="string" office:string-value="Res:=eep_n_w(97,REAL_INT(SP_01));" calcext:value-type="string">
            <text:p>Res:=eep_n_w(97,REAL_INT(SP_01));</text:p>
          </table:table-cell>
          <table:table-cell table:formula="of:=IF([.E218]=1;CONCATENATE([.A218];&quot; integer default '0',&quot;);&quot;&quot;)" office:value-type="string" office:string-value="SP_01 integer default '0'," calcext:value-type="string">
            <text:p>SP_0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2_01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26</text:p>
          </table:table-cell>
          <table:table-cell office:value-type="string" calcext:value-type="string">
            <text:p>Завдання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table:formula="of:=CONCATENATE([.A219];&quot;:=INT_REAL(eep_n_r(&quot;;[.J219];&quot;));&quot;)" office:value-type="string" office:string-value="SP2_01:=INT_REAL(eep_n_r(98));" calcext:value-type="string">
            <text:p>SP2_01:=INT_REAL(eep_n_r(98));</text:p>
          </table:table-cell>
          <table:table-cell table:formula="of:=CONCATENATE(&quot;Res:=eep_n_w(&quot;;[.J219];&quot;,REAL_INT(&quot;;[.A219];&quot;));&quot;)" office:value-type="string" office:string-value="Res:=eep_n_w(98,REAL_INT(SP2_01));" calcext:value-type="string">
            <text:p>Res:=eep_n_w(98,REAL_INT(SP2_01));</text:p>
          </table:table-cell>
          <table:table-cell table:formula="of:=IF([.E219]=1;CONCATENATE([.A219];&quot; integer default '0',&quot;);&quot;&quot;)" office:value-type="string" office:string-value="SP2_01 integer default '0'," calcext:value-type="string">
            <text:p>SP2_0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02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01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2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formula="of:=CONCATENATE([.A220];&quot;:=INT_REAL(eep_n_r(&quot;;[.J220];&quot;));&quot;)" office:value-type="string" office:string-value="SP_02:=INT_REAL(eep_n_r(99));" calcext:value-type="string">
            <text:p>SP_02:=INT_REAL(eep_n_r(99));</text:p>
          </table:table-cell>
          <table:table-cell table:formula="of:=CONCATENATE(&quot;Res:=eep_n_w(&quot;;[.J220];&quot;,REAL_INT(&quot;;[.A220];&quot;));&quot;)" office:value-type="string" office:string-value="Res:=eep_n_w(99,REAL_INT(SP_02));" calcext:value-type="string">
            <text:p>Res:=eep_n_w(99,REAL_INT(SP_02));</text:p>
          </table:table-cell>
          <table:table-cell table:formula="of:=IF([.E220]=1;CONCATENATE([.A220];&quot; integer default '0',&quot;);&quot;&quot;)" office:value-type="string" office:string-value="SP_02 integer default '0'," calcext:value-type="string">
            <text:p>SP_0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0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02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NCATENATE([.A221];&quot;:=INT_REAL(eep_n_r(&quot;;[.J221];&quot;));&quot;)" office:value-type="string" office:string-value="SP_03:=INT_REAL(eep_n_r(100));" calcext:value-type="string">
            <text:p>SP_03:=INT_REAL(eep_n_r(100));</text:p>
          </table:table-cell>
          <table:table-cell table:formula="of:=CONCATENATE(&quot;Res:=eep_n_w(&quot;;[.J221];&quot;,REAL_INT(&quot;;[.A221];&quot;));&quot;)" office:value-type="string" office:string-value="Res:=eep_n_w(100,REAL_INT(SP_03));" calcext:value-type="string">
            <text:p>Res:=eep_n_w(100,REAL_INT(SP_03));</text:p>
          </table:table-cell>
          <table:table-cell table:formula="of:=IF([.E221]=1;CONCATENATE([.A221];&quot; integer default '0',&quot;);&quot;&quot;)" office:value-type="string" office:string-value="SP_03 integer default '0'," calcext:value-type="string">
            <text:p>SP_0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0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03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formula="of:=CONCATENATE([.A222];&quot;:=INT_REAL(eep_n_r(&quot;;[.J222];&quot;));&quot;)" office:value-type="string" office:string-value="SP_04:=INT_REAL(eep_n_r(101));" calcext:value-type="string">
            <text:p>SP_04:=INT_REAL(eep_n_r(101));</text:p>
          </table:table-cell>
          <table:table-cell table:formula="of:=CONCATENATE(&quot;Res:=eep_n_w(&quot;;[.J222];&quot;,REAL_INT(&quot;;[.A222];&quot;));&quot;)" office:value-type="string" office:string-value="Res:=eep_n_w(101,REAL_INT(SP_04));" calcext:value-type="string">
            <text:p>Res:=eep_n_w(101,REAL_INT(SP_04));</text:p>
          </table:table-cell>
          <table:table-cell table:formula="of:=IF([.E222]=1;CONCATENATE([.A222];&quot; integer default '0',&quot;);&quot;&quot;)" office:value-type="string" office:string-value="SP_04 integer default '0'," calcext:value-type="string">
            <text:p>SP_0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0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04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5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CONCATENATE([.A223];&quot;:=INT_REAL(eep_n_r(&quot;;[.J223];&quot;));&quot;)" office:value-type="string" office:string-value="SP_05:=INT_REAL(eep_n_r(102));" calcext:value-type="string">
            <text:p>SP_05:=INT_REAL(eep_n_r(102));</text:p>
          </table:table-cell>
          <table:table-cell table:formula="of:=CONCATENATE(&quot;Res:=eep_n_w(&quot;;[.J223];&quot;,REAL_INT(&quot;;[.A223];&quot;));&quot;)" office:value-type="string" office:string-value="Res:=eep_n_w(102,REAL_INT(SP_05));" calcext:value-type="string">
            <text:p>Res:=eep_n_w(102,REAL_INT(SP_05));</text:p>
          </table:table-cell>
          <table:table-cell table:formula="of:=IF([.E223]=1;CONCATENATE([.A223];&quot; integer default '0',&quot;);&quot;&quot;)" office:value-type="string" office:string-value="SP_05 integer default '0'," calcext:value-type="string">
            <text:p>SP_0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0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22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6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table:formula="of:=CONCATENATE([.A224];&quot;:=INT_REAL(eep_n_r(&quot;;[.J224];&quot;));&quot;)" office:value-type="string" office:string-value="SP_06:=INT_REAL(eep_n_r(103));" calcext:value-type="string">
            <text:p>SP_06:=INT_REAL(eep_n_r(103));</text:p>
          </table:table-cell>
          <table:table-cell table:formula="of:=CONCATENATE(&quot;Res:=eep_n_w(&quot;;[.J224];&quot;,REAL_INT(&quot;;[.A224];&quot;));&quot;)" office:value-type="string" office:string-value="Res:=eep_n_w(103,REAL_INT(SP_06));" calcext:value-type="string">
            <text:p>Res:=eep_n_w(103,REAL_INT(SP_06));</text:p>
          </table:table-cell>
          <table:table-cell table:formula="of:=IF([.E224]=1;CONCATENATE([.A224];&quot; integer default '0',&quot;);&quot;&quot;)" office:value-type="string" office:string-value="SP_06 integer default '0'," calcext:value-type="string">
            <text:p>SP_0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07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05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formula="of:=CONCATENATE([.A225];&quot;:=INT_REAL(eep_n_r(&quot;;[.J225];&quot;));&quot;)" office:value-type="string" office:string-value="SP_07:=INT_REAL(eep_n_r(104));" calcext:value-type="string">
            <text:p>SP_07:=INT_REAL(eep_n_r(104));</text:p>
          </table:table-cell>
          <table:table-cell table:formula="of:=CONCATENATE(&quot;Res:=eep_n_w(&quot;;[.J225];&quot;,REAL_INT(&quot;;[.A225];&quot;));&quot;)" office:value-type="string" office:string-value="Res:=eep_n_w(104,REAL_INT(SP_07));" calcext:value-type="string">
            <text:p>Res:=eep_n_w(104,REAL_INT(SP_07));</text:p>
          </table:table-cell>
          <table:table-cell table:formula="of:=IF([.E225]=1;CONCATENATE([.A225];&quot; integer default '0',&quot;);&quot;&quot;)" office:value-type="string" office:string-value="SP_07 integer default '0'," calcext:value-type="string">
            <text:p>SP_0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2_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40</text:p>
          </table:table-cell>
          <table:table-cell office:value-type="string" calcext:value-type="string">
            <text:p>Завдання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table:formula="of:=CONCATENATE([.A226];&quot;:=INT_REAL(eep_n_r(&quot;;[.J226];&quot;));&quot;)" office:value-type="string" office:string-value="SP2_07:=INT_REAL(eep_n_r(105));" calcext:value-type="string">
            <text:p>SP2_07:=INT_REAL(eep_n_r(105));</text:p>
          </table:table-cell>
          <table:table-cell table:formula="of:=CONCATENATE(&quot;Res:=eep_n_w(&quot;;[.J226];&quot;,REAL_INT(&quot;;[.A226];&quot;));&quot;)" office:value-type="string" office:string-value="Res:=eep_n_w(105,REAL_INT(SP2_07));" calcext:value-type="string">
            <text:p>Res:=eep_n_w(105,REAL_INT(SP2_07));</text:p>
          </table:table-cell>
          <table:table-cell table:formula="of:=IF([.E226]=1;CONCATENATE([.A226];&quot; integer default '0',&quot;);&quot;&quot;)" office:value-type="string" office:string-value="SP2_07 integer default '0'," calcext:value-type="string">
            <text:p>SP2_0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3_0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27</text:p>
          </table:table-cell>
          <table:table-cell office:value-type="string" calcext:value-type="string">
            <text:p>Завдання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table:formula="of:=CONCATENATE([.A227];&quot;:=INT_REAL(eep_n_r(&quot;;[.J227];&quot;));&quot;)" office:value-type="string" office:string-value="SP3_07:=INT_REAL(eep_n_r(106));" calcext:value-type="string">
            <text:p>SP3_07:=INT_REAL(eep_n_r(106));</text:p>
          </table:table-cell>
          <table:table-cell table:formula="of:=CONCATENATE(&quot;Res:=eep_n_w(&quot;;[.J227];&quot;,REAL_INT(&quot;;[.A227];&quot;));&quot;)" office:value-type="string" office:string-value="Res:=eep_n_w(106,REAL_INT(SP3_07));" calcext:value-type="string">
            <text:p>Res:=eep_n_w(106,REAL_INT(SP3_07));</text:p>
          </table:table-cell>
          <table:table-cell table:formula="of:=IF([.E227]=1;CONCATENATE([.A227];&quot; integer default '0',&quot;);&quot;&quot;)" office:value-type="string" office:string-value="SP3_07 integer default '0'," calcext:value-type="string">
            <text:p>SP3_0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0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17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8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table:formula="of:=CONCATENATE([.A228];&quot;:=INT_REAL(eep_n_r(&quot;;[.J228];&quot;));&quot;)" office:value-type="string" office:string-value="SP_08:=INT_REAL(eep_n_r(107));" calcext:value-type="string">
            <text:p>SP_08:=INT_REAL(eep_n_r(107));</text:p>
          </table:table-cell>
          <table:table-cell table:formula="of:=CONCATENATE(&quot;Res:=eep_n_w(&quot;;[.J228];&quot;,REAL_INT(&quot;;[.A228];&quot;));&quot;)" office:value-type="string" office:string-value="Res:=eep_n_w(107,REAL_INT(SP_08));" calcext:value-type="string">
            <text:p>Res:=eep_n_w(107,REAL_INT(SP_08));</text:p>
          </table:table-cell>
          <table:table-cell table:formula="of:=IF([.E228]=1;CONCATENATE([.A228];&quot; integer default '0',&quot;);&quot;&quot;)" office:value-type="string" office:string-value="SP_08 integer default '0'," calcext:value-type="string">
            <text:p>SP_08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09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18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9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CONCATENATE([.A229];&quot;:=INT_REAL(eep_n_r(&quot;;[.J229];&quot;));&quot;)" office:value-type="string" office:string-value="SP_09:=INT_REAL(eep_n_r(108));" calcext:value-type="string">
            <text:p>SP_09:=INT_REAL(eep_n_r(108));</text:p>
          </table:table-cell>
          <table:table-cell table:formula="of:=CONCATENATE(&quot;Res:=eep_n_w(&quot;;[.J229];&quot;,REAL_INT(&quot;;[.A229];&quot;));&quot;)" office:value-type="string" office:string-value="Res:=eep_n_w(108,REAL_INT(SP_09));" calcext:value-type="string">
            <text:p>Res:=eep_n_w(108,REAL_INT(SP_09));</text:p>
          </table:table-cell>
          <table:table-cell table:formula="of:=IF([.E229]=1;CONCATENATE([.A229];&quot; integer default '0',&quot;);&quot;&quot;)" office:value-type="string" office:string-value="SP_09 integer default '0'," calcext:value-type="string">
            <text:p>SP_0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1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19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10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table:formula="of:=CONCATENATE([.A230];&quot;:=INT_REAL(eep_n_r(&quot;;[.J230];&quot;));&quot;)" office:value-type="string" office:string-value="SP_10:=INT_REAL(eep_n_r(109));" calcext:value-type="string">
            <text:p>SP_10:=INT_REAL(eep_n_r(109));</text:p>
          </table:table-cell>
          <table:table-cell table:formula="of:=CONCATENATE(&quot;Res:=eep_n_w(&quot;;[.J230];&quot;,REAL_INT(&quot;;[.A230];&quot;));&quot;)" office:value-type="string" office:string-value="Res:=eep_n_w(109,REAL_INT(SP_10));" calcext:value-type="string">
            <text:p>Res:=eep_n_w(109,REAL_INT(SP_10));</text:p>
          </table:table-cell>
          <table:table-cell table:formula="of:=IF([.E230]=1;CONCATENATE([.A230];&quot; integer default '0',&quot;);&quot;&quot;)" office:value-type="string" office:string-value="SP_10 integer default '0'," calcext:value-type="string">
            <text:p>SP_1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20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11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table:formula="of:=CONCATENATE([.A231];&quot;:=INT_REAL(eep_n_r(&quot;;[.J231];&quot;));&quot;)" office:value-type="string" office:string-value="SP_11:=INT_REAL(eep_n_r(110));" calcext:value-type="string">
            <text:p>SP_11:=INT_REAL(eep_n_r(110));</text:p>
          </table:table-cell>
          <table:table-cell table:formula="of:=CONCATENATE(&quot;Res:=eep_n_w(&quot;;[.J231];&quot;,REAL_INT(&quot;;[.A231];&quot;));&quot;)" office:value-type="string" office:string-value="Res:=eep_n_w(110,REAL_INT(SP_11));" calcext:value-type="string">
            <text:p>Res:=eep_n_w(110,REAL_INT(SP_11));</text:p>
          </table:table-cell>
          <table:table-cell table:formula="of:=IF([.E231]=1;CONCATENATE([.A231];&quot; integer default '0',&quot;);&quot;&quot;)" office:value-type="string" office:string-value="SP_11 integer default '0'," calcext:value-type="string">
            <text:p>SP_1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1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21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12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table:formula="of:=CONCATENATE([.A232];&quot;:=INT_REAL(eep_n_r(&quot;;[.J232];&quot;));&quot;)" office:value-type="string" office:string-value="SP_12:=INT_REAL(eep_n_r(111));" calcext:value-type="string">
            <text:p>SP_12:=INT_REAL(eep_n_r(111));</text:p>
          </table:table-cell>
          <table:table-cell table:formula="of:=CONCATENATE(&quot;Res:=eep_n_w(&quot;;[.J232];&quot;,REAL_INT(&quot;;[.A232];&quot;));&quot;)" office:value-type="string" office:string-value="Res:=eep_n_w(111,REAL_INT(SP_12));" calcext:value-type="string">
            <text:p>Res:=eep_n_w(111,REAL_INT(SP_12));</text:p>
          </table:table-cell>
          <table:table-cell table:formula="of:=IF([.E232]=1;CONCATENATE([.A232];&quot; integer default '0',&quot;);&quot;&quot;)" office:value-type="string" office:string-value="SP_12 integer default '0'," calcext:value-type="string">
            <text:p>SP_1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1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39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13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formula="of:=CONCATENATE([.A233];&quot;:=INT_REAL(eep_n_r(&quot;;[.J233];&quot;));&quot;)" office:value-type="string" office:string-value="SP_13:=INT_REAL(eep_n_r(112));" calcext:value-type="string">
            <text:p>SP_13:=INT_REAL(eep_n_r(112));</text:p>
          </table:table-cell>
          <table:table-cell table:formula="of:=CONCATENATE(&quot;Res:=eep_n_w(&quot;;[.J233];&quot;,REAL_INT(&quot;;[.A233];&quot;));&quot;)" office:value-type="string" office:string-value="Res:=eep_n_w(112,REAL_INT(SP_13));" calcext:value-type="string">
            <text:p>Res:=eep_n_w(112,REAL_INT(SP_13));</text:p>
          </table:table-cell>
          <table:table-cell table:formula="of:=IF([.E233]=1;CONCATENATE([.A233];&quot; integer default '0',&quot;);&quot;&quot;)" office:value-type="string" office:string-value="SP_13 integer default '0'," calcext:value-type="string">
            <text:p>SP_1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14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08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14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table:formula="of:=CONCATENATE([.A234];&quot;:=INT_REAL(eep_n_r(&quot;;[.J234];&quot;));&quot;)" office:value-type="string" office:string-value="SP_14:=INT_REAL(eep_n_r(113));" calcext:value-type="string">
            <text:p>SP_14:=INT_REAL(eep_n_r(113));</text:p>
          </table:table-cell>
          <table:table-cell table:formula="of:=CONCATENATE(&quot;Res:=eep_n_w(&quot;;[.J234];&quot;,REAL_INT(&quot;;[.A234];&quot;));&quot;)" office:value-type="string" office:string-value="Res:=eep_n_w(113,REAL_INT(SP_14));" calcext:value-type="string">
            <text:p>Res:=eep_n_w(113,REAL_INT(SP_14));</text:p>
          </table:table-cell>
          <table:table-cell table:formula="of:=IF([.E234]=1;CONCATENATE([.A234];&quot; integer default '0',&quot;);&quot;&quot;)" office:value-type="string" office:string-value="SP_14 integer default '0'," calcext:value-type="string">
            <text:p>SP_1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1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09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1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CONCATENATE([.A235];&quot;:=INT_REAL(eep_n_r(&quot;;[.J235];&quot;));&quot;)" office:value-type="string" office:string-value="SP_15:=INT_REAL(eep_n_r(114));" calcext:value-type="string">
            <text:p>SP_15:=INT_REAL(eep_n_r(114));</text:p>
          </table:table-cell>
          <table:table-cell table:formula="of:=CONCATENATE(&quot;Res:=eep_n_w(&quot;;[.J235];&quot;,REAL_INT(&quot;;[.A235];&quot;));&quot;)" office:value-type="string" office:string-value="Res:=eep_n_w(114,REAL_INT(SP_15));" calcext:value-type="string">
            <text:p>Res:=eep_n_w(114,REAL_INT(SP_15));</text:p>
          </table:table-cell>
          <table:table-cell table:formula="of:=IF([.E235]=1;CONCATENATE([.A235];&quot; integer default '0',&quot;);&quot;&quot;)" office:value-type="string" office:string-value="SP_15 integer default '0'," calcext:value-type="string">
            <text:p>SP_1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16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06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1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table:formula="of:=CONCATENATE([.A236];&quot;:=INT_REAL(eep_n_r(&quot;;[.J236];&quot;));&quot;)" office:value-type="string" office:string-value="SP_16:=INT_REAL(eep_n_r(115));" calcext:value-type="string">
            <text:p>SP_16:=INT_REAL(eep_n_r(115));</text:p>
          </table:table-cell>
          <table:table-cell table:formula="of:=CONCATENATE(&quot;Res:=eep_n_w(&quot;;[.J236];&quot;,REAL_INT(&quot;;[.A236];&quot;));&quot;)" office:value-type="string" office:string-value="Res:=eep_n_w(115,REAL_INT(SP_16));" calcext:value-type="string">
            <text:p>Res:=eep_n_w(115,REAL_INT(SP_16));</text:p>
          </table:table-cell>
          <table:table-cell table:formula="of:=IF([.E236]=1;CONCATENATE([.A236];&quot; integer default '0',&quot;);&quot;&quot;)" office:value-type="string" office:string-value="SP_16 integer default '0'," calcext:value-type="string">
            <text:p>SP_1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K2_0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/>
          <table:table-cell table:formula="of:=CONCATENATE([.A237];&quot;:=INT_REAL(eep_n_r(&quot;;[.J237];&quot;));&quot;)" office:value-type="string" office:string-value="K2_01:=INT_REAL(eep_n_r(116));" calcext:value-type="string">
            <text:p>K2_01:=INT_REAL(eep_n_r(116));</text:p>
          </table:table-cell>
          <table:table-cell table:formula="of:=CONCATENATE(&quot;Res:=eep_n_w(&quot;;[.J237];&quot;,REAL_INT(&quot;;[.A237];&quot;));&quot;)" office:value-type="string" office:string-value="Res:=eep_n_w(116,REAL_INT(K2_01));" calcext:value-type="string">
            <text:p>Res:=eep_n_w(116,REAL_INT(K2_01));</text:p>
          </table:table-cell>
          <table:table-cell table:formula="of:=IF([.E237]=1;CONCATENATE([.A23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2_0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/>
          <table:table-cell table:formula="of:=CONCATENATE([.A238];&quot;:=INT_REAL(eep_n_r(&quot;;[.J238];&quot;));&quot;)" office:value-type="string" office:string-value="K2_02:=INT_REAL(eep_n_r(117));" calcext:value-type="string">
            <text:p>K2_02:=INT_REAL(eep_n_r(117));</text:p>
          </table:table-cell>
          <table:table-cell table:formula="of:=CONCATENATE(&quot;Res:=eep_n_w(&quot;;[.J238];&quot;,REAL_INT(&quot;;[.A238];&quot;));&quot;)" office:value-type="string" office:string-value="Res:=eep_n_w(117,REAL_INT(K2_02));" calcext:value-type="string">
            <text:p>Res:=eep_n_w(117,REAL_INT(K2_02));</text:p>
          </table:table-cell>
          <table:table-cell table:formula="of:=IF([.E238]=1;CONCATENATE([.A23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2_0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/>
          <table:table-cell table:formula="of:=CONCATENATE([.A239];&quot;:=INT_REAL(eep_n_r(&quot;;[.J239];&quot;));&quot;)" office:value-type="string" office:string-value="K2_03:=INT_REAL(eep_n_r(118));" calcext:value-type="string">
            <text:p>K2_03:=INT_REAL(eep_n_r(118));</text:p>
          </table:table-cell>
          <table:table-cell table:formula="of:=CONCATENATE(&quot;Res:=eep_n_w(&quot;;[.J239];&quot;,REAL_INT(&quot;;[.A239];&quot;));&quot;)" office:value-type="string" office:string-value="Res:=eep_n_w(118,REAL_INT(K2_03));" calcext:value-type="string">
            <text:p>Res:=eep_n_w(118,REAL_INT(K2_03));</text:p>
          </table:table-cell>
          <table:table-cell table:formula="of:=IF([.E239]=1;CONCATENATE([.A23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2_04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/>
          <table:table-cell table:formula="of:=CONCATENATE([.A240];&quot;:=INT_REAL(eep_n_r(&quot;;[.J240];&quot;));&quot;)" office:value-type="string" office:string-value="K2_04:=INT_REAL(eep_n_r(119));" calcext:value-type="string">
            <text:p>K2_04:=INT_REAL(eep_n_r(119));</text:p>
          </table:table-cell>
          <table:table-cell table:formula="of:=CONCATENATE(&quot;Res:=eep_n_w(&quot;;[.J240];&quot;,REAL_INT(&quot;;[.A240];&quot;));&quot;)" office:value-type="string" office:string-value="Res:=eep_n_w(119,REAL_INT(K2_04));" calcext:value-type="string">
            <text:p>Res:=eep_n_w(119,REAL_INT(K2_04));</text:p>
          </table:table-cell>
          <table:table-cell table:formula="of:=IF([.E240]=1;CONCATENATE([.A24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2_05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/>
          <table:table-cell table:formula="of:=CONCATENATE([.A241];&quot;:=INT_REAL(eep_n_r(&quot;;[.J241];&quot;));&quot;)" office:value-type="string" office:string-value="K2_05:=INT_REAL(eep_n_r(120));" calcext:value-type="string">
            <text:p>K2_05:=INT_REAL(eep_n_r(120));</text:p>
          </table:table-cell>
          <table:table-cell table:formula="of:=CONCATENATE(&quot;Res:=eep_n_w(&quot;;[.J241];&quot;,REAL_INT(&quot;;[.A241];&quot;));&quot;)" office:value-type="string" office:string-value="Res:=eep_n_w(120,REAL_INT(K2_05));" calcext:value-type="string">
            <text:p>Res:=eep_n_w(120,REAL_INT(K2_05));</text:p>
          </table:table-cell>
          <table:table-cell table:formula="of:=IF([.E241]=1;CONCATENATE([.A24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2_0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/>
          <table:table-cell table:formula="of:=CONCATENATE([.A242];&quot;:=INT_REAL(eep_n_r(&quot;;[.J242];&quot;));&quot;)" office:value-type="string" office:string-value="K2_06:=INT_REAL(eep_n_r(121));" calcext:value-type="string">
            <text:p>K2_06:=INT_REAL(eep_n_r(121));</text:p>
          </table:table-cell>
          <table:table-cell table:formula="of:=CONCATENATE(&quot;Res:=eep_n_w(&quot;;[.J242];&quot;,REAL_INT(&quot;;[.A242];&quot;));&quot;)" office:value-type="string" office:string-value="Res:=eep_n_w(121,REAL_INT(K2_06));" calcext:value-type="string">
            <text:p>Res:=eep_n_w(121,REAL_INT(K2_06));</text:p>
          </table:table-cell>
          <table:table-cell table:formula="of:=IF([.E242]=1;CONCATENATE([.A24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2_07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/>
          <table:table-cell table:formula="of:=CONCATENATE([.A243];&quot;:=INT_REAL(eep_n_r(&quot;;[.J243];&quot;));&quot;)" office:value-type="string" office:string-value="K2_07:=INT_REAL(eep_n_r(122));" calcext:value-type="string">
            <text:p>K2_07:=INT_REAL(eep_n_r(122));</text:p>
          </table:table-cell>
          <table:table-cell table:formula="of:=CONCATENATE(&quot;Res:=eep_n_w(&quot;;[.J243];&quot;,REAL_INT(&quot;;[.A243];&quot;));&quot;)" office:value-type="string" office:string-value="Res:=eep_n_w(122,REAL_INT(K2_07));" calcext:value-type="string">
            <text:p>Res:=eep_n_w(122,REAL_INT(K2_07));</text:p>
          </table:table-cell>
          <table:table-cell table:formula="of:=IF([.E243]=1;CONCATENATE([.A24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17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/>
          <table:table-cell table:formula="of:=CONCATENATE([.A244];&quot;:=INT_REAL(eep_n_r(&quot;;[.J244];&quot;));&quot;)" office:value-type="string" office:string-value="Kpr_17:=INT_REAL(eep_n_r(123));" calcext:value-type="string">
            <text:p>Kpr_17:=INT_REAL(eep_n_r(123));</text:p>
          </table:table-cell>
          <table:table-cell table:formula="of:=CONCATENATE(&quot;Res:=eep_n_w(&quot;;[.J244];&quot;,REAL_INT(&quot;;[.A244];&quot;));&quot;)" office:value-type="string" office:string-value="Res:=eep_n_w(123,REAL_INT(Kpr_17));" calcext:value-type="string">
            <text:p>Res:=eep_n_w(123,REAL_INT(Kpr_17));</text:p>
          </table:table-cell>
          <table:table-cell table:formula="of:=IF([.E244]=1;CONCATENATE([.A24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1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/>
          <table:table-cell table:formula="of:=CONCATENATE([.A245];&quot;:=INT_REAL(eep_n_r(&quot;;[.J245];&quot;));&quot;)" office:value-type="string" office:string-value="Xmin_17:=INT_REAL(eep_n_r(124));" calcext:value-type="string">
            <text:p>Xmin_17:=INT_REAL(eep_n_r(124));</text:p>
          </table:table-cell>
          <table:table-cell table:formula="of:=CONCATENATE(&quot;Res:=eep_n_w(&quot;;[.J245];&quot;,REAL_INT(&quot;;[.A245];&quot;));&quot;)" office:value-type="string" office:string-value="Res:=eep_n_w(124,REAL_INT(Xmin_17));" calcext:value-type="string">
            <text:p>Res:=eep_n_w(124,REAL_INT(Xmin_17));</text:p>
          </table:table-cell>
          <table:table-cell table:formula="of:=IF([.E245]=1;CONCATENATE([.A24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1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  <table:table-cell table:formula="of:=CONCATENATE([.A246];&quot;:=INT_REAL(eep_n_r(&quot;;[.J246];&quot;));&quot;)" office:value-type="string" office:string-value="Xmax_17:=INT_REAL(eep_n_r(125));" calcext:value-type="string">
            <text:p>Xmax_17:=INT_REAL(eep_n_r(125));</text:p>
          </table:table-cell>
          <table:table-cell table:formula="of:=CONCATENATE(&quot;Res:=eep_n_w(&quot;;[.J246];&quot;,REAL_INT(&quot;;[.A246];&quot;));&quot;)" office:value-type="string" office:string-value="Res:=eep_n_w(125,REAL_INT(Xmax_17));" calcext:value-type="string">
            <text:p>Res:=eep_n_w(125,REAL_INT(Xmax_17));</text:p>
          </table:table-cell>
          <table:table-cell table:formula="of:=IF([.E246]=1;CONCATENATE([.A24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1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/>
          <table:table-cell table:formula="of:=CONCATENATE([.A247];&quot;:=INT_REAL(eep_n_r(&quot;;[.J247];&quot;));&quot;)" office:value-type="string" office:string-value="Kpr_18:=INT_REAL(eep_n_r(126));" calcext:value-type="string">
            <text:p>Kpr_18:=INT_REAL(eep_n_r(126));</text:p>
          </table:table-cell>
          <table:table-cell table:formula="of:=CONCATENATE(&quot;Res:=eep_n_w(&quot;;[.J247];&quot;,REAL_INT(&quot;;[.A247];&quot;));&quot;)" office:value-type="string" office:string-value="Res:=eep_n_w(126,REAL_INT(Kpr_18));" calcext:value-type="string">
            <text:p>Res:=eep_n_w(126,REAL_INT(Kpr_18));</text:p>
          </table:table-cell>
          <table:table-cell table:formula="of:=IF([.E247]=1;CONCATENATE([.A24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19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/>
          <table:table-cell table:formula="of:=CONCATENATE([.A248];&quot;:=INT_REAL(eep_n_r(&quot;;[.J248];&quot;));&quot;)" office:value-type="string" office:string-value="Kpr_19:=INT_REAL(eep_n_r(127));" calcext:value-type="string">
            <text:p>Kpr_19:=INT_REAL(eep_n_r(127));</text:p>
          </table:table-cell>
          <table:table-cell table:formula="of:=CONCATENATE(&quot;Res:=eep_n_w(&quot;;[.J248];&quot;,REAL_INT(&quot;;[.A248];&quot;));&quot;)" office:value-type="string" office:string-value="Res:=eep_n_w(127,REAL_INT(Kpr_19));" calcext:value-type="string">
            <text:p>Res:=eep_n_w(127,REAL_INT(Kpr_19));</text:p>
          </table:table-cell>
          <table:table-cell table:formula="of:=IF([.E248]=1;CONCATENATE([.A24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2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CONCATENATE([.A249];&quot;:=INT_REAL(eep_n_r(&quot;;[.J249];&quot;));&quot;)" office:value-type="string" office:string-value="Kpr_20:=INT_REAL(eep_n_r(128));" calcext:value-type="string">
            <text:p>Kpr_20:=INT_REAL(eep_n_r(128));</text:p>
          </table:table-cell>
          <table:table-cell table:formula="of:=CONCATENATE(&quot;Res:=eep_n_w(&quot;;[.J249];&quot;,REAL_INT(&quot;;[.A249];&quot;));&quot;)" office:value-type="string" office:string-value="Res:=eep_n_w(128,REAL_INT(Kpr_20));" calcext:value-type="string">
            <text:p>Res:=eep_n_w(128,REAL_INT(Kpr_20));</text:p>
          </table:table-cell>
          <table:table-cell table:formula="of:=IF([.E249]=1;CONCATENATE([.A24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pr_2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/>
          <table:table-cell table:formula="of:=CONCATENATE([.A250];&quot;:=INT_REAL(eep_n_r(&quot;;[.J250];&quot;));&quot;)" office:value-type="string" office:string-value="Kpr_21:=INT_REAL(eep_n_r(129));" calcext:value-type="string">
            <text:p>Kpr_21:=INT_REAL(eep_n_r(129));</text:p>
          </table:table-cell>
          <table:table-cell table:formula="of:=CONCATENATE(&quot;Res:=eep_n_w(&quot;;[.J250];&quot;,REAL_INT(&quot;;[.A250];&quot;));&quot;)" office:value-type="string" office:string-value="Res:=eep_n_w(129,REAL_INT(Kpr_21));" calcext:value-type="string">
            <text:p>Res:=eep_n_w(129,REAL_INT(Kpr_21));</text:p>
          </table:table-cell>
          <table:table-cell table:formula="of:=IF([.E250]=1;CONCATENATE([.A25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18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/>
          <table:table-cell table:formula="of:=CONCATENATE([.A251];&quot;:=INT_REAL(eep_n_r(&quot;;[.J251];&quot;));&quot;)" office:value-type="string" office:string-value="Ti_18:=INT_REAL(eep_n_r(130));" calcext:value-type="string">
            <text:p>Ti_18:=INT_REAL(eep_n_r(130));</text:p>
          </table:table-cell>
          <table:table-cell table:formula="of:=CONCATENATE(&quot;Res:=eep_n_w(&quot;;[.J251];&quot;,REAL_INT(&quot;;[.A251];&quot;));&quot;)" office:value-type="string" office:string-value="Res:=eep_n_w(130,REAL_INT(Ti_18));" calcext:value-type="string">
            <text:p>Res:=eep_n_w(130,REAL_INT(Ti_18));</text:p>
          </table:table-cell>
          <table:table-cell table:formula="of:=IF([.E251]=1;CONCATENATE([.A25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1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/>
          <table:table-cell table:formula="of:=CONCATENATE([.A252];&quot;:=INT_REAL(eep_n_r(&quot;;[.J252];&quot;));&quot;)" office:value-type="string" office:string-value="Ti_19:=INT_REAL(eep_n_r(131));" calcext:value-type="string">
            <text:p>Ti_19:=INT_REAL(eep_n_r(131));</text:p>
          </table:table-cell>
          <table:table-cell table:formula="of:=CONCATENATE(&quot;Res:=eep_n_w(&quot;;[.J252];&quot;,REAL_INT(&quot;;[.A252];&quot;));&quot;)" office:value-type="string" office:string-value="Res:=eep_n_w(131,REAL_INT(Ti_19));" calcext:value-type="string">
            <text:p>Res:=eep_n_w(131,REAL_INT(Ti_19));</text:p>
          </table:table-cell>
          <table:table-cell table:formula="of:=IF([.E252]=1;CONCATENATE([.A25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2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/>
          <table:table-cell table:formula="of:=CONCATENATE([.A253];&quot;:=INT_REAL(eep_n_r(&quot;;[.J253];&quot;));&quot;)" office:value-type="string" office:string-value="Ti_20:=INT_REAL(eep_n_r(132));" calcext:value-type="string">
            <text:p>Ti_20:=INT_REAL(eep_n_r(132));</text:p>
          </table:table-cell>
          <table:table-cell table:formula="of:=CONCATENATE(&quot;Res:=eep_n_w(&quot;;[.J253];&quot;,REAL_INT(&quot;;[.A253];&quot;));&quot;)" office:value-type="string" office:string-value="Res:=eep_n_w(132,REAL_INT(Ti_20));" calcext:value-type="string">
            <text:p>Res:=eep_n_w(132,REAL_INT(Ti_20));</text:p>
          </table:table-cell>
          <table:table-cell table:formula="of:=IF([.E253]=1;CONCATENATE([.A25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i_21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/>
          <table:table-cell table:formula="of:=CONCATENATE([.A254];&quot;:=INT_REAL(eep_n_r(&quot;;[.J254];&quot;));&quot;)" office:value-type="string" office:string-value="Ti_21:=INT_REAL(eep_n_r(133));" calcext:value-type="string">
            <text:p>Ti_21:=INT_REAL(eep_n_r(133));</text:p>
          </table:table-cell>
          <table:table-cell table:formula="of:=CONCATENATE(&quot;Res:=eep_n_w(&quot;;[.J254];&quot;,REAL_INT(&quot;;[.A254];&quot;));&quot;)" office:value-type="string" office:string-value="Res:=eep_n_w(133,REAL_INT(Ti_21));" calcext:value-type="string">
            <text:p>Res:=eep_n_w(133,REAL_INT(Ti_21));</text:p>
          </table:table-cell>
          <table:table-cell table:formula="of:=IF([.E254]=1;CONCATENATE([.A25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18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/>
          <table:table-cell table:formula="of:=CONCATENATE([.A255];&quot;:=INT_REAL(eep_n_r(&quot;;[.J255];&quot;));&quot;)" office:value-type="string" office:string-value="Td_18:=INT_REAL(eep_n_r(134));" calcext:value-type="string">
            <text:p>Td_18:=INT_REAL(eep_n_r(134));</text:p>
          </table:table-cell>
          <table:table-cell table:formula="of:=CONCATENATE(&quot;Res:=eep_n_w(&quot;;[.J255];&quot;,REAL_INT(&quot;;[.A255];&quot;));&quot;)" office:value-type="string" office:string-value="Res:=eep_n_w(134,REAL_INT(Td_18));" calcext:value-type="string">
            <text:p>Res:=eep_n_w(134,REAL_INT(Td_18));</text:p>
          </table:table-cell>
          <table:table-cell table:formula="of:=IF([.E255]=1;CONCATENATE([.A25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1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/>
          <table:table-cell table:formula="of:=CONCATENATE([.A256];&quot;:=INT_REAL(eep_n_r(&quot;;[.J256];&quot;));&quot;)" office:value-type="string" office:string-value="Td_19:=INT_REAL(eep_n_r(135));" calcext:value-type="string">
            <text:p>Td_19:=INT_REAL(eep_n_r(135));</text:p>
          </table:table-cell>
          <table:table-cell table:formula="of:=CONCATENATE(&quot;Res:=eep_n_w(&quot;;[.J256];&quot;,REAL_INT(&quot;;[.A256];&quot;));&quot;)" office:value-type="string" office:string-value="Res:=eep_n_w(135,REAL_INT(Td_19));" calcext:value-type="string">
            <text:p>Res:=eep_n_w(135,REAL_INT(Td_19));</text:p>
          </table:table-cell>
          <table:table-cell table:formula="of:=IF([.E256]=1;CONCATENATE([.A25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2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/>
          <table:table-cell table:formula="of:=CONCATENATE([.A257];&quot;:=INT_REAL(eep_n_r(&quot;;[.J257];&quot;));&quot;)" office:value-type="string" office:string-value="Td_20:=INT_REAL(eep_n_r(136));" calcext:value-type="string">
            <text:p>Td_20:=INT_REAL(eep_n_r(136));</text:p>
          </table:table-cell>
          <table:table-cell table:formula="of:=CONCATENATE(&quot;Res:=eep_n_w(&quot;;[.J257];&quot;,REAL_INT(&quot;;[.A257];&quot;));&quot;)" office:value-type="string" office:string-value="Res:=eep_n_w(136,REAL_INT(Td_20));" calcext:value-type="string">
            <text:p>Res:=eep_n_w(136,REAL_INT(Td_20));</text:p>
          </table:table-cell>
          <table:table-cell table:formula="of:=IF([.E257]=1;CONCATENATE([.A25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d_2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/>
          <table:table-cell table:formula="of:=CONCATENATE([.A258];&quot;:=INT_REAL(eep_n_r(&quot;;[.J258];&quot;));&quot;)" office:value-type="string" office:string-value="Td_21:=INT_REAL(eep_n_r(137));" calcext:value-type="string">
            <text:p>Td_21:=INT_REAL(eep_n_r(137));</text:p>
          </table:table-cell>
          <table:table-cell table:formula="of:=CONCATENATE(&quot;Res:=eep_n_w(&quot;;[.J258];&quot;,REAL_INT(&quot;;[.A258];&quot;));&quot;)" office:value-type="string" office:string-value="Res:=eep_n_w(137,REAL_INT(Td_21));" calcext:value-type="string">
            <text:p>Res:=eep_n_w(137,REAL_INT(Td_21));</text:p>
          </table:table-cell>
          <table:table-cell table:formula="of:=IF([.E258]=1;CONCATENATE([.A25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18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/>
          <table:table-cell table:formula="of:=CONCATENATE([.A259];&quot;:=INT_REAL(eep_n_r(&quot;;[.J259];&quot;));&quot;)" office:value-type="string" office:string-value="Xmin_18:=INT_REAL(eep_n_r(138));" calcext:value-type="string">
            <text:p>Xmin_18:=INT_REAL(eep_n_r(138));</text:p>
          </table:table-cell>
          <table:table-cell table:formula="of:=CONCATENATE(&quot;Res:=eep_n_w(&quot;;[.J259];&quot;,REAL_INT(&quot;;[.A259];&quot;));&quot;)" office:value-type="string" office:string-value="Res:=eep_n_w(138,REAL_INT(Xmin_18));" calcext:value-type="string">
            <text:p>Res:=eep_n_w(138,REAL_INT(Xmin_18));</text:p>
          </table:table-cell>
          <table:table-cell table:formula="of:=IF([.E259]=1;CONCATENATE([.A25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1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/>
          <table:table-cell table:formula="of:=CONCATENATE([.A260];&quot;:=INT_REAL(eep_n_r(&quot;;[.J260];&quot;));&quot;)" office:value-type="string" office:string-value="Xmin_19:=INT_REAL(eep_n_r(139));" calcext:value-type="string">
            <text:p>Xmin_19:=INT_REAL(eep_n_r(139));</text:p>
          </table:table-cell>
          <table:table-cell table:formula="of:=CONCATENATE(&quot;Res:=eep_n_w(&quot;;[.J260];&quot;,REAL_INT(&quot;;[.A260];&quot;));&quot;)" office:value-type="string" office:string-value="Res:=eep_n_w(139,REAL_INT(Xmin_19));" calcext:value-type="string">
            <text:p>Res:=eep_n_w(139,REAL_INT(Xmin_19));</text:p>
          </table:table-cell>
          <table:table-cell table:formula="of:=IF([.E260]=1;CONCATENATE([.A26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2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  <table:table-cell table:formula="of:=CONCATENATE([.A261];&quot;:=INT_REAL(eep_n_r(&quot;;[.J261];&quot;));&quot;)" office:value-type="string" office:string-value="Xmin_20:=INT_REAL(eep_n_r(140));" calcext:value-type="string">
            <text:p>Xmin_20:=INT_REAL(eep_n_r(140));</text:p>
          </table:table-cell>
          <table:table-cell table:formula="of:=CONCATENATE(&quot;Res:=eep_n_w(&quot;;[.J261];&quot;,REAL_INT(&quot;;[.A261];&quot;));&quot;)" office:value-type="string" office:string-value="Res:=eep_n_w(140,REAL_INT(Xmin_20));" calcext:value-type="string">
            <text:p>Res:=eep_n_w(140,REAL_INT(Xmin_20));</text:p>
          </table:table-cell>
          <table:table-cell table:formula="of:=IF([.E261]=1;CONCATENATE([.A26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in_2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/>
          <table:table-cell table:formula="of:=CONCATENATE([.A262];&quot;:=INT_REAL(eep_n_r(&quot;;[.J262];&quot;));&quot;)" office:value-type="string" office:string-value="Xmin_21:=INT_REAL(eep_n_r(141));" calcext:value-type="string">
            <text:p>Xmin_21:=INT_REAL(eep_n_r(141));</text:p>
          </table:table-cell>
          <table:table-cell table:formula="of:=CONCATENATE(&quot;Res:=eep_n_w(&quot;;[.J262];&quot;,REAL_INT(&quot;;[.A262];&quot;));&quot;)" office:value-type="string" office:string-value="Res:=eep_n_w(141,REAL_INT(Xmin_21));" calcext:value-type="string">
            <text:p>Res:=eep_n_w(141,REAL_INT(Xmin_21));</text:p>
          </table:table-cell>
          <table:table-cell table:formula="of:=IF([.E262]=1;CONCATENATE([.A26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18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/>
          <table:table-cell table:formula="of:=CONCATENATE([.A263];&quot;:=INT_REAL(eep_n_r(&quot;;[.J263];&quot;));&quot;)" office:value-type="string" office:string-value="Xmax_18:=INT_REAL(eep_n_r(142));" calcext:value-type="string">
            <text:p>Xmax_18:=INT_REAL(eep_n_r(142));</text:p>
          </table:table-cell>
          <table:table-cell table:formula="of:=CONCATENATE(&quot;Res:=eep_n_w(&quot;;[.J263];&quot;,REAL_INT(&quot;;[.A263];&quot;));&quot;)" office:value-type="string" office:string-value="Res:=eep_n_w(142,REAL_INT(Xmax_18));" calcext:value-type="string">
            <text:p>Res:=eep_n_w(142,REAL_INT(Xmax_18));</text:p>
          </table:table-cell>
          <table:table-cell table:formula="of:=IF([.E263]=1;CONCATENATE([.A26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1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/>
          <table:table-cell table:formula="of:=CONCATENATE([.A264];&quot;:=INT_REAL(eep_n_r(&quot;;[.J264];&quot;));&quot;)" office:value-type="string" office:string-value="Xmax_19:=INT_REAL(eep_n_r(143));" calcext:value-type="string">
            <text:p>Xmax_19:=INT_REAL(eep_n_r(143));</text:p>
          </table:table-cell>
          <table:table-cell table:formula="of:=CONCATENATE(&quot;Res:=eep_n_w(&quot;;[.J264];&quot;,REAL_INT(&quot;;[.A264];&quot;));&quot;)" office:value-type="string" office:string-value="Res:=eep_n_w(143,REAL_INT(Xmax_19));" calcext:value-type="string">
            <text:p>Res:=eep_n_w(143,REAL_INT(Xmax_19));</text:p>
          </table:table-cell>
          <table:table-cell table:formula="of:=IF([.E264]=1;CONCATENATE([.A26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2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/>
          <table:table-cell table:formula="of:=CONCATENATE([.A265];&quot;:=INT_REAL(eep_n_r(&quot;;[.J265];&quot;));&quot;)" office:value-type="string" office:string-value="Xmax_20:=INT_REAL(eep_n_r(144));" calcext:value-type="string">
            <text:p>Xmax_20:=INT_REAL(eep_n_r(144));</text:p>
          </table:table-cell>
          <table:table-cell table:formula="of:=CONCATENATE(&quot;Res:=eep_n_w(&quot;;[.J265];&quot;,REAL_INT(&quot;;[.A265];&quot;));&quot;)" office:value-type="string" office:string-value="Res:=eep_n_w(144,REAL_INT(Xmax_20));" calcext:value-type="string">
            <text:p>Res:=eep_n_w(144,REAL_INT(Xmax_20));</text:p>
          </table:table-cell>
          <table:table-cell table:formula="of:=IF([.E265]=1;CONCATENATE([.A26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max_2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/>
          <table:table-cell table:formula="of:=CONCATENATE([.A266];&quot;:=INT_REAL(eep_n_r(&quot;;[.J266];&quot;));&quot;)" office:value-type="string" office:string-value="Xmax_21:=INT_REAL(eep_n_r(145));" calcext:value-type="string">
            <text:p>Xmax_21:=INT_REAL(eep_n_r(145));</text:p>
          </table:table-cell>
          <table:table-cell table:formula="of:=CONCATENATE(&quot;Res:=eep_n_w(&quot;;[.J266];&quot;,REAL_INT(&quot;;[.A266];&quot;));&quot;)" office:value-type="string" office:string-value="Res:=eep_n_w(145,REAL_INT(Xmax_21));" calcext:value-type="string">
            <text:p>Res:=eep_n_w(145,REAL_INT(Xmax_21));</text:p>
          </table:table-cell>
          <table:table-cell table:formula="of:=IF([.E266]=1;CONCATENATE([.A26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1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/>
          <table:table-cell table:formula="of:=CONCATENATE([.A267];&quot;:=INT_REAL(eep_n_r(&quot;;[.J267];&quot;));&quot;)" office:value-type="string" office:string-value="P0_18:=INT_REAL(eep_n_r(146));" calcext:value-type="string">
            <text:p>P0_18:=INT_REAL(eep_n_r(146));</text:p>
          </table:table-cell>
          <table:table-cell table:formula="of:=CONCATENATE(&quot;Res:=eep_n_w(&quot;;[.J267];&quot;,REAL_INT(&quot;;[.A267];&quot;));&quot;)" office:value-type="string" office:string-value="Res:=eep_n_w(146,REAL_INT(P0_18));" calcext:value-type="string">
            <text:p>Res:=eep_n_w(146,REAL_INT(P0_18));</text:p>
          </table:table-cell>
          <table:table-cell table:formula="of:=IF([.E267]=1;CONCATENATE([.A26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19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/>
          <table:table-cell table:formula="of:=CONCATENATE([.A268];&quot;:=INT_REAL(eep_n_r(&quot;;[.J268];&quot;));&quot;)" office:value-type="string" office:string-value="P0_19:=INT_REAL(eep_n_r(147));" calcext:value-type="string">
            <text:p>P0_19:=INT_REAL(eep_n_r(147));</text:p>
          </table:table-cell>
          <table:table-cell table:formula="of:=CONCATENATE(&quot;Res:=eep_n_w(&quot;;[.J268];&quot;,REAL_INT(&quot;;[.A268];&quot;));&quot;)" office:value-type="string" office:string-value="Res:=eep_n_w(147,REAL_INT(P0_19));" calcext:value-type="string">
            <text:p>Res:=eep_n_w(147,REAL_INT(P0_19));</text:p>
          </table:table-cell>
          <table:table-cell table:formula="of:=IF([.E268]=1;CONCATENATE([.A26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2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/>
          <table:table-cell table:formula="of:=CONCATENATE([.A269];&quot;:=INT_REAL(eep_n_r(&quot;;[.J269];&quot;));&quot;)" office:value-type="string" office:string-value="P0_20:=INT_REAL(eep_n_r(148));" calcext:value-type="string">
            <text:p>P0_20:=INT_REAL(eep_n_r(148));</text:p>
          </table:table-cell>
          <table:table-cell table:formula="of:=CONCATENATE(&quot;Res:=eep_n_w(&quot;;[.J269];&quot;,REAL_INT(&quot;;[.A269];&quot;));&quot;)" office:value-type="string" office:string-value="Res:=eep_n_w(148,REAL_INT(P0_20));" calcext:value-type="string">
            <text:p>Res:=eep_n_w(148,REAL_INT(P0_20));</text:p>
          </table:table-cell>
          <table:table-cell table:formula="of:=IF([.E269]=1;CONCATENATE([.A26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P0_2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/>
          <table:table-cell table:formula="of:=CONCATENATE([.A270];&quot;:=INT_REAL(eep_n_r(&quot;;[.J270];&quot;));&quot;)" office:value-type="string" office:string-value="P0_21:=INT_REAL(eep_n_r(149));" calcext:value-type="string">
            <text:p>P0_21:=INT_REAL(eep_n_r(149));</text:p>
          </table:table-cell>
          <table:table-cell table:formula="of:=CONCATENATE(&quot;Res:=eep_n_w(&quot;;[.J270];&quot;,REAL_INT(&quot;;[.A270];&quot;));&quot;)" office:value-type="string" office:string-value="Res:=eep_n_w(149,REAL_INT(P0_21));" calcext:value-type="string">
            <text:p>Res:=eep_n_w(149,REAL_INT(P0_21));</text:p>
          </table:table-cell>
          <table:table-cell table:formula="of:=IF([.E270]=1;CONCATENATE([.A27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18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11</text:p>
          </table:table-cell>
          <table:table-cell office:value-type="string" calcext:value-type="string">
            <text:p>Завдання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table:formula="of:=CONCATENATE([.A271];&quot;:=INT_REAL(eep_n_r(&quot;;[.J271];&quot;));&quot;)" office:value-type="string" office:string-value="SP_18:=INT_REAL(eep_n_r(150));" calcext:value-type="string">
            <text:p>SP_18:=INT_REAL(eep_n_r(150));</text:p>
          </table:table-cell>
          <table:table-cell table:formula="of:=CONCATENATE(&quot;Res:=eep_n_w(&quot;;[.J271];&quot;,REAL_INT(&quot;;[.A271];&quot;));&quot;)" office:value-type="string" office:string-value="Res:=eep_n_w(150,REAL_INT(SP_18));" calcext:value-type="string">
            <text:p>Res:=eep_n_w(150,REAL_INT(SP_18));</text:p>
          </table:table-cell>
          <table:table-cell table:formula="of:=IF([.E271]=1;CONCATENATE([.A271];&quot; integer default '0',&quot;);&quot;&quot;)" office:value-type="string" office:string-value="SP_18 integer default '0'," calcext:value-type="string">
            <text:p>SP_18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28</text:p>
          </table:table-cell>
          <table:table-cell office:value-type="string" calcext:value-type="string">
            <text:p>Завдання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/>
          <table:table-cell table:formula="of:=CONCATENATE([.A272];&quot;:=INT_REAL(eep_n_r(&quot;;[.J272];&quot;));&quot;)" office:value-type="string" office:string-value="SP_19:=INT_REAL(eep_n_r(151));" calcext:value-type="string">
            <text:p>SP_19:=INT_REAL(eep_n_r(151));</text:p>
          </table:table-cell>
          <table:table-cell table:formula="of:=CONCATENATE(&quot;Res:=eep_n_w(&quot;;[.J272];&quot;,REAL_INT(&quot;;[.A272];&quot;));&quot;)" office:value-type="string" office:string-value="Res:=eep_n_w(151,REAL_INT(SP_19));" calcext:value-type="string">
            <text:p>Res:=eep_n_w(151,REAL_INT(SP_19));</text:p>
          </table:table-cell>
          <table:table-cell table:formula="of:=IF([.E272]=1;CONCATENATE([.A272];&quot; integer default '0',&quot;);&quot;&quot;)" office:value-type="string" office:string-value="SP_19 integer default '0'," calcext:value-type="string">
            <text:p>SP_1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2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/>
          <table:table-cell table:formula="of:=CONCATENATE([.A273];&quot;:=INT_REAL(eep_n_r(&quot;;[.J273];&quot;));&quot;)" office:value-type="string" office:string-value="SP_20:=INT_REAL(eep_n_r(152));" calcext:value-type="string">
            <text:p>SP_20:=INT_REAL(eep_n_r(152));</text:p>
          </table:table-cell>
          <table:table-cell table:formula="of:=CONCATENATE(&quot;Res:=eep_n_w(&quot;;[.J273];&quot;,REAL_INT(&quot;;[.A273];&quot;));&quot;)" office:value-type="string" office:string-value="Res:=eep_n_w(152,REAL_INT(SP_20));" calcext:value-type="string">
            <text:p>Res:=eep_n_w(152,REAL_INT(SP_20));</text:p>
          </table:table-cell>
          <table:table-cell table:formula="of:=IF([.E273]=1;CONCATENATE([.A273];&quot; integer default '0',&quot;);&quot;&quot;)" office:value-type="string" office:string-value="SP_20 integer default '0'," calcext:value-type="string">
            <text:p>SP_2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21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V_29</text:p>
          </table:table-cell>
          <table:table-cell office:value-type="string" calcext:value-type="string">
            <text:p>Завдання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  <table:table-cell table:formula="of:=CONCATENATE([.A274];&quot;:=INT_REAL(eep_n_r(&quot;;[.J274];&quot;));&quot;)" office:value-type="string" office:string-value="SP_21:=INT_REAL(eep_n_r(153));" calcext:value-type="string">
            <text:p>SP_21:=INT_REAL(eep_n_r(153));</text:p>
          </table:table-cell>
          <table:table-cell table:formula="of:=CONCATENATE(&quot;Res:=eep_n_w(&quot;;[.J274];&quot;,REAL_INT(&quot;;[.A274];&quot;));&quot;)" office:value-type="string" office:string-value="Res:=eep_n_w(153,REAL_INT(SP_21));" calcext:value-type="string">
            <text:p>Res:=eep_n_w(153,REAL_INT(SP_21));</text:p>
          </table:table-cell>
          <table:table-cell table:formula="of:=IF([.E274]=1;CONCATENATE([.A274];&quot; integer default '0',&quot;);&quot;&quot;)" office:value-type="string" office:string-value="SP_21 integer default '0'," calcext:value-type="string">
            <text:p>SP_2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K2_19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/>
          <table:table-cell table:formula="of:=CONCATENATE([.A275];&quot;:=INT_REAL(eep_n_r(&quot;;[.J275];&quot;));&quot;)" office:value-type="string" office:string-value="K2_19:=INT_REAL(eep_n_r(154));" calcext:value-type="string">
            <text:p>K2_19:=INT_REAL(eep_n_r(154));</text:p>
          </table:table-cell>
          <table:table-cell table:formula="of:=CONCATENATE(&quot;Res:=eep_n_w(&quot;;[.J275];&quot;,REAL_INT(&quot;;[.A275];&quot;));&quot;)" office:value-type="string" office:string-value="Res:=eep_n_w(154,REAL_INT(K2_19));" calcext:value-type="string">
            <text:p>Res:=eep_n_w(154,REAL_INT(K2_19));</text:p>
          </table:table-cell>
          <table:table-cell table:formula="of:=IF([.E275]=1;CONCATENATE([.A27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3_19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/>
          <table:table-cell table:formula="of:=CONCATENATE([.A276];&quot;:=INT_REAL(eep_n_r(&quot;;[.J276];&quot;));&quot;)" office:value-type="string" office:string-value="K3_19:=INT_REAL(eep_n_r(155));" calcext:value-type="string">
            <text:p>K3_19:=INT_REAL(eep_n_r(155));</text:p>
          </table:table-cell>
          <table:table-cell table:formula="of:=CONCATENATE(&quot;Res:=eep_n_w(&quot;;[.J276];&quot;,REAL_INT(&quot;;[.A276];&quot;));&quot;)" office:value-type="string" office:string-value="Res:=eep_n_w(155,REAL_INT(K3_19));" calcext:value-type="string">
            <text:p>Res:=eep_n_w(155,REAL_INT(K3_19));</text:p>
          </table:table-cell>
          <table:table-cell table:formula="of:=IF([.E276]=1;CONCATENATE([.A27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V_4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ага імпульсу лічильника води</text:p>
          </table:table-cell>
          <table:table-cell table:number-columns-repeated="6"/>
          <table:table-cell table:formula="of:=IF([.E277]=1;CONCATENATE([.A27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PV_01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06</text:p>
          </table:table-cell>
          <table:table-cell office:value-type="string" calcext:value-type="string">
            <text:p>Мін рівень зб соку</text:p>
          </table:table-cell>
          <table:table-cell table:number-columns-repeated="6"/>
          <table:table-cell table:formula="of:=IF([.E278]=1;CONCATENATE([.A278];&quot; integer default '0',&quot;);&quot;&quot;)" office:value-type="string" office:string-value="SPV_01 integer default '0'," calcext:value-type="string">
            <text:p>SPV_0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SPV_01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06</text:p>
          </table:table-cell>
          <table:table-cell office:value-type="string" calcext:value-type="string">
            <text:p>приріст рівня зб соку</text:p>
          </table:table-cell>
          <table:table-cell table:number-columns-repeated="6"/>
          <table:table-cell table:formula="of:=IF([.E279]=1;CONCATENATE([.A27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PV_0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01</text:p>
          </table:table-cell>
          <table:table-cell office:value-type="string" calcext:value-type="string">
            <text:p>Мін рівеь в 1к</text:p>
          </table:table-cell>
          <table:table-cell table:number-columns-repeated="6"/>
          <table:table-cell table:formula="of:=IF([.E280]=1;CONCATENATE([.A280];&quot; integer default '0',&quot;);&quot;&quot;)" office:value-type="string" office:string-value="SPV_02 integer default '0'," calcext:value-type="string">
            <text:p>SPV_0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SPV_0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01</text:p>
          </table:table-cell>
          <table:table-cell office:value-type="string" calcext:value-type="string">
            <text:p>приріст рівня в 1к.</text:p>
          </table:table-cell>
          <table:table-cell table:number-columns-repeated="6"/>
          <table:table-cell table:formula="of:=IF([.E281]=1;CONCATENATE([.A28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101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82]" office:value-type="string" office:string-value="K101" calcext:value-type="string">
            <text:p>K101</text:p>
          </table:table-cell>
          <table:table-cell table:number-columns-repeated="6"/>
          <table:table-cell table:formula="of:=IF([.E282]=1;CONCATENATE([.A28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107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83]" office:value-type="string" office:string-value="K107" calcext:value-type="string">
            <text:p>K107</text:p>
          </table:table-cell>
          <table:table-cell table:number-columns-repeated="6"/>
          <table:table-cell table:formula="of:=IF([.E283]=1;CONCATENATE([.A28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e0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84]" office:value-type="string" office:string-value="Ke01" calcext:value-type="string">
            <text:p>Ke01</text:p>
          </table:table-cell>
          <table:table-cell table:number-columns-repeated="6"/>
          <table:table-cell table:formula="of:=IF([.E284]=1;CONCATENATE([.A28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e0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85]" office:value-type="string" office:string-value="Ke02" calcext:value-type="string">
            <text:p>Ke02</text:p>
          </table:table-cell>
          <table:table-cell table:number-columns-repeated="6"/>
          <table:table-cell table:formula="of:=IF([.E285]=1;CONCATENATE([.A28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e0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86]" office:value-type="string" office:string-value="Ke03" calcext:value-type="string">
            <text:p>Ke03</text:p>
          </table:table-cell>
          <table:table-cell table:number-columns-repeated="6"/>
          <table:table-cell table:formula="of:=IF([.E286]=1;CONCATENATE([.A28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e04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87]" office:value-type="string" office:string-value="Ke04" calcext:value-type="string">
            <text:p>Ke04</text:p>
          </table:table-cell>
          <table:table-cell table:number-columns-repeated="6"/>
          <table:table-cell table:formula="of:=IF([.E287]=1;CONCATENATE([.A28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e05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88]" office:value-type="string" office:string-value="Ke05" calcext:value-type="string">
            <text:p>Ke05</text:p>
          </table:table-cell>
          <table:table-cell table:number-columns-repeated="6"/>
          <table:table-cell table:formula="of:=IF([.E288]=1;CONCATENATE([.A28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e06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89]" office:value-type="string" office:string-value="Ke06" calcext:value-type="string">
            <text:p>Ke06</text:p>
          </table:table-cell>
          <table:table-cell table:number-columns-repeated="6"/>
          <table:table-cell table:formula="of:=IF([.E289]=1;CONCATENATE([.A28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e07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A290]" office:value-type="string" office:string-value="Ke07" calcext:value-type="string">
            <text:p>Ke07</text:p>
          </table:table-cell>
          <table:table-cell table:number-columns-repeated="6"/>
          <table:table-cell table:formula="of:=IF([.E290]=1;CONCATENATE([.A29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P2_14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28</text:p>
          </table:table-cell>
          <table:table-cell office:value-type="string" calcext:value-type="string">
            <text:p>Завдання</text:p>
          </table:table-cell>
          <table:table-cell table:number-columns-repeated="6"/>
          <table:table-cell table:formula="of:=IF([.E291]=1;CONCATENATE([.A291];&quot; integer default '0',&quot;);&quot;&quot;)" office:value-type="string" office:string-value="SP2_14 integer default '0'," calcext:value-type="string">
            <text:p>SP2_1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K2_14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2]=1;CONCATENATE([.A29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3_14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3]=1;CONCATENATE([.A29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P2_04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_15</text:p>
          </table:table-cell>
          <table:table-cell office:value-type="string" calcext:value-type="string">
            <text:p>Завдання</text:p>
          </table:table-cell>
          <table:table-cell table:number-columns-repeated="6"/>
          <table:table-cell table:formula="of:=IF([.E294]=1;CONCATENATE([.A294];&quot; integer default '0',&quot;);&quot;&quot;)" office:value-type="string" office:string-value="SP2_04 integer default '0'," calcext:value-type="string">
            <text:p>SP2_0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K3_0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5]=1;CONCATENATE([.A29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KF0001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6]=1;CONCATENATE([.A29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_2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_3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_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_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_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_3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_4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pr_2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pr_23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pr_2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_22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_23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_24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d_2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d_23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d_24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min_22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min_23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min_24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max_2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max_23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max_24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_2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V_33</text:p>
          </table:table-cell>
          <table:table-cell office:value-type="string" calcext:value-type="string">
            <text:p>Завдання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P_2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_24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_V_5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_V_42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_V_43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_V_44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_V_45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A000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28]=1;CONCATENATE([.A32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CA000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29]=1;CONCATENATE([.A32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CA000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30]=1;CONCATENATE([.A33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CA0004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31]=1;CONCATENATE([.A33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sl_18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32]=1;CONCATENATE([.A33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Tsl_14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33]=1;CONCATENATE([.A33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0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/>
          <table:table-cell table:formula="of:=CONCATENATE([.A334];&quot;:=eep_n_r(&quot;;[.J334];&quot;);&quot;)" office:value-type="string" office:string-value="f_V_01:=eep_n_r(156);" calcext:value-type="string">
            <text:p>f_V_01:=eep_n_r(156);</text:p>
          </table:table-cell>
          <table:table-cell table:formula="of:=CONCATENATE(&quot;Res:=eep_n_w(&quot;;[.J334];&quot;,&quot;;[.A334];&quot;);&quot;)" office:value-type="string" office:string-value="Res:=eep_n_w(156,f_V_01);" calcext:value-type="string">
            <text:p>Res:=eep_n_w(156,f_V_01);</text:p>
          </table:table-cell>
          <table:table-cell table:formula="of:=IF([.E334]=1;CONCATENATE([.A33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02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/>
          <table:table-cell table:formula="of:=CONCATENATE([.A335];&quot;:=eep_n_r(&quot;;[.J335];&quot;);&quot;)" office:value-type="string" office:string-value="f_V_02:=eep_n_r(157);" calcext:value-type="string">
            <text:p>f_V_02:=eep_n_r(157);</text:p>
          </table:table-cell>
          <table:table-cell table:formula="of:=CONCATENATE(&quot;Res:=eep_n_w(&quot;;[.J335];&quot;,&quot;;[.A335];&quot;);&quot;)" office:value-type="string" office:string-value="Res:=eep_n_w(157,f_V_02);" calcext:value-type="string">
            <text:p>Res:=eep_n_w(157,f_V_02);</text:p>
          </table:table-cell>
          <table:table-cell table:formula="of:=IF([.E335]=1;CONCATENATE([.A33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0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/>
          <table:table-cell table:formula="of:=CONCATENATE([.A336];&quot;:=eep_n_r(&quot;;[.J336];&quot;);&quot;)" office:value-type="string" office:string-value="f_V_03:=eep_n_r(158);" calcext:value-type="string">
            <text:p>f_V_03:=eep_n_r(158);</text:p>
          </table:table-cell>
          <table:table-cell table:formula="of:=CONCATENATE(&quot;Res:=eep_n_w(&quot;;[.J336];&quot;,&quot;;[.A336];&quot;);&quot;)" office:value-type="string" office:string-value="Res:=eep_n_w(158,f_V_03);" calcext:value-type="string">
            <text:p>Res:=eep_n_w(158,f_V_03);</text:p>
          </table:table-cell>
          <table:table-cell table:formula="of:=IF([.E336]=1;CONCATENATE([.A33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04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/>
          <table:table-cell table:formula="of:=CONCATENATE([.A337];&quot;:=eep_n_r(&quot;;[.J337];&quot;);&quot;)" office:value-type="string" office:string-value="f_V_04:=eep_n_r(159);" calcext:value-type="string">
            <text:p>f_V_04:=eep_n_r(159);</text:p>
          </table:table-cell>
          <table:table-cell table:formula="of:=CONCATENATE(&quot;Res:=eep_n_w(&quot;;[.J337];&quot;,&quot;;[.A337];&quot;);&quot;)" office:value-type="string" office:string-value="Res:=eep_n_w(159,f_V_04);" calcext:value-type="string">
            <text:p>Res:=eep_n_w(159,f_V_04);</text:p>
          </table:table-cell>
          <table:table-cell table:formula="of:=IF([.E337]=1;CONCATENATE([.A33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05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/>
          <table:table-cell table:formula="of:=CONCATENATE([.A338];&quot;:=eep_n_r(&quot;;[.J338];&quot;);&quot;)" office:value-type="string" office:string-value="f_V_05:=eep_n_r(160);" calcext:value-type="string">
            <text:p>f_V_05:=eep_n_r(160);</text:p>
          </table:table-cell>
          <table:table-cell table:formula="of:=CONCATENATE(&quot;Res:=eep_n_w(&quot;;[.J338];&quot;,&quot;;[.A338];&quot;);&quot;)" office:value-type="string" office:string-value="Res:=eep_n_w(160,f_V_05);" calcext:value-type="string">
            <text:p>Res:=eep_n_w(160,f_V_05);</text:p>
          </table:table-cell>
          <table:table-cell table:formula="of:=IF([.E338]=1;CONCATENATE([.A33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06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/>
          <table:table-cell table:formula="of:=CONCATENATE([.A339];&quot;:=eep_n_r(&quot;;[.J339];&quot;);&quot;)" office:value-type="string" office:string-value="f_V_06:=eep_n_r(161);" calcext:value-type="string">
            <text:p>f_V_06:=eep_n_r(161);</text:p>
          </table:table-cell>
          <table:table-cell table:formula="of:=CONCATENATE(&quot;Res:=eep_n_w(&quot;;[.J339];&quot;,&quot;;[.A339];&quot;);&quot;)" office:value-type="string" office:string-value="Res:=eep_n_w(161,f_V_06);" calcext:value-type="string">
            <text:p>Res:=eep_n_w(161,f_V_06);</text:p>
          </table:table-cell>
          <table:table-cell table:formula="of:=IF([.E339]=1;CONCATENATE([.A33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07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/>
          <table:table-cell table:formula="of:=CONCATENATE([.A340];&quot;:=eep_n_r(&quot;;[.J340];&quot;);&quot;)" office:value-type="string" office:string-value="f_V_07:=eep_n_r(162);" calcext:value-type="string">
            <text:p>f_V_07:=eep_n_r(162);</text:p>
          </table:table-cell>
          <table:table-cell table:formula="of:=CONCATENATE(&quot;Res:=eep_n_w(&quot;;[.J340];&quot;,&quot;;[.A340];&quot;);&quot;)" office:value-type="string" office:string-value="Res:=eep_n_w(162,f_V_07);" calcext:value-type="string">
            <text:p>Res:=eep_n_w(162,f_V_07);</text:p>
          </table:table-cell>
          <table:table-cell table:formula="of:=IF([.E340]=1;CONCATENATE([.A34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08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/>
          <table:table-cell table:formula="of:=CONCATENATE([.A341];&quot;:=eep_n_r(&quot;;[.J341];&quot;);&quot;)" office:value-type="string" office:string-value="f_V_08:=eep_n_r(163);" calcext:value-type="string">
            <text:p>f_V_08:=eep_n_r(163);</text:p>
          </table:table-cell>
          <table:table-cell table:formula="of:=CONCATENATE(&quot;Res:=eep_n_w(&quot;;[.J341];&quot;,&quot;;[.A341];&quot;);&quot;)" office:value-type="string" office:string-value="Res:=eep_n_w(163,f_V_08);" calcext:value-type="string">
            <text:p>Res:=eep_n_w(163,f_V_08);</text:p>
          </table:table-cell>
          <table:table-cell table:formula="of:=IF([.E341]=1;CONCATENATE([.A34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09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/>
          <table:table-cell table:formula="of:=CONCATENATE([.A342];&quot;:=eep_n_r(&quot;;[.J342];&quot;);&quot;)" office:value-type="string" office:string-value="f_V_09:=eep_n_r(164);" calcext:value-type="string">
            <text:p>f_V_09:=eep_n_r(164);</text:p>
          </table:table-cell>
          <table:table-cell table:formula="of:=CONCATENATE(&quot;Res:=eep_n_w(&quot;;[.J342];&quot;,&quot;;[.A342];&quot;);&quot;)" office:value-type="string" office:string-value="Res:=eep_n_w(164,f_V_09);" calcext:value-type="string">
            <text:p>Res:=eep_n_w(164,f_V_09);</text:p>
          </table:table-cell>
          <table:table-cell table:formula="of:=IF([.E342]=1;CONCATENATE([.A34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1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/>
          <table:table-cell table:formula="of:=CONCATENATE([.A343];&quot;:=eep_n_r(&quot;;[.J343];&quot;);&quot;)" office:value-type="string" office:string-value="f_V_10:=eep_n_r(165);" calcext:value-type="string">
            <text:p>f_V_10:=eep_n_r(165);</text:p>
          </table:table-cell>
          <table:table-cell table:formula="of:=CONCATENATE(&quot;Res:=eep_n_w(&quot;;[.J343];&quot;,&quot;;[.A343];&quot;);&quot;)" office:value-type="string" office:string-value="Res:=eep_n_w(165,f_V_10);" calcext:value-type="string">
            <text:p>Res:=eep_n_w(165,f_V_10);</text:p>
          </table:table-cell>
          <table:table-cell table:formula="of:=IF([.E343]=1;CONCATENATE([.A34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11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/>
          <table:table-cell table:formula="of:=CONCATENATE([.A344];&quot;:=eep_n_r(&quot;;[.J344];&quot;);&quot;)" office:value-type="string" office:string-value="f_V_11:=eep_n_r(166);" calcext:value-type="string">
            <text:p>f_V_11:=eep_n_r(166);</text:p>
          </table:table-cell>
          <table:table-cell table:formula="of:=CONCATENATE(&quot;Res:=eep_n_w(&quot;;[.J344];&quot;,&quot;;[.A344];&quot;);&quot;)" office:value-type="string" office:string-value="Res:=eep_n_w(166,f_V_11);" calcext:value-type="string">
            <text:p>Res:=eep_n_w(166,f_V_11);</text:p>
          </table:table-cell>
          <table:table-cell table:formula="of:=IF([.E344]=1;CONCATENATE([.A34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12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/>
          <table:table-cell table:formula="of:=CONCATENATE([.A345];&quot;:=eep_n_r(&quot;;[.J345];&quot;);&quot;)" office:value-type="string" office:string-value="f_V_12:=eep_n_r(167);" calcext:value-type="string">
            <text:p>f_V_12:=eep_n_r(167);</text:p>
          </table:table-cell>
          <table:table-cell table:formula="of:=CONCATENATE(&quot;Res:=eep_n_w(&quot;;[.J345];&quot;,&quot;;[.A345];&quot;);&quot;)" office:value-type="string" office:string-value="Res:=eep_n_w(167,f_V_12);" calcext:value-type="string">
            <text:p>Res:=eep_n_w(167,f_V_12);</text:p>
          </table:table-cell>
          <table:table-cell table:formula="of:=IF([.E345]=1;CONCATENATE([.A34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1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/>
          <table:table-cell table:formula="of:=CONCATENATE([.A346];&quot;:=eep_n_r(&quot;;[.J346];&quot;);&quot;)" office:value-type="string" office:string-value="f_V_13:=eep_n_r(168);" calcext:value-type="string">
            <text:p>f_V_13:=eep_n_r(168);</text:p>
          </table:table-cell>
          <table:table-cell table:formula="of:=CONCATENATE(&quot;Res:=eep_n_w(&quot;;[.J346];&quot;,&quot;;[.A346];&quot;);&quot;)" office:value-type="string" office:string-value="Res:=eep_n_w(168,f_V_13);" calcext:value-type="string">
            <text:p>Res:=eep_n_w(168,f_V_13);</text:p>
          </table:table-cell>
          <table:table-cell table:formula="of:=IF([.E346]=1;CONCATENATE([.A34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14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/>
          <table:table-cell table:formula="of:=CONCATENATE([.A347];&quot;:=eep_n_r(&quot;;[.J347];&quot;);&quot;)" office:value-type="string" office:string-value="f_V_14:=eep_n_r(169);" calcext:value-type="string">
            <text:p>f_V_14:=eep_n_r(169);</text:p>
          </table:table-cell>
          <table:table-cell table:formula="of:=CONCATENATE(&quot;Res:=eep_n_w(&quot;;[.J347];&quot;,&quot;;[.A347];&quot;);&quot;)" office:value-type="string" office:string-value="Res:=eep_n_w(169,f_V_14);" calcext:value-type="string">
            <text:p>Res:=eep_n_w(169,f_V_14);</text:p>
          </table:table-cell>
          <table:table-cell table:formula="of:=IF([.E347]=1;CONCATENATE([.A34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1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/>
          <table:table-cell table:formula="of:=CONCATENATE([.A348];&quot;:=eep_n_r(&quot;;[.J348];&quot;);&quot;)" office:value-type="string" office:string-value="f_V_15:=eep_n_r(170);" calcext:value-type="string">
            <text:p>f_V_15:=eep_n_r(170);</text:p>
          </table:table-cell>
          <table:table-cell table:formula="of:=CONCATENATE(&quot;Res:=eep_n_w(&quot;;[.J348];&quot;,&quot;;[.A348];&quot;);&quot;)" office:value-type="string" office:string-value="Res:=eep_n_w(170,f_V_15);" calcext:value-type="string">
            <text:p>Res:=eep_n_w(170,f_V_15);</text:p>
          </table:table-cell>
          <table:table-cell table:formula="of:=IF([.E348]=1;CONCATENATE([.A34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16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/>
          <table:table-cell table:formula="of:=CONCATENATE([.A349];&quot;:=eep_n_r(&quot;;[.J349];&quot;);&quot;)" office:value-type="string" office:string-value="f_V_16:=eep_n_r(171);" calcext:value-type="string">
            <text:p>f_V_16:=eep_n_r(171);</text:p>
          </table:table-cell>
          <table:table-cell table:formula="of:=CONCATENATE(&quot;Res:=eep_n_w(&quot;;[.J349];&quot;,&quot;;[.A349];&quot;);&quot;)" office:value-type="string" office:string-value="Res:=eep_n_w(171,f_V_16);" calcext:value-type="string">
            <text:p>Res:=eep_n_w(171,f_V_16);</text:p>
          </table:table-cell>
          <table:table-cell table:formula="of:=IF([.E349]=1;CONCATENATE([.A34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17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/>
          <table:table-cell table:formula="of:=CONCATENATE([.A350];&quot;:=eep_n_r(&quot;;[.J350];&quot;);&quot;)" office:value-type="string" office:string-value="f_V_17:=eep_n_r(172);" calcext:value-type="string">
            <text:p>f_V_17:=eep_n_r(172);</text:p>
          </table:table-cell>
          <table:table-cell table:formula="of:=CONCATENATE(&quot;Res:=eep_n_w(&quot;;[.J350];&quot;,&quot;;[.A350];&quot;);&quot;)" office:value-type="string" office:string-value="Res:=eep_n_w(172,f_V_17);" calcext:value-type="string">
            <text:p>Res:=eep_n_w(172,f_V_17);</text:p>
          </table:table-cell>
          <table:table-cell table:formula="of:=IF([.E350]=1;CONCATENATE([.A35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1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/>
          <table:table-cell table:formula="of:=CONCATENATE([.A351];&quot;:=eep_n_r(&quot;;[.J351];&quot;);&quot;)" office:value-type="string" office:string-value="f_V_18:=eep_n_r(173);" calcext:value-type="string">
            <text:p>f_V_18:=eep_n_r(173);</text:p>
          </table:table-cell>
          <table:table-cell table:formula="of:=CONCATENATE(&quot;Res:=eep_n_w(&quot;;[.J351];&quot;,&quot;;[.A351];&quot;);&quot;)" office:value-type="string" office:string-value="Res:=eep_n_w(173,f_V_18);" calcext:value-type="string">
            <text:p>Res:=eep_n_w(173,f_V_18);</text:p>
          </table:table-cell>
          <table:table-cell table:formula="of:=IF([.E351]=1;CONCATENATE([.A35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19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/>
          <table:table-cell table:formula="of:=CONCATENATE([.A352];&quot;:=eep_n_r(&quot;;[.J352];&quot;);&quot;)" office:value-type="string" office:string-value="f_V_19:=eep_n_r(174);" calcext:value-type="string">
            <text:p>f_V_19:=eep_n_r(174);</text:p>
          </table:table-cell>
          <table:table-cell table:formula="of:=CONCATENATE(&quot;Res:=eep_n_w(&quot;;[.J352];&quot;,&quot;;[.A352];&quot;);&quot;)" office:value-type="string" office:string-value="Res:=eep_n_w(174,f_V_19);" calcext:value-type="string">
            <text:p>Res:=eep_n_w(174,f_V_19);</text:p>
          </table:table-cell>
          <table:table-cell table:formula="of:=IF([.E352]=1;CONCATENATE([.A35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20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  <table:table-cell table:formula="of:=CONCATENATE([.A353];&quot;:=eep_n_r(&quot;;[.J353];&quot;);&quot;)" office:value-type="string" office:string-value="f_V_20:=eep_n_r(175);" calcext:value-type="string">
            <text:p>f_V_20:=eep_n_r(175);</text:p>
          </table:table-cell>
          <table:table-cell table:formula="of:=CONCATENATE(&quot;Res:=eep_n_w(&quot;;[.J353];&quot;,&quot;;[.A353];&quot;);&quot;)" office:value-type="string" office:string-value="Res:=eep_n_w(175,f_V_20);" calcext:value-type="string">
            <text:p>Res:=eep_n_w(175,f_V_20);</text:p>
          </table:table-cell>
          <table:table-cell table:formula="of:=IF([.E353]=1;CONCATENATE([.A35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21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/>
          <table:table-cell table:formula="of:=CONCATENATE([.A354];&quot;:=eep_n_r(&quot;;[.J354];&quot;);&quot;)" office:value-type="string" office:string-value="f_V_21:=eep_n_r(176);" calcext:value-type="string">
            <text:p>f_V_21:=eep_n_r(176);</text:p>
          </table:table-cell>
          <table:table-cell table:formula="of:=CONCATENATE(&quot;Res:=eep_n_w(&quot;;[.J354];&quot;,&quot;;[.A354];&quot;);&quot;)" office:value-type="string" office:string-value="Res:=eep_n_w(176,f_V_21);" calcext:value-type="string">
            <text:p>Res:=eep_n_w(176,f_V_21);</text:p>
          </table:table-cell>
          <table:table-cell table:formula="of:=IF([.E354]=1;CONCATENATE([.A35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2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  <table:table-cell table:formula="of:=CONCATENATE([.A355];&quot;:=eep_n_r(&quot;;[.J355];&quot;);&quot;)" office:value-type="string" office:string-value="f_V_22:=eep_n_r(177);" calcext:value-type="string">
            <text:p>f_V_22:=eep_n_r(177);</text:p>
          </table:table-cell>
          <table:table-cell table:formula="of:=CONCATENATE(&quot;Res:=eep_n_w(&quot;;[.J355];&quot;,&quot;;[.A355];&quot;);&quot;)" office:value-type="string" office:string-value="Res:=eep_n_w(177,f_V_22);" calcext:value-type="string">
            <text:p>Res:=eep_n_w(177,f_V_22);</text:p>
          </table:table-cell>
          <table:table-cell table:formula="of:=IF([.E355]=1;CONCATENATE([.A35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23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/>
          <table:table-cell table:formula="of:=CONCATENATE([.A356];&quot;:=eep_n_r(&quot;;[.J356];&quot;);&quot;)" office:value-type="string" office:string-value="f_V_23:=eep_n_r(178);" calcext:value-type="string">
            <text:p>f_V_23:=eep_n_r(178);</text:p>
          </table:table-cell>
          <table:table-cell table:formula="of:=CONCATENATE(&quot;Res:=eep_n_w(&quot;;[.J356];&quot;,&quot;;[.A356];&quot;);&quot;)" office:value-type="string" office:string-value="Res:=eep_n_w(178,f_V_23);" calcext:value-type="string">
            <text:p>Res:=eep_n_w(178,f_V_23);</text:p>
          </table:table-cell>
          <table:table-cell table:formula="of:=IF([.E356]=1;CONCATENATE([.A35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2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/>
          <table:table-cell table:formula="of:=CONCATENATE([.A357];&quot;:=eep_n_r(&quot;;[.J357];&quot;);&quot;)" office:value-type="string" office:string-value="f_V_24:=eep_n_r(179);" calcext:value-type="string">
            <text:p>f_V_24:=eep_n_r(179);</text:p>
          </table:table-cell>
          <table:table-cell table:formula="of:=CONCATENATE(&quot;Res:=eep_n_w(&quot;;[.J357];&quot;,&quot;;[.A357];&quot;);&quot;)" office:value-type="string" office:string-value="Res:=eep_n_w(179,f_V_24);" calcext:value-type="string">
            <text:p>Res:=eep_n_w(179,f_V_24);</text:p>
          </table:table-cell>
          <table:table-cell table:formula="of:=IF([.E357]=1;CONCATENATE([.A35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25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/>
          <table:table-cell table:formula="of:=CONCATENATE([.A358];&quot;:=eep_n_r(&quot;;[.J358];&quot;);&quot;)" office:value-type="string" office:string-value="f_V_25:=eep_n_r(180);" calcext:value-type="string">
            <text:p>f_V_25:=eep_n_r(180);</text:p>
          </table:table-cell>
          <table:table-cell table:formula="of:=CONCATENATE(&quot;Res:=eep_n_w(&quot;;[.J358];&quot;,&quot;;[.A358];&quot;);&quot;)" office:value-type="string" office:string-value="Res:=eep_n_w(180,f_V_25);" calcext:value-type="string">
            <text:p>Res:=eep_n_w(180,f_V_25);</text:p>
          </table:table-cell>
          <table:table-cell table:formula="of:=IF([.E358]=1;CONCATENATE([.A35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26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/>
          <table:table-cell table:formula="of:=CONCATENATE([.A359];&quot;:=eep_n_r(&quot;;[.J359];&quot;);&quot;)" office:value-type="string" office:string-value="f_V_26:=eep_n_r(181);" calcext:value-type="string">
            <text:p>f_V_26:=eep_n_r(181);</text:p>
          </table:table-cell>
          <table:table-cell table:formula="of:=CONCATENATE(&quot;Res:=eep_n_w(&quot;;[.J359];&quot;,&quot;;[.A359];&quot;);&quot;)" office:value-type="string" office:string-value="Res:=eep_n_w(181,f_V_26);" calcext:value-type="string">
            <text:p>Res:=eep_n_w(181,f_V_26);</text:p>
          </table:table-cell>
          <table:table-cell table:formula="of:=IF([.E359]=1;CONCATENATE([.A35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27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/>
          <table:table-cell table:formula="of:=CONCATENATE([.A360];&quot;:=eep_n_r(&quot;;[.J360];&quot;);&quot;)" office:value-type="string" office:string-value="f_V_27:=eep_n_r(182);" calcext:value-type="string">
            <text:p>f_V_27:=eep_n_r(182);</text:p>
          </table:table-cell>
          <table:table-cell table:formula="of:=CONCATENATE(&quot;Res:=eep_n_w(&quot;;[.J360];&quot;,&quot;;[.A360];&quot;);&quot;)" office:value-type="string" office:string-value="Res:=eep_n_w(182,f_V_27);" calcext:value-type="string">
            <text:p>Res:=eep_n_w(182,f_V_27);</text:p>
          </table:table-cell>
          <table:table-cell table:formula="of:=IF([.E360]=1;CONCATENATE([.A36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2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/>
          <table:table-cell table:formula="of:=CONCATENATE([.A361];&quot;:=eep_n_r(&quot;;[.J361];&quot;);&quot;)" office:value-type="string" office:string-value="f_V_28:=eep_n_r(183);" calcext:value-type="string">
            <text:p>f_V_28:=eep_n_r(183);</text:p>
          </table:table-cell>
          <table:table-cell table:formula="of:=CONCATENATE(&quot;Res:=eep_n_w(&quot;;[.J361];&quot;,&quot;;[.A361];&quot;);&quot;)" office:value-type="string" office:string-value="Res:=eep_n_w(183,f_V_28);" calcext:value-type="string">
            <text:p>Res:=eep_n_w(183,f_V_28);</text:p>
          </table:table-cell>
          <table:table-cell table:formula="of:=IF([.E361]=1;CONCATENATE([.A36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29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/>
          <table:table-cell table:formula="of:=CONCATENATE([.A362];&quot;:=eep_n_r(&quot;;[.J362];&quot;);&quot;)" office:value-type="string" office:string-value="f_V_29:=eep_n_r(184);" calcext:value-type="string">
            <text:p>f_V_29:=eep_n_r(184);</text:p>
          </table:table-cell>
          <table:table-cell table:formula="of:=CONCATENATE(&quot;Res:=eep_n_w(&quot;;[.J362];&quot;,&quot;;[.A362];&quot;);&quot;)" office:value-type="string" office:string-value="Res:=eep_n_w(184,f_V_29);" calcext:value-type="string">
            <text:p>Res:=eep_n_w(184,f_V_29);</text:p>
          </table:table-cell>
          <table:table-cell table:formula="of:=IF([.E362]=1;CONCATENATE([.A36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30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/>
          <table:table-cell table:formula="of:=CONCATENATE([.A363];&quot;:=eep_n_r(&quot;;[.J363];&quot;);&quot;)" office:value-type="string" office:string-value="f_V_30:=eep_n_r(185);" calcext:value-type="string">
            <text:p>f_V_30:=eep_n_r(185);</text:p>
          </table:table-cell>
          <table:table-cell table:formula="of:=CONCATENATE(&quot;Res:=eep_n_w(&quot;;[.J363];&quot;,&quot;;[.A363];&quot;);&quot;)" office:value-type="string" office:string-value="Res:=eep_n_w(185,f_V_30);" calcext:value-type="string">
            <text:p>Res:=eep_n_w(185,f_V_30);</text:p>
          </table:table-cell>
          <table:table-cell table:formula="of:=IF([.E363]=1;CONCATENATE([.A36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3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/>
          <table:table-cell table:formula="of:=CONCATENATE([.A364];&quot;:=eep_n_r(&quot;;[.J364];&quot;);&quot;)" office:value-type="string" office:string-value="f_V_31:=eep_n_r(186);" calcext:value-type="string">
            <text:p>f_V_31:=eep_n_r(186);</text:p>
          </table:table-cell>
          <table:table-cell table:formula="of:=CONCATENATE(&quot;Res:=eep_n_w(&quot;;[.J364];&quot;,&quot;;[.A364];&quot;);&quot;)" office:value-type="string" office:string-value="Res:=eep_n_w(186,f_V_31);" calcext:value-type="string">
            <text:p>Res:=eep_n_w(186,f_V_31);</text:p>
          </table:table-cell>
          <table:table-cell table:formula="of:=IF([.E364]=1;CONCATENATE([.A36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3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/>
          <table:table-cell table:formula="of:=CONCATENATE([.A365];&quot;:=eep_n_r(&quot;;[.J365];&quot;);&quot;)" office:value-type="string" office:string-value="f_V_32:=eep_n_r(187);" calcext:value-type="string">
            <text:p>f_V_32:=eep_n_r(187);</text:p>
          </table:table-cell>
          <table:table-cell table:formula="of:=CONCATENATE(&quot;Res:=eep_n_w(&quot;;[.J365];&quot;,&quot;;[.A365];&quot;);&quot;)" office:value-type="string" office:string-value="Res:=eep_n_w(187,f_V_32);" calcext:value-type="string">
            <text:p>Res:=eep_n_w(187,f_V_32);</text:p>
          </table:table-cell>
          <table:table-cell table:formula="of:=IF([.E365]=1;CONCATENATE([.A36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3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/>
          <table:table-cell table:formula="of:=CONCATENATE([.A366];&quot;:=eep_n_r(&quot;;[.J366];&quot;);&quot;)" office:value-type="string" office:string-value="f_V_33:=eep_n_r(188);" calcext:value-type="string">
            <text:p>f_V_33:=eep_n_r(188);</text:p>
          </table:table-cell>
          <table:table-cell table:formula="of:=CONCATENATE(&quot;Res:=eep_n_w(&quot;;[.J366];&quot;,&quot;;[.A366];&quot;);&quot;)" office:value-type="string" office:string-value="Res:=eep_n_w(188,f_V_33);" calcext:value-type="string">
            <text:p>Res:=eep_n_w(188,f_V_33);</text:p>
          </table:table-cell>
          <table:table-cell table:formula="of:=IF([.E366]=1;CONCATENATE([.A36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3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/>
          <table:table-cell table:formula="of:=CONCATENATE([.A367];&quot;:=eep_n_r(&quot;;[.J367];&quot;);&quot;)" office:value-type="string" office:string-value="f_V_34:=eep_n_r(189);" calcext:value-type="string">
            <text:p>f_V_34:=eep_n_r(189);</text:p>
          </table:table-cell>
          <table:table-cell table:formula="of:=CONCATENATE(&quot;Res:=eep_n_w(&quot;;[.J367];&quot;,&quot;;[.A367];&quot;);&quot;)" office:value-type="string" office:string-value="Res:=eep_n_w(189,f_V_34);" calcext:value-type="string">
            <text:p>Res:=eep_n_w(189,f_V_34);</text:p>
          </table:table-cell>
          <table:table-cell table:formula="of:=IF([.E367]=1;CONCATENATE([.A36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35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/>
          <table:table-cell table:formula="of:=CONCATENATE([.A368];&quot;:=eep_n_r(&quot;;[.J368];&quot;);&quot;)" office:value-type="string" office:string-value="f_V_35:=eep_n_r(190);" calcext:value-type="string">
            <text:p>f_V_35:=eep_n_r(190);</text:p>
          </table:table-cell>
          <table:table-cell table:formula="of:=CONCATENATE(&quot;Res:=eep_n_w(&quot;;[.J368];&quot;,&quot;;[.A368];&quot;);&quot;)" office:value-type="string" office:string-value="Res:=eep_n_w(190,f_V_35);" calcext:value-type="string">
            <text:p>Res:=eep_n_w(190,f_V_35);</text:p>
          </table:table-cell>
          <table:table-cell table:formula="of:=IF([.E368]=1;CONCATENATE([.A36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3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/>
          <table:table-cell table:formula="of:=CONCATENATE([.A369];&quot;:=eep_n_r(&quot;;[.J369];&quot;);&quot;)" office:value-type="string" office:string-value="f_V_36:=eep_n_r(191);" calcext:value-type="string">
            <text:p>f_V_36:=eep_n_r(191);</text:p>
          </table:table-cell>
          <table:table-cell table:formula="of:=CONCATENATE(&quot;Res:=eep_n_w(&quot;;[.J369];&quot;,&quot;;[.A369];&quot;);&quot;)" office:value-type="string" office:string-value="Res:=eep_n_w(191,f_V_36);" calcext:value-type="string">
            <text:p>Res:=eep_n_w(191,f_V_36);</text:p>
          </table:table-cell>
          <table:table-cell table:formula="of:=IF([.E369]=1;CONCATENATE([.A36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37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/>
          <table:table-cell table:formula="of:=CONCATENATE([.A370];&quot;:=eep_n_r(&quot;;[.J370];&quot;);&quot;)" office:value-type="string" office:string-value="f_V_37:=eep_n_r(192);" calcext:value-type="string">
            <text:p>f_V_37:=eep_n_r(192);</text:p>
          </table:table-cell>
          <table:table-cell table:formula="of:=CONCATENATE(&quot;Res:=eep_n_w(&quot;;[.J370];&quot;,&quot;;[.A370];&quot;);&quot;)" office:value-type="string" office:string-value="Res:=eep_n_w(192,f_V_37);" calcext:value-type="string">
            <text:p>Res:=eep_n_w(192,f_V_37);</text:p>
          </table:table-cell>
          <table:table-cell table:formula="of:=IF([.E370]=1;CONCATENATE([.A37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38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/>
          <table:table-cell table:formula="of:=CONCATENATE([.A371];&quot;:=eep_n_r(&quot;;[.J371];&quot;);&quot;)" office:value-type="string" office:string-value="f_V_38:=eep_n_r(193);" calcext:value-type="string">
            <text:p>f_V_38:=eep_n_r(193);</text:p>
          </table:table-cell>
          <table:table-cell table:formula="of:=CONCATENATE(&quot;Res:=eep_n_w(&quot;;[.J371];&quot;,&quot;;[.A371];&quot;);&quot;)" office:value-type="string" office:string-value="Res:=eep_n_w(193,f_V_38);" calcext:value-type="string">
            <text:p>Res:=eep_n_w(193,f_V_38);</text:p>
          </table:table-cell>
          <table:table-cell table:formula="of:=IF([.E371]=1;CONCATENATE([.A37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f_V_39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/>
          <table:table-cell table:formula="of:=CONCATENATE([.A372];&quot;:=eep_n_r(&quot;;[.J372];&quot;);&quot;)" office:value-type="string" office:string-value="f_V_39:=eep_n_r(194);" calcext:value-type="string">
            <text:p>f_V_39:=eep_n_r(194);</text:p>
          </table:table-cell>
          <table:table-cell table:formula="of:=CONCATENATE(&quot;Res:=eep_n_w(&quot;;[.J372];&quot;,&quot;;[.A372];&quot;);&quot;)" office:value-type="string" office:string-value="Res:=eep_n_w(194,f_V_39);" calcext:value-type="string">
            <text:p>Res:=eep_n_w(194,f_V_39);</text:p>
          </table:table-cell>
          <table:table-cell table:formula="of:=IF([.E372]=1;CONCATENATE([.A37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01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NCATENATE([.A373];&quot;:=eep_b_r(&quot;;[.J373];&quot;);&quot;)" office:value-type="string" office:string-value="AM_01:=eep_b_r(1);" calcext:value-type="string">
            <text:p>AM_01:=eep_b_r(1);</text:p>
          </table:table-cell>
          <table:table-cell table:formula="of:=CONCATENATE(&quot;Res:=eep_b_w(&quot;;[.J373];&quot;,&quot;;[.A373];&quot;);&quot;)" office:value-type="string" office:string-value="Res:=eep_b_w(1,AM_01);" calcext:value-type="string">
            <text:p>Res:=eep_b_w(1,AM_01);</text:p>
          </table:table-cell>
          <table:table-cell table:formula="of:=IF([.E373]=1;CONCATENATE([.A373];&quot; integer default '0',&quot;);&quot;&quot;)" office:value-type="string" office:string-value="AM_01 integer default '0'," calcext:value-type="string">
            <text:p>AM_0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02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CONCATENATE([.A374];&quot;:=eep_b_r(&quot;;[.J374];&quot;);&quot;)" office:value-type="string" office:string-value="AM_02:=eep_b_r(2);" calcext:value-type="string">
            <text:p>AM_02:=eep_b_r(2);</text:p>
          </table:table-cell>
          <table:table-cell table:formula="of:=CONCATENATE(&quot;Res:=eep_b_w(&quot;;[.J374];&quot;,&quot;;[.A374];&quot;);&quot;)" office:value-type="string" office:string-value="Res:=eep_b_w(2,AM_02);" calcext:value-type="string">
            <text:p>Res:=eep_b_w(2,AM_02);</text:p>
          </table:table-cell>
          <table:table-cell table:formula="of:=IF([.E374]=1;CONCATENATE([.A374];&quot; integer default '0',&quot;);&quot;&quot;)" office:value-type="string" office:string-value="AM_02 integer default '0'," calcext:value-type="string">
            <text:p>AM_0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03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CONCATENATE([.A375];&quot;:=eep_b_r(&quot;;[.J375];&quot;);&quot;)" office:value-type="string" office:string-value="AM_03:=eep_b_r(3);" calcext:value-type="string">
            <text:p>AM_03:=eep_b_r(3);</text:p>
          </table:table-cell>
          <table:table-cell table:formula="of:=CONCATENATE(&quot;Res:=eep_b_w(&quot;;[.J375];&quot;,&quot;;[.A375];&quot;);&quot;)" office:value-type="string" office:string-value="Res:=eep_b_w(3,AM_03);" calcext:value-type="string">
            <text:p>Res:=eep_b_w(3,AM_03);</text:p>
          </table:table-cell>
          <table:table-cell table:formula="of:=IF([.E375]=1;CONCATENATE([.A375];&quot; integer default '0',&quot;);&quot;&quot;)" office:value-type="string" office:string-value="AM_03 integer default '0'," calcext:value-type="string">
            <text:p>AM_0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0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CONCATENATE([.A376];&quot;:=eep_b_r(&quot;;[.J376];&quot;);&quot;)" office:value-type="string" office:string-value="AM_04:=eep_b_r(4);" calcext:value-type="string">
            <text:p>AM_04:=eep_b_r(4);</text:p>
          </table:table-cell>
          <table:table-cell table:formula="of:=CONCATENATE(&quot;Res:=eep_b_w(&quot;;[.J376];&quot;,&quot;;[.A376];&quot;);&quot;)" office:value-type="string" office:string-value="Res:=eep_b_w(4,AM_04);" calcext:value-type="string">
            <text:p>Res:=eep_b_w(4,AM_04);</text:p>
          </table:table-cell>
          <table:table-cell table:formula="of:=IF([.E376]=1;CONCATENATE([.A376];&quot; integer default '0',&quot;);&quot;&quot;)" office:value-type="string" office:string-value="AM_04 integer default '0'," calcext:value-type="string">
            <text:p>AM_0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05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CONCATENATE([.A377];&quot;:=eep_b_r(&quot;;[.J377];&quot;);&quot;)" office:value-type="string" office:string-value="AM_05:=eep_b_r(5);" calcext:value-type="string">
            <text:p>AM_05:=eep_b_r(5);</text:p>
          </table:table-cell>
          <table:table-cell table:formula="of:=CONCATENATE(&quot;Res:=eep_b_w(&quot;;[.J377];&quot;,&quot;;[.A377];&quot;);&quot;)" office:value-type="string" office:string-value="Res:=eep_b_w(5,AM_05);" calcext:value-type="string">
            <text:p>Res:=eep_b_w(5,AM_05);</text:p>
          </table:table-cell>
          <table:table-cell table:formula="of:=IF([.E377]=1;CONCATENATE([.A377];&quot; integer default '0',&quot;);&quot;&quot;)" office:value-type="string" office:string-value="AM_05 integer default '0'," calcext:value-type="string">
            <text:p>AM_0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06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CONCATENATE([.A378];&quot;:=eep_b_r(&quot;;[.J378];&quot;);&quot;)" office:value-type="string" office:string-value="AM_06:=eep_b_r(6);" calcext:value-type="string">
            <text:p>AM_06:=eep_b_r(6);</text:p>
          </table:table-cell>
          <table:table-cell table:formula="of:=CONCATENATE(&quot;Res:=eep_b_w(&quot;;[.J378];&quot;,&quot;;[.A378];&quot;);&quot;)" office:value-type="string" office:string-value="Res:=eep_b_w(6,AM_06);" calcext:value-type="string">
            <text:p>Res:=eep_b_w(6,AM_06);</text:p>
          </table:table-cell>
          <table:table-cell table:formula="of:=IF([.E378]=1;CONCATENATE([.A378];&quot; integer default '0',&quot;);&quot;&quot;)" office:value-type="string" office:string-value="AM_06 integer default '0'," calcext:value-type="string">
            <text:p>AM_0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07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CONCATENATE([.A379];&quot;:=eep_b_r(&quot;;[.J379];&quot;);&quot;)" office:value-type="string" office:string-value="AM_07:=eep_b_r(7);" calcext:value-type="string">
            <text:p>AM_07:=eep_b_r(7);</text:p>
          </table:table-cell>
          <table:table-cell table:formula="of:=CONCATENATE(&quot;Res:=eep_b_w(&quot;;[.J379];&quot;,&quot;;[.A379];&quot;);&quot;)" office:value-type="string" office:string-value="Res:=eep_b_w(7,AM_07);" calcext:value-type="string">
            <text:p>Res:=eep_b_w(7,AM_07);</text:p>
          </table:table-cell>
          <table:table-cell table:formula="of:=IF([.E379]=1;CONCATENATE([.A379];&quot; integer default '0',&quot;);&quot;&quot;)" office:value-type="string" office:string-value="AM_07 integer default '0'," calcext:value-type="string">
            <text:p>AM_0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08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CONCATENATE([.A380];&quot;:=eep_b_r(&quot;;[.J380];&quot;);&quot;)" office:value-type="string" office:string-value="AM_08:=eep_b_r(8);" calcext:value-type="string">
            <text:p>AM_08:=eep_b_r(8);</text:p>
          </table:table-cell>
          <table:table-cell table:formula="of:=CONCATENATE(&quot;Res:=eep_b_w(&quot;;[.J380];&quot;,&quot;;[.A380];&quot;);&quot;)" office:value-type="string" office:string-value="Res:=eep_b_w(8,AM_08);" calcext:value-type="string">
            <text:p>Res:=eep_b_w(8,AM_08);</text:p>
          </table:table-cell>
          <table:table-cell table:formula="of:=IF([.E380]=1;CONCATENATE([.A380];&quot; integer default '0',&quot;);&quot;&quot;)" office:value-type="string" office:string-value="AM_08 integer default '0'," calcext:value-type="string">
            <text:p>AM_08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09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CONCATENATE([.A381];&quot;:=eep_b_r(&quot;;[.J381];&quot;);&quot;)" office:value-type="string" office:string-value="AM_09:=eep_b_r(9);" calcext:value-type="string">
            <text:p>AM_09:=eep_b_r(9);</text:p>
          </table:table-cell>
          <table:table-cell table:formula="of:=CONCATENATE(&quot;Res:=eep_b_w(&quot;;[.J381];&quot;,&quot;;[.A381];&quot;);&quot;)" office:value-type="string" office:string-value="Res:=eep_b_w(9,AM_09);" calcext:value-type="string">
            <text:p>Res:=eep_b_w(9,AM_09);</text:p>
          </table:table-cell>
          <table:table-cell table:formula="of:=IF([.E381]=1;CONCATENATE([.A381];&quot; integer default '0',&quot;);&quot;&quot;)" office:value-type="string" office:string-value="AM_09 integer default '0'," calcext:value-type="string">
            <text:p>AM_0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10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CONCATENATE([.A382];&quot;:=eep_b_r(&quot;;[.J382];&quot;);&quot;)" office:value-type="string" office:string-value="AM_10:=eep_b_r(10);" calcext:value-type="string">
            <text:p>AM_10:=eep_b_r(10);</text:p>
          </table:table-cell>
          <table:table-cell table:formula="of:=CONCATENATE(&quot;Res:=eep_b_w(&quot;;[.J382];&quot;,&quot;;[.A382];&quot;);&quot;)" office:value-type="string" office:string-value="Res:=eep_b_w(10,AM_10);" calcext:value-type="string">
            <text:p>Res:=eep_b_w(10,AM_10);</text:p>
          </table:table-cell>
          <table:table-cell table:formula="of:=IF([.E382]=1;CONCATENATE([.A382];&quot; integer default '0',&quot;);&quot;&quot;)" office:value-type="string" office:string-value="AM_10 integer default '0'," calcext:value-type="string">
            <text:p>AM_1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11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CONCATENATE([.A383];&quot;:=eep_b_r(&quot;;[.J383];&quot;);&quot;)" office:value-type="string" office:string-value="AM_11:=eep_b_r(11);" calcext:value-type="string">
            <text:p>AM_11:=eep_b_r(11);</text:p>
          </table:table-cell>
          <table:table-cell table:formula="of:=CONCATENATE(&quot;Res:=eep_b_w(&quot;;[.J383];&quot;,&quot;;[.A383];&quot;);&quot;)" office:value-type="string" office:string-value="Res:=eep_b_w(11,AM_11);" calcext:value-type="string">
            <text:p>Res:=eep_b_w(11,AM_11);</text:p>
          </table:table-cell>
          <table:table-cell table:formula="of:=IF([.E383]=1;CONCATENATE([.A383];&quot; integer default '0',&quot;);&quot;&quot;)" office:value-type="string" office:string-value="AM_11 integer default '0'," calcext:value-type="string">
            <text:p>AM_1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12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CONCATENATE([.A384];&quot;:=eep_b_r(&quot;;[.J384];&quot;);&quot;)" office:value-type="string" office:string-value="AM_12:=eep_b_r(12);" calcext:value-type="string">
            <text:p>AM_12:=eep_b_r(12);</text:p>
          </table:table-cell>
          <table:table-cell table:formula="of:=CONCATENATE(&quot;Res:=eep_b_w(&quot;;[.J384];&quot;,&quot;;[.A384];&quot;);&quot;)" office:value-type="string" office:string-value="Res:=eep_b_w(12,AM_12);" calcext:value-type="string">
            <text:p>Res:=eep_b_w(12,AM_12);</text:p>
          </table:table-cell>
          <table:table-cell table:formula="of:=IF([.E384]=1;CONCATENATE([.A384];&quot; integer default '0',&quot;);&quot;&quot;)" office:value-type="string" office:string-value="AM_12 integer default '0'," calcext:value-type="string">
            <text:p>AM_1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13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CONCATENATE([.A385];&quot;:=eep_b_r(&quot;;[.J385];&quot;);&quot;)" office:value-type="string" office:string-value="AM_13:=eep_b_r(13);" calcext:value-type="string">
            <text:p>AM_13:=eep_b_r(13);</text:p>
          </table:table-cell>
          <table:table-cell table:formula="of:=CONCATENATE(&quot;Res:=eep_b_w(&quot;;[.J385];&quot;,&quot;;[.A385];&quot;);&quot;)" office:value-type="string" office:string-value="Res:=eep_b_w(13,AM_13);" calcext:value-type="string">
            <text:p>Res:=eep_b_w(13,AM_13);</text:p>
          </table:table-cell>
          <table:table-cell table:formula="of:=IF([.E385]=1;CONCATENATE([.A385];&quot; integer default '0',&quot;);&quot;&quot;)" office:value-type="string" office:string-value="AM_13 integer default '0'," calcext:value-type="string">
            <text:p>AM_13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1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CONCATENATE([.A386];&quot;:=eep_b_r(&quot;;[.J386];&quot;);&quot;)" office:value-type="string" office:string-value="AM_14:=eep_b_r(14);" calcext:value-type="string">
            <text:p>AM_14:=eep_b_r(14);</text:p>
          </table:table-cell>
          <table:table-cell table:formula="of:=CONCATENATE(&quot;Res:=eep_b_w(&quot;;[.J386];&quot;,&quot;;[.A386];&quot;);&quot;)" office:value-type="string" office:string-value="Res:=eep_b_w(14,AM_14);" calcext:value-type="string">
            <text:p>Res:=eep_b_w(14,AM_14);</text:p>
          </table:table-cell>
          <table:table-cell table:formula="of:=IF([.E386]=1;CONCATENATE([.A386];&quot; integer default '0',&quot;);&quot;&quot;)" office:value-type="string" office:string-value="AM_14 integer default '0'," calcext:value-type="string">
            <text:p>AM_14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15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CONCATENATE([.A387];&quot;:=eep_b_r(&quot;;[.J387];&quot;);&quot;)" office:value-type="string" office:string-value="AM_15:=eep_b_r(15);" calcext:value-type="string">
            <text:p>AM_15:=eep_b_r(15);</text:p>
          </table:table-cell>
          <table:table-cell table:formula="of:=CONCATENATE(&quot;Res:=eep_b_w(&quot;;[.J387];&quot;,&quot;;[.A387];&quot;);&quot;)" office:value-type="string" office:string-value="Res:=eep_b_w(15,AM_15);" calcext:value-type="string">
            <text:p>Res:=eep_b_w(15,AM_15);</text:p>
          </table:table-cell>
          <table:table-cell table:formula="of:=IF([.E387]=1;CONCATENATE([.A387];&quot; integer default '0',&quot;);&quot;&quot;)" office:value-type="string" office:string-value="AM_15 integer default '0'," calcext:value-type="string">
            <text:p>AM_15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16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CONCATENATE([.A388];&quot;:=eep_b_r(&quot;;[.J388];&quot;);&quot;)" office:value-type="string" office:string-value="AM_16:=eep_b_r(16);" calcext:value-type="string">
            <text:p>AM_16:=eep_b_r(16);</text:p>
          </table:table-cell>
          <table:table-cell table:formula="of:=CONCATENATE(&quot;Res:=eep_b_w(&quot;;[.J388];&quot;,&quot;;[.A388];&quot;);&quot;)" office:value-type="string" office:string-value="Res:=eep_b_w(16,AM_16);" calcext:value-type="string">
            <text:p>Res:=eep_b_w(16,AM_16);</text:p>
          </table:table-cell>
          <table:table-cell table:formula="of:=IF([.E388]=1;CONCATENATE([.A388];&quot; integer default '0',&quot;);&quot;&quot;)" office:value-type="string" office:string-value="AM_16 integer default '0'," calcext:value-type="string">
            <text:p>AM_16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01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CONCATENATE([.A389];&quot;:=eep_b_r(&quot;;[.J389];&quot;);&quot;)" office:value-type="string" office:string-value="Mode_01:=eep_b_r(17);" calcext:value-type="string">
            <text:p>Mode_01:=eep_b_r(17);</text:p>
          </table:table-cell>
          <table:table-cell table:formula="of:=CONCATENATE(&quot;Res:=eep_b_w(&quot;;[.J389];&quot;,&quot;;[.A389];&quot;);&quot;)" office:value-type="string" office:string-value="Res:=eep_b_w(17,Mode_01);" calcext:value-type="string">
            <text:p>Res:=eep_b_w(17,Mode_01);</text:p>
          </table:table-cell>
          <table:table-cell table:formula="of:=IF([.E389]=1;CONCATENATE([.A38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02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CONCATENATE([.A390];&quot;:=eep_b_r(&quot;;[.J390];&quot;);&quot;)" office:value-type="string" office:string-value="Mode_02:=eep_b_r(18);" calcext:value-type="string">
            <text:p>Mode_02:=eep_b_r(18);</text:p>
          </table:table-cell>
          <table:table-cell table:formula="of:=CONCATENATE(&quot;Res:=eep_b_w(&quot;;[.J390];&quot;,&quot;;[.A390];&quot;);&quot;)" office:value-type="string" office:string-value="Res:=eep_b_w(18,Mode_02);" calcext:value-type="string">
            <text:p>Res:=eep_b_w(18,Mode_02);</text:p>
          </table:table-cell>
          <table:table-cell table:formula="of:=IF([.E390]=1;CONCATENATE([.A39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03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CONCATENATE([.A391];&quot;:=eep_b_r(&quot;;[.J391];&quot;);&quot;)" office:value-type="string" office:string-value="Mode_03:=eep_b_r(19);" calcext:value-type="string">
            <text:p>Mode_03:=eep_b_r(19);</text:p>
          </table:table-cell>
          <table:table-cell table:formula="of:=CONCATENATE(&quot;Res:=eep_b_w(&quot;;[.J391];&quot;,&quot;;[.A391];&quot;);&quot;)" office:value-type="string" office:string-value="Res:=eep_b_w(19,Mode_03);" calcext:value-type="string">
            <text:p>Res:=eep_b_w(19,Mode_03);</text:p>
          </table:table-cell>
          <table:table-cell table:formula="of:=IF([.E391]=1;CONCATENATE([.A39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04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CONCATENATE([.A392];&quot;:=eep_b_r(&quot;;[.J392];&quot;);&quot;)" office:value-type="string" office:string-value="Mode_04:=eep_b_r(20);" calcext:value-type="string">
            <text:p>Mode_04:=eep_b_r(20);</text:p>
          </table:table-cell>
          <table:table-cell table:formula="of:=CONCATENATE(&quot;Res:=eep_b_w(&quot;;[.J392];&quot;,&quot;;[.A392];&quot;);&quot;)" office:value-type="string" office:string-value="Res:=eep_b_w(20,Mode_04);" calcext:value-type="string">
            <text:p>Res:=eep_b_w(20,Mode_04);</text:p>
          </table:table-cell>
          <table:table-cell table:formula="of:=IF([.E392]=1;CONCATENATE([.A39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05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CONCATENATE([.A393];&quot;:=eep_b_r(&quot;;[.J393];&quot;);&quot;)" office:value-type="string" office:string-value="Mode_05:=eep_b_r(21);" calcext:value-type="string">
            <text:p>Mode_05:=eep_b_r(21);</text:p>
          </table:table-cell>
          <table:table-cell table:formula="of:=CONCATENATE(&quot;Res:=eep_b_w(&quot;;[.J393];&quot;,&quot;;[.A393];&quot;);&quot;)" office:value-type="string" office:string-value="Res:=eep_b_w(21,Mode_05);" calcext:value-type="string">
            <text:p>Res:=eep_b_w(21,Mode_05);</text:p>
          </table:table-cell>
          <table:table-cell table:formula="of:=IF([.E393]=1;CONCATENATE([.A39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06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CONCATENATE([.A394];&quot;:=eep_b_r(&quot;;[.J394];&quot;);&quot;)" office:value-type="string" office:string-value="Mode_06:=eep_b_r(22);" calcext:value-type="string">
            <text:p>Mode_06:=eep_b_r(22);</text:p>
          </table:table-cell>
          <table:table-cell table:formula="of:=CONCATENATE(&quot;Res:=eep_b_w(&quot;;[.J394];&quot;,&quot;;[.A394];&quot;);&quot;)" office:value-type="string" office:string-value="Res:=eep_b_w(22,Mode_06);" calcext:value-type="string">
            <text:p>Res:=eep_b_w(22,Mode_06);</text:p>
          </table:table-cell>
          <table:table-cell table:formula="of:=IF([.E394]=1;CONCATENATE([.A39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07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CONCATENATE([.A395];&quot;:=eep_b_r(&quot;;[.J395];&quot;);&quot;)" office:value-type="string" office:string-value="Mode_07:=eep_b_r(23);" calcext:value-type="string">
            <text:p>Mode_07:=eep_b_r(23);</text:p>
          </table:table-cell>
          <table:table-cell table:formula="of:=CONCATENATE(&quot;Res:=eep_b_w(&quot;;[.J395];&quot;,&quot;;[.A395];&quot;);&quot;)" office:value-type="string" office:string-value="Res:=eep_b_w(23,Mode_07);" calcext:value-type="string">
            <text:p>Res:=eep_b_w(23,Mode_07);</text:p>
          </table:table-cell>
          <table:table-cell table:formula="of:=IF([.E395]=1;CONCATENATE([.A39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CONCATENATE([.A396];&quot;:=eep_b_r(&quot;;[.J396];&quot;);&quot;)" office:value-type="string" office:string-value="Mode_08:=eep_b_r(24);" calcext:value-type="string">
            <text:p>Mode_08:=eep_b_r(24);</text:p>
          </table:table-cell>
          <table:table-cell table:formula="of:=CONCATENATE(&quot;Res:=eep_b_w(&quot;;[.J396];&quot;,&quot;;[.A396];&quot;);&quot;)" office:value-type="string" office:string-value="Res:=eep_b_w(24,Mode_08);" calcext:value-type="string">
            <text:p>Res:=eep_b_w(24,Mode_08);</text:p>
          </table:table-cell>
          <table:table-cell table:formula="of:=IF([.E396]=1;CONCATENATE([.A39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09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CONCATENATE([.A397];&quot;:=eep_b_r(&quot;;[.J397];&quot;);&quot;)" office:value-type="string" office:string-value="Mode_09:=eep_b_r(25);" calcext:value-type="string">
            <text:p>Mode_09:=eep_b_r(25);</text:p>
          </table:table-cell>
          <table:table-cell table:formula="of:=CONCATENATE(&quot;Res:=eep_b_w(&quot;;[.J397];&quot;,&quot;;[.A397];&quot;);&quot;)" office:value-type="string" office:string-value="Res:=eep_b_w(25,Mode_09);" calcext:value-type="string">
            <text:p>Res:=eep_b_w(25,Mode_09);</text:p>
          </table:table-cell>
          <table:table-cell table:formula="of:=IF([.E397]=1;CONCATENATE([.A39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1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CONCATENATE([.A398];&quot;:=eep_b_r(&quot;;[.J398];&quot;);&quot;)" office:value-type="string" office:string-value="Mode_10:=eep_b_r(26);" calcext:value-type="string">
            <text:p>Mode_10:=eep_b_r(26);</text:p>
          </table:table-cell>
          <table:table-cell table:formula="of:=CONCATENATE(&quot;Res:=eep_b_w(&quot;;[.J398];&quot;,&quot;;[.A398];&quot;);&quot;)" office:value-type="string" office:string-value="Res:=eep_b_w(26,Mode_10);" calcext:value-type="string">
            <text:p>Res:=eep_b_w(26,Mode_10);</text:p>
          </table:table-cell>
          <table:table-cell table:formula="of:=IF([.E398]=1;CONCATENATE([.A39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11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CONCATENATE([.A399];&quot;:=eep_b_r(&quot;;[.J399];&quot;);&quot;)" office:value-type="string" office:string-value="Mode_11:=eep_b_r(27);" calcext:value-type="string">
            <text:p>Mode_11:=eep_b_r(27);</text:p>
          </table:table-cell>
          <table:table-cell table:formula="of:=CONCATENATE(&quot;Res:=eep_b_w(&quot;;[.J399];&quot;,&quot;;[.A399];&quot;);&quot;)" office:value-type="string" office:string-value="Res:=eep_b_w(27,Mode_11);" calcext:value-type="string">
            <text:p>Res:=eep_b_w(27,Mode_11);</text:p>
          </table:table-cell>
          <table:table-cell table:formula="of:=IF([.E399]=1;CONCATENATE([.A39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12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CONCATENATE([.A400];&quot;:=eep_b_r(&quot;;[.J400];&quot;);&quot;)" office:value-type="string" office:string-value="Mode_12:=eep_b_r(28);" calcext:value-type="string">
            <text:p>Mode_12:=eep_b_r(28);</text:p>
          </table:table-cell>
          <table:table-cell table:formula="of:=CONCATENATE(&quot;Res:=eep_b_w(&quot;;[.J400];&quot;,&quot;;[.A400];&quot;);&quot;)" office:value-type="string" office:string-value="Res:=eep_b_w(28,Mode_12);" calcext:value-type="string">
            <text:p>Res:=eep_b_w(28,Mode_12);</text:p>
          </table:table-cell>
          <table:table-cell table:formula="of:=IF([.E400]=1;CONCATENATE([.A40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13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CONCATENATE([.A401];&quot;:=eep_b_r(&quot;;[.J401];&quot;);&quot;)" office:value-type="string" office:string-value="Mode_13:=eep_b_r(29);" calcext:value-type="string">
            <text:p>Mode_13:=eep_b_r(29);</text:p>
          </table:table-cell>
          <table:table-cell table:formula="of:=CONCATENATE(&quot;Res:=eep_b_w(&quot;;[.J401];&quot;,&quot;;[.A401];&quot;);&quot;)" office:value-type="string" office:string-value="Res:=eep_b_w(29,Mode_13);" calcext:value-type="string">
            <text:p>Res:=eep_b_w(29,Mode_13);</text:p>
          </table:table-cell>
          <table:table-cell table:formula="of:=IF([.E401]=1;CONCATENATE([.A40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14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CONCATENATE([.A402];&quot;:=eep_b_r(&quot;;[.J402];&quot;);&quot;)" office:value-type="string" office:string-value="Mode_14:=eep_b_r(30);" calcext:value-type="string">
            <text:p>Mode_14:=eep_b_r(30);</text:p>
          </table:table-cell>
          <table:table-cell table:formula="of:=CONCATENATE(&quot;Res:=eep_b_w(&quot;;[.J402];&quot;,&quot;;[.A402];&quot;);&quot;)" office:value-type="string" office:string-value="Res:=eep_b_w(30,Mode_14);" calcext:value-type="string">
            <text:p>Res:=eep_b_w(30,Mode_14);</text:p>
          </table:table-cell>
          <table:table-cell table:formula="of:=IF([.E402]=1;CONCATENATE([.A40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15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CONCATENATE([.A403];&quot;:=eep_b_r(&quot;;[.J403];&quot;);&quot;)" office:value-type="string" office:string-value="Mode_15:=eep_b_r(31);" calcext:value-type="string">
            <text:p>Mode_15:=eep_b_r(31);</text:p>
          </table:table-cell>
          <table:table-cell table:formula="of:=CONCATENATE(&quot;Res:=eep_b_w(&quot;;[.J403];&quot;,&quot;;[.A403];&quot;);&quot;)" office:value-type="string" office:string-value="Res:=eep_b_w(31,Mode_15);" calcext:value-type="string">
            <text:p>Res:=eep_b_w(31,Mode_15);</text:p>
          </table:table-cell>
          <table:table-cell table:formula="of:=IF([.E403]=1;CONCATENATE([.A40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16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CONCATENATE([.A404];&quot;:=eep_b_r(&quot;;[.J404];&quot;);&quot;)" office:value-type="string" office:string-value="Mode_16:=eep_b_r(32);" calcext:value-type="string">
            <text:p>Mode_16:=eep_b_r(32);</text:p>
          </table:table-cell>
          <table:table-cell table:formula="of:=CONCATENATE(&quot;Res:=eep_b_w(&quot;;[.J404];&quot;,&quot;;[.A404];&quot;);&quot;)" office:value-type="string" office:string-value="Res:=eep_b_w(32,Mode_16);" calcext:value-type="string">
            <text:p>Res:=eep_b_w(32,Mode_16);</text:p>
          </table:table-cell>
          <table:table-cell table:formula="of:=IF([.E404]=1;CONCATENATE([.A40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01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CONCATENATE([.A405];&quot;:=eep_b_r(&quot;;[.J405];&quot;);&quot;)" office:value-type="string" office:string-value="m_C_01:=eep_b_r(33);" calcext:value-type="string">
            <text:p>m_C_01:=eep_b_r(33);</text:p>
          </table:table-cell>
          <table:table-cell table:formula="of:=CONCATENATE(&quot;Res:=eep_b_w(&quot;;[.J405];&quot;,&quot;;[.A405];&quot;);&quot;)" office:value-type="string" office:string-value="Res:=eep_b_w(33,m_C_01);" calcext:value-type="string">
            <text:p>Res:=eep_b_w(33,m_C_01);</text:p>
          </table:table-cell>
          <table:table-cell table:formula="of:=IF([.E405]=1;CONCATENATE([.A40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0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CONCATENATE([.A406];&quot;:=eep_b_r(&quot;;[.J406];&quot;);&quot;)" office:value-type="string" office:string-value="m_C_02:=eep_b_r(34);" calcext:value-type="string">
            <text:p>m_C_02:=eep_b_r(34);</text:p>
          </table:table-cell>
          <table:table-cell table:formula="of:=CONCATENATE(&quot;Res:=eep_b_w(&quot;;[.J406];&quot;,&quot;;[.A406];&quot;);&quot;)" office:value-type="string" office:string-value="Res:=eep_b_w(34,m_C_02);" calcext:value-type="string">
            <text:p>Res:=eep_b_w(34,m_C_02);</text:p>
          </table:table-cell>
          <table:table-cell table:formula="of:=IF([.E406]=1;CONCATENATE([.A40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03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CONCATENATE([.A407];&quot;:=eep_b_r(&quot;;[.J407];&quot;);&quot;)" office:value-type="string" office:string-value="m_C_03:=eep_b_r(35);" calcext:value-type="string">
            <text:p>m_C_03:=eep_b_r(35);</text:p>
          </table:table-cell>
          <table:table-cell table:formula="of:=CONCATENATE(&quot;Res:=eep_b_w(&quot;;[.J407];&quot;,&quot;;[.A407];&quot;);&quot;)" office:value-type="string" office:string-value="Res:=eep_b_w(35,m_C_03);" calcext:value-type="string">
            <text:p>Res:=eep_b_w(35,m_C_03);</text:p>
          </table:table-cell>
          <table:table-cell table:formula="of:=IF([.E407]=1;CONCATENATE([.A40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04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CONCATENATE([.A408];&quot;:=eep_b_r(&quot;;[.J408];&quot;);&quot;)" office:value-type="string" office:string-value="m_C_04:=eep_b_r(36);" calcext:value-type="string">
            <text:p>m_C_04:=eep_b_r(36);</text:p>
          </table:table-cell>
          <table:table-cell table:formula="of:=CONCATENATE(&quot;Res:=eep_b_w(&quot;;[.J408];&quot;,&quot;;[.A408];&quot;);&quot;)" office:value-type="string" office:string-value="Res:=eep_b_w(36,m_C_04);" calcext:value-type="string">
            <text:p>Res:=eep_b_w(36,m_C_04);</text:p>
          </table:table-cell>
          <table:table-cell table:formula="of:=IF([.E408]=1;CONCATENATE([.A40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CONCATENATE([.A409];&quot;:=eep_b_r(&quot;;[.J409];&quot;);&quot;)" office:value-type="string" office:string-value="m_C_05:=eep_b_r(37);" calcext:value-type="string">
            <text:p>m_C_05:=eep_b_r(37);</text:p>
          </table:table-cell>
          <table:table-cell table:formula="of:=CONCATENATE(&quot;Res:=eep_b_w(&quot;;[.J409];&quot;,&quot;;[.A409];&quot;);&quot;)" office:value-type="string" office:string-value="Res:=eep_b_w(37,m_C_05);" calcext:value-type="string">
            <text:p>Res:=eep_b_w(37,m_C_05);</text:p>
          </table:table-cell>
          <table:table-cell table:formula="of:=IF([.E409]=1;CONCATENATE([.A40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06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CONCATENATE([.A410];&quot;:=eep_b_r(&quot;;[.J410];&quot;);&quot;)" office:value-type="string" office:string-value="m_C_06:=eep_b_r(38);" calcext:value-type="string">
            <text:p>m_C_06:=eep_b_r(38);</text:p>
          </table:table-cell>
          <table:table-cell table:formula="of:=CONCATENATE(&quot;Res:=eep_b_w(&quot;;[.J410];&quot;,&quot;;[.A410];&quot;);&quot;)" office:value-type="string" office:string-value="Res:=eep_b_w(38,m_C_06);" calcext:value-type="string">
            <text:p>Res:=eep_b_w(38,m_C_06);</text:p>
          </table:table-cell>
          <table:table-cell table:formula="of:=IF([.E410]=1;CONCATENATE([.A41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07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CONCATENATE([.A411];&quot;:=eep_b_r(&quot;;[.J411];&quot;);&quot;)" office:value-type="string" office:string-value="m_C_07:=eep_b_r(39);" calcext:value-type="string">
            <text:p>m_C_07:=eep_b_r(39);</text:p>
          </table:table-cell>
          <table:table-cell table:formula="of:=CONCATENATE(&quot;Res:=eep_b_w(&quot;;[.J411];&quot;,&quot;;[.A411];&quot;);&quot;)" office:value-type="string" office:string-value="Res:=eep_b_w(39,m_C_07);" calcext:value-type="string">
            <text:p>Res:=eep_b_w(39,m_C_07);</text:p>
          </table:table-cell>
          <table:table-cell table:formula="of:=IF([.E411]=1;CONCATENATE([.A41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0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CONCATENATE([.A412];&quot;:=eep_b_r(&quot;;[.J412];&quot;);&quot;)" office:value-type="string" office:string-value="m_C_08:=eep_b_r(40);" calcext:value-type="string">
            <text:p>m_C_08:=eep_b_r(40);</text:p>
          </table:table-cell>
          <table:table-cell table:formula="of:=CONCATENATE(&quot;Res:=eep_b_w(&quot;;[.J412];&quot;,&quot;;[.A412];&quot;);&quot;)" office:value-type="string" office:string-value="Res:=eep_b_w(40,m_C_08);" calcext:value-type="string">
            <text:p>Res:=eep_b_w(40,m_C_08);</text:p>
          </table:table-cell>
          <table:table-cell table:formula="of:=IF([.E412]=1;CONCATENATE([.A41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09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CONCATENATE([.A413];&quot;:=eep_b_r(&quot;;[.J413];&quot;);&quot;)" office:value-type="string" office:string-value="m_C_09:=eep_b_r(41);" calcext:value-type="string">
            <text:p>m_C_09:=eep_b_r(41);</text:p>
          </table:table-cell>
          <table:table-cell table:formula="of:=CONCATENATE(&quot;Res:=eep_b_w(&quot;;[.J413];&quot;,&quot;;[.A413];&quot;);&quot;)" office:value-type="string" office:string-value="Res:=eep_b_w(41,m_C_09);" calcext:value-type="string">
            <text:p>Res:=eep_b_w(41,m_C_09);</text:p>
          </table:table-cell>
          <table:table-cell table:formula="of:=IF([.E413]=1;CONCATENATE([.A41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1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CONCATENATE([.A414];&quot;:=eep_b_r(&quot;;[.J414];&quot;);&quot;)" office:value-type="string" office:string-value="m_C_10:=eep_b_r(42);" calcext:value-type="string">
            <text:p>m_C_10:=eep_b_r(42);</text:p>
          </table:table-cell>
          <table:table-cell table:formula="of:=CONCATENATE(&quot;Res:=eep_b_w(&quot;;[.J414];&quot;,&quot;;[.A414];&quot;);&quot;)" office:value-type="string" office:string-value="Res:=eep_b_w(42,m_C_10);" calcext:value-type="string">
            <text:p>Res:=eep_b_w(42,m_C_10);</text:p>
          </table:table-cell>
          <table:table-cell table:formula="of:=IF([.E414]=1;CONCATENATE([.A41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11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CONCATENATE([.A415];&quot;:=eep_b_r(&quot;;[.J415];&quot;);&quot;)" office:value-type="string" office:string-value="m_C_11:=eep_b_r(43);" calcext:value-type="string">
            <text:p>m_C_11:=eep_b_r(43);</text:p>
          </table:table-cell>
          <table:table-cell table:formula="of:=CONCATENATE(&quot;Res:=eep_b_w(&quot;;[.J415];&quot;,&quot;;[.A415];&quot;);&quot;)" office:value-type="string" office:string-value="Res:=eep_b_w(43,m_C_11);" calcext:value-type="string">
            <text:p>Res:=eep_b_w(43,m_C_11);</text:p>
          </table:table-cell>
          <table:table-cell table:formula="of:=IF([.E415]=1;CONCATENATE([.A41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12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CONCATENATE([.A416];&quot;:=eep_b_r(&quot;;[.J416];&quot;);&quot;)" office:value-type="string" office:string-value="m_C_12:=eep_b_r(44);" calcext:value-type="string">
            <text:p>m_C_12:=eep_b_r(44);</text:p>
          </table:table-cell>
          <table:table-cell table:formula="of:=CONCATENATE(&quot;Res:=eep_b_w(&quot;;[.J416];&quot;,&quot;;[.A416];&quot;);&quot;)" office:value-type="string" office:string-value="Res:=eep_b_w(44,m_C_12);" calcext:value-type="string">
            <text:p>Res:=eep_b_w(44,m_C_12);</text:p>
          </table:table-cell>
          <table:table-cell table:formula="of:=IF([.E416]=1;CONCATENATE([.A41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13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CONCATENATE([.A417];&quot;:=eep_b_r(&quot;;[.J417];&quot;);&quot;)" office:value-type="string" office:string-value="m_C_13:=eep_b_r(45);" calcext:value-type="string">
            <text:p>m_C_13:=eep_b_r(45);</text:p>
          </table:table-cell>
          <table:table-cell table:formula="of:=CONCATENATE(&quot;Res:=eep_b_w(&quot;;[.J417];&quot;,&quot;;[.A417];&quot;);&quot;)" office:value-type="string" office:string-value="Res:=eep_b_w(45,m_C_13);" calcext:value-type="string">
            <text:p>Res:=eep_b_w(45,m_C_13);</text:p>
          </table:table-cell>
          <table:table-cell table:formula="of:=IF([.E417]=1;CONCATENATE([.A41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14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CONCATENATE([.A418];&quot;:=eep_b_r(&quot;;[.J418];&quot;);&quot;)" office:value-type="string" office:string-value="m_C_14:=eep_b_r(46);" calcext:value-type="string">
            <text:p>m_C_14:=eep_b_r(46);</text:p>
          </table:table-cell>
          <table:table-cell table:formula="of:=CONCATENATE(&quot;Res:=eep_b_w(&quot;;[.J418];&quot;,&quot;;[.A418];&quot;);&quot;)" office:value-type="string" office:string-value="Res:=eep_b_w(46,m_C_14);" calcext:value-type="string">
            <text:p>Res:=eep_b_w(46,m_C_14);</text:p>
          </table:table-cell>
          <table:table-cell table:formula="of:=IF([.E418]=1;CONCATENATE([.A41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CONCATENATE([.A419];&quot;:=eep_b_r(&quot;;[.J419];&quot;);&quot;)" office:value-type="string" office:string-value="m_C_15:=eep_b_r(47);" calcext:value-type="string">
            <text:p>m_C_15:=eep_b_r(47);</text:p>
          </table:table-cell>
          <table:table-cell table:formula="of:=CONCATENATE(&quot;Res:=eep_b_w(&quot;;[.J419];&quot;,&quot;;[.A419];&quot;);&quot;)" office:value-type="string" office:string-value="Res:=eep_b_w(47,m_C_15);" calcext:value-type="string">
            <text:p>Res:=eep_b_w(47,m_C_15);</text:p>
          </table:table-cell>
          <table:table-cell table:formula="of:=IF([.E419]=1;CONCATENATE([.A41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1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CONCATENATE([.A420];&quot;:=eep_b_r(&quot;;[.J420];&quot;);&quot;)" office:value-type="string" office:string-value="m_C_16:=eep_b_r(48);" calcext:value-type="string">
            <text:p>m_C_16:=eep_b_r(48);</text:p>
          </table:table-cell>
          <table:table-cell table:formula="of:=CONCATENATE(&quot;Res:=eep_b_w(&quot;;[.J420];&quot;,&quot;;[.A420];&quot;);&quot;)" office:value-type="string" office:string-value="Res:=eep_b_w(48,m_C_16);" calcext:value-type="string">
            <text:p>Res:=eep_b_w(48,m_C_16);</text:p>
          </table:table-cell>
          <table:table-cell table:formula="of:=IF([.E420]=1;CONCATENATE([.A42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Rej_01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CONCATENATE([.A421];&quot;:=eep_b_r(&quot;;[.J421];&quot;);&quot;)" office:value-type="string" office:string-value="Rej_01:=eep_b_r(49);" calcext:value-type="string">
            <text:p>Rej_01:=eep_b_r(49);</text:p>
          </table:table-cell>
          <table:table-cell table:formula="of:=CONCATENATE(&quot;Res:=eep_b_w(&quot;;[.J421];&quot;,&quot;;[.A421];&quot;);&quot;)" office:value-type="string" office:string-value="Res:=eep_b_w(49,Rej_01);" calcext:value-type="string">
            <text:p>Res:=eep_b_w(49,Rej_01);</text:p>
          </table:table-cell>
          <table:table-cell table:formula="of:=IF([.E421]=1;CONCATENATE([.A42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Rej_07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CONCATENATE([.A422];&quot;:=eep_b_r(&quot;;[.J422];&quot;);&quot;)" office:value-type="string" office:string-value="Rej_07:=eep_b_r(50);" calcext:value-type="string">
            <text:p>Rej_07:=eep_b_r(50);</text:p>
          </table:table-cell>
          <table:table-cell table:formula="of:=CONCATENATE(&quot;Res:=eep_b_w(&quot;;[.J422];&quot;,&quot;;[.A422];&quot;);&quot;)" office:value-type="string" office:string-value="Res:=eep_b_w(50,Rej_07);" calcext:value-type="string">
            <text:p>Res:=eep_b_w(50,Rej_07);</text:p>
          </table:table-cell>
          <table:table-cell table:formula="of:=IF([.E422]=1;CONCATENATE([.A42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17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CONCATENATE([.A423];&quot;:=eep_b_r(&quot;;[.J423];&quot;);&quot;)" office:value-type="string" office:string-value="AM_17:=eep_b_r(51);" calcext:value-type="string">
            <text:p>AM_17:=eep_b_r(51);</text:p>
          </table:table-cell>
          <table:table-cell table:formula="of:=CONCATENATE(&quot;Res:=eep_b_w(&quot;;[.J423];&quot;,&quot;;[.A423];&quot;);&quot;)" office:value-type="string" office:string-value="Res:=eep_b_w(51,AM_17);" calcext:value-type="string">
            <text:p>Res:=eep_b_w(51,AM_17);</text:p>
          </table:table-cell>
          <table:table-cell table:formula="of:=IF([.E423]=1;CONCATENATE([.A423];&quot; integer default '0',&quot;);&quot;&quot;)" office:value-type="string" office:string-value="AM_17 integer default '0'," calcext:value-type="string">
            <text:p>AM_17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1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CONCATENATE([.A424];&quot;:=eep_b_r(&quot;;[.J424];&quot;);&quot;)" office:value-type="string" office:string-value="AM_18:=eep_b_r(52);" calcext:value-type="string">
            <text:p>AM_18:=eep_b_r(52);</text:p>
          </table:table-cell>
          <table:table-cell table:formula="of:=CONCATENATE(&quot;Res:=eep_b_w(&quot;;[.J424];&quot;,&quot;;[.A424];&quot;);&quot;)" office:value-type="string" office:string-value="Res:=eep_b_w(52,AM_18);" calcext:value-type="string">
            <text:p>Res:=eep_b_w(52,AM_18);</text:p>
          </table:table-cell>
          <table:table-cell table:formula="of:=IF([.E424]=1;CONCATENATE([.A424];&quot; integer default '0',&quot;);&quot;&quot;)" office:value-type="string" office:string-value="AM_18 integer default '0'," calcext:value-type="string">
            <text:p>AM_18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19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CONCATENATE([.A425];&quot;:=eep_b_r(&quot;;[.J425];&quot;);&quot;)" office:value-type="string" office:string-value="AM_19:=eep_b_r(53);" calcext:value-type="string">
            <text:p>AM_19:=eep_b_r(53);</text:p>
          </table:table-cell>
          <table:table-cell table:formula="of:=CONCATENATE(&quot;Res:=eep_b_w(&quot;;[.J425];&quot;,&quot;;[.A425];&quot;);&quot;)" office:value-type="string" office:string-value="Res:=eep_b_w(53,AM_19);" calcext:value-type="string">
            <text:p>Res:=eep_b_w(53,AM_19);</text:p>
          </table:table-cell>
          <table:table-cell table:formula="of:=IF([.E425]=1;CONCATENATE([.A425];&quot; integer default '0',&quot;);&quot;&quot;)" office:value-type="string" office:string-value="AM_19 integer default '0'," calcext:value-type="string">
            <text:p>AM_1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2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CONCATENATE([.A426];&quot;:=eep_b_r(&quot;;[.J426];&quot;);&quot;)" office:value-type="string" office:string-value="AM_20:=eep_b_r(54);" calcext:value-type="string">
            <text:p>AM_20:=eep_b_r(54);</text:p>
          </table:table-cell>
          <table:table-cell table:formula="of:=CONCATENATE(&quot;Res:=eep_b_w(&quot;;[.J426];&quot;,&quot;;[.A426];&quot;);&quot;)" office:value-type="string" office:string-value="Res:=eep_b_w(54,AM_20);" calcext:value-type="string">
            <text:p>Res:=eep_b_w(54,AM_20);</text:p>
          </table:table-cell>
          <table:table-cell table:formula="of:=IF([.E426]=1;CONCATENATE([.A426];&quot; integer default '0',&quot;);&quot;&quot;)" office:value-type="string" office:string-value="AM_20 integer default '0'," calcext:value-type="string">
            <text:p>AM_2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21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CONCATENATE([.A427];&quot;:=eep_b_r(&quot;;[.J427];&quot;);&quot;)" office:value-type="string" office:string-value="AM_21:=eep_b_r(55);" calcext:value-type="string">
            <text:p>AM_21:=eep_b_r(55);</text:p>
          </table:table-cell>
          <table:table-cell table:formula="of:=CONCATENATE(&quot;Res:=eep_b_w(&quot;;[.J427];&quot;,&quot;;[.A427];&quot;);&quot;)" office:value-type="string" office:string-value="Res:=eep_b_w(55,AM_21);" calcext:value-type="string">
            <text:p>Res:=eep_b_w(55,AM_21);</text:p>
          </table:table-cell>
          <table:table-cell table:formula="of:=IF([.E427]=1;CONCATENATE([.A427];&quot; integer default '0',&quot;);&quot;&quot;)" office:value-type="string" office:string-value="AM_21 integer default '0'," calcext:value-type="string">
            <text:p>AM_2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18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CONCATENATE([.A428];&quot;:=eep_b_r(&quot;;[.J428];&quot;);&quot;)" office:value-type="string" office:string-value="Mode_18:=eep_b_r(56);" calcext:value-type="string">
            <text:p>Mode_18:=eep_b_r(56);</text:p>
          </table:table-cell>
          <table:table-cell table:formula="of:=CONCATENATE(&quot;Res:=eep_b_w(&quot;;[.J428];&quot;,&quot;;[.A428];&quot;);&quot;)" office:value-type="string" office:string-value="Res:=eep_b_w(56,Mode_18);" calcext:value-type="string">
            <text:p>Res:=eep_b_w(56,Mode_18);</text:p>
          </table:table-cell>
          <table:table-cell table:formula="of:=IF([.E428]=1;CONCATENATE([.A42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19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CONCATENATE([.A429];&quot;:=eep_b_r(&quot;;[.J429];&quot;);&quot;)" office:value-type="string" office:string-value="Mode_19:=eep_b_r(57);" calcext:value-type="string">
            <text:p>Mode_19:=eep_b_r(57);</text:p>
          </table:table-cell>
          <table:table-cell table:formula="of:=CONCATENATE(&quot;Res:=eep_b_w(&quot;;[.J429];&quot;,&quot;;[.A429];&quot;);&quot;)" office:value-type="string" office:string-value="Res:=eep_b_w(57,Mode_19);" calcext:value-type="string">
            <text:p>Res:=eep_b_w(57,Mode_19);</text:p>
          </table:table-cell>
          <table:table-cell table:formula="of:=IF([.E429]=1;CONCATENATE([.A42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2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CONCATENATE([.A430];&quot;:=eep_b_r(&quot;;[.J430];&quot;);&quot;)" office:value-type="string" office:string-value="Mode_20:=eep_b_r(58);" calcext:value-type="string">
            <text:p>Mode_20:=eep_b_r(58);</text:p>
          </table:table-cell>
          <table:table-cell table:formula="of:=CONCATENATE(&quot;Res:=eep_b_w(&quot;;[.J430];&quot;,&quot;;[.A430];&quot;);&quot;)" office:value-type="string" office:string-value="Res:=eep_b_w(58,Mode_20);" calcext:value-type="string">
            <text:p>Res:=eep_b_w(58,Mode_20);</text:p>
          </table:table-cell>
          <table:table-cell table:formula="of:=IF([.E430]=1;CONCATENATE([.A43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ode_21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CONCATENATE([.A431];&quot;:=eep_b_r(&quot;;[.J431];&quot;);&quot;)" office:value-type="string" office:string-value="Mode_21:=eep_b_r(59);" calcext:value-type="string">
            <text:p>Mode_21:=eep_b_r(59);</text:p>
          </table:table-cell>
          <table:table-cell table:formula="of:=CONCATENATE(&quot;Res:=eep_b_w(&quot;;[.J431];&quot;,&quot;;[.A431];&quot;);&quot;)" office:value-type="string" office:string-value="Res:=eep_b_w(59,Mode_21);" calcext:value-type="string">
            <text:p>Res:=eep_b_w(59,Mode_21);</text:p>
          </table:table-cell>
          <table:table-cell table:formula="of:=IF([.E431]=1;CONCATENATE([.A43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18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CONCATENATE([.A432];&quot;:=eep_b_r(&quot;;[.J432];&quot;);&quot;)" office:value-type="string" office:string-value="m_C_18:=eep_b_r(60);" calcext:value-type="string">
            <text:p>m_C_18:=eep_b_r(60);</text:p>
          </table:table-cell>
          <table:table-cell table:formula="of:=CONCATENATE(&quot;Res:=eep_b_w(&quot;;[.J432];&quot;,&quot;;[.A432];&quot;);&quot;)" office:value-type="string" office:string-value="Res:=eep_b_w(60,m_C_18);" calcext:value-type="string">
            <text:p>Res:=eep_b_w(60,m_C_18);</text:p>
          </table:table-cell>
          <table:table-cell table:formula="of:=IF([.E432]=1;CONCATENATE([.A43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19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  <table:table-cell table:formula="of:=CONCATENATE([.A433];&quot;:=eep_b_r(&quot;;[.J433];&quot;);&quot;)" office:value-type="string" office:string-value="m_C_19:=eep_b_r(61);" calcext:value-type="string">
            <text:p>m_C_19:=eep_b_r(61);</text:p>
          </table:table-cell>
          <table:table-cell table:formula="of:=CONCATENATE(&quot;Res:=eep_b_w(&quot;;[.J433];&quot;,&quot;;[.A433];&quot;);&quot;)" office:value-type="string" office:string-value="Res:=eep_b_w(61,m_C_19);" calcext:value-type="string">
            <text:p>Res:=eep_b_w(61,m_C_19);</text:p>
          </table:table-cell>
          <table:table-cell table:formula="of:=IF([.E433]=1;CONCATENATE([.A433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2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table:formula="of:=CONCATENATE([.A434];&quot;:=eep_b_r(&quot;;[.J434];&quot;);&quot;)" office:value-type="string" office:string-value="m_C_20:=eep_b_r(62);" calcext:value-type="string">
            <text:p>m_C_20:=eep_b_r(62);</text:p>
          </table:table-cell>
          <table:table-cell table:formula="of:=CONCATENATE(&quot;Res:=eep_b_w(&quot;;[.J434];&quot;,&quot;;[.A434];&quot;);&quot;)" office:value-type="string" office:string-value="Res:=eep_b_w(62,m_C_20);" calcext:value-type="string">
            <text:p>Res:=eep_b_w(62,m_C_20);</text:p>
          </table:table-cell>
          <table:table-cell table:formula="of:=IF([.E434]=1;CONCATENATE([.A43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21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table:formula="of:=CONCATENATE([.A435];&quot;:=eep_b_r(&quot;;[.J435];&quot;);&quot;)" office:value-type="string" office:string-value="m_C_21:=eep_b_r(63);" calcext:value-type="string">
            <text:p>m_C_21:=eep_b_r(63);</text:p>
          </table:table-cell>
          <table:table-cell table:formula="of:=CONCATENATE(&quot;Res:=eep_b_w(&quot;;[.J435];&quot;,&quot;;[.A435];&quot;);&quot;)" office:value-type="string" office:string-value="Res:=eep_b_w(63,m_C_21);" calcext:value-type="string">
            <text:p>Res:=eep_b_w(63,m_C_21);</text:p>
          </table:table-cell>
          <table:table-cell table:formula="of:=IF([.E435]=1;CONCATENATE([.A43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Rej_19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/>
          <table:table-cell table:formula="of:=CONCATENATE([.A436];&quot;:=eep_b_r(&quot;;[.J436];&quot;);&quot;)" office:value-type="string" office:string-value="Rej_19:=eep_b_r(64);" calcext:value-type="string">
            <text:p>Rej_19:=eep_b_r(64);</text:p>
          </table:table-cell>
          <table:table-cell table:formula="of:=CONCATENATE(&quot;Res:=eep_b_w(&quot;;[.J436];&quot;,&quot;;[.A436];&quot;);&quot;)" office:value-type="string" office:string-value="Res:=eep_b_w(64,Rej_19);" calcext:value-type="string">
            <text:p>Res:=eep_b_w(64,Rej_19);</text:p>
          </table:table-cell>
          <table:table-cell table:formula="of:=IF([.E436]=1;CONCATENATE([.A43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AMV_01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37]=1;CONCATENATE([.A437];&quot; integer default '0',&quot;);&quot;&quot;)" office:value-type="string" office:string-value="AMV_01 integer default '0'," calcext:value-type="string">
            <text:p>AMV_01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W001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38]=1;CONCATENATE([.A43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W002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39]=1;CONCATENATE([.A43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W003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40]=1;CONCATENATE([.A44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SW004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41]=1;CONCATENATE([.A44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22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42]=1;CONCATENATE([.A442];&quot; integer default '0',&quot;);&quot;&quot;)" office:value-type="string" office:string-value="AM_22 integer default '0'," calcext:value-type="string">
            <text:p>AM_22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23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43]=1;CONCATENATE([.A459];&quot; integer default '0',&quot;);&quot;&quot;)" office:value-type="string" office:string-value="Xt_19 integer default '0'," calcext:value-type="string">
            <text:p>Xt_19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_24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44]=1;CONCATENATE([.A460];&quot; integer default '0',&quot;);&quot;&quot;)" office:value-type="string" office:string-value="Xt_20 integer default '0'," calcext:value-type="string">
            <text:p>Xt_20 integer default '0',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22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45]=1;CONCATENATE([.A46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2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46]=1;CONCATENATE([.A44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m_C_24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47]=1;CONCATENATE([.A44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_V_51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49]=1;CONCATENATE([.A449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6"/>
          <table:table-cell table:formula="of:=[.G449]/4*16" office:value-type="float" office:value="0" calcext:value-type="float">
            <text:p>0</text:p>
          </table:table-cell>
          <table:table-cell table:number-columns-repeated="6"/>
          <table:table-cell table:formula="of:=IF([.E450]=1;CONCATENATE([.A450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6"/>
          <table:table-cell table:formula="of:=[.G450]/16" office:value-type="float" office:value="0" calcext:value-type="float">
            <text:p>0</text:p>
          </table:table-cell>
          <table:table-cell table:number-columns-repeated="6"/>
          <table:table-cell table:formula="of:=IF([.E451]=1;CONCATENATE([.A451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6"/>
          <table:table-cell table:formula="of:=[.G451]*200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5"/>
          <table:table-cell table:formula="of:=IF([.E452]=1;CONCATENATE([.A452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6"/>
          <table:table-cell office:value-type="float" office:value="43.6" calcext:value-type="float">
            <text:p>43,6</text:p>
          </table:table-cell>
          <table:table-cell table:formula="of:=[.G452]*[.H452]/[.G453]" office:value-type="float" office:value="0" calcext:value-type="float">
            <text:p>0</text:p>
          </table:table-cell>
          <table:table-cell table:number-columns-repeated="5"/>
          <table:table-cell table:formula="of:=IF([.E453]=1;CONCATENATE([.A453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54]=1;CONCATENATE([.A454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24.5" calcext:value-type="float">
            <text:p>24,5</text:p>
          </table:table-cell>
          <table:table-cell table:number-columns-repeated="5"/>
          <table:table-cell table:formula="of:=IF([.E455]=1;CONCATENATE([.A455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7"/>
          <table:table-cell table:formula="of:=[.H455]/[.G455]" office:value-type="float" office:value="0.1225" calcext:value-type="float">
            <text:p>0,1225</text:p>
          </table:table-cell>
          <table:table-cell table:number-columns-repeated="5"/>
          <table:table-cell table:formula="of:=IF([.E456]=1;CONCATENATE([.A45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mat</text:p>
          </table:table-cell>
          <table:table-cell table:number-columns-repeated="5"/>
          <table:table-cell table:formula="of:=4*[.H456]" office:value-type="float" office:value="0.49" calcext:value-type="float">
            <text:p>0,49</text:p>
          </table:table-cell>
          <table:table-cell table:formula="of:=[.H458]*[.I458]/[.H457]" office:value-type="float" office:value="10204.0816326531" calcext:value-type="float">
            <text:p>10204,0816326531</text:p>
          </table:table-cell>
          <table:table-cell table:number-columns-repeated="4"/>
          <table:table-cell table:formula="of:=IF([.E457]=1;CONCATENATE([.A45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t_18</text:p>
          </table:table-cell>
          <table:table-cell office:value-type="string" calcext:value-type="string">
            <text:p>Real</text:p>
          </table:table-cell>
          <table:table-cell table:number-columns-repeated="5"/>
          <table:table-cell office:value-type="float" office:value="1.25" calcext:value-type="float">
            <text:p>1,25</text:p>
          </table:table-cell>
          <table:table-cell office:value-type="float" office:value="4000" calcext:value-type="float">
            <text:p>4000</text:p>
          </table:table-cell>
          <table:table-cell table:number-columns-repeated="4"/>
          <table:table-cell table:formula="of:=IF([.E458]=1;CONCATENATE([.A45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t_19</text:p>
          </table:table-cell>
          <table:table-cell office:value-type="string" calcext:value-type="string">
            <text:p>Real</text:p>
          </table:table-cell>
          <table:table-cell table:number-columns-repeated="11"/>
          <table:table-cell table:formula="of:=IF([.E459]=1;CONCATENATE([.A45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t_20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6"/>
          <table:table-cell table:formula="of:=IF([.E460]=1;CONCATENATE([.A46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Xt_21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office:value-type="float" office:value="24.5" calcext:value-type="float">
            <text:p>24,5</text:p>
          </table:table-cell>
          <table:table-cell table:number-columns-repeated="6"/>
          <table:table-cell table:formula="of:=IF([.E461]=1;CONCATENATE([.A461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62]=1;CONCATENATE([.A462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63]=1;CONCATENATE([.A463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64]=1;CONCATENATE([.A464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65]=1;CONCATENATE([.A46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1"/>
          <table:table-cell table:formula="of:=IF([.E466]=1;CONCATENATE([.A466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1i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string" calcext:value-type="string">
            <text:p>Рівень в 1 корпусі</text:p>
          </table:table-cell>
          <table:table-cell table:number-columns-repeated="6"/>
          <table:table-cell table:formula="of:=IF([.E467]=1;CONCATENATE([.A467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2i</text:p>
          </table:table-cell>
          <table:table-cell office:value-type="float" office:value="1025" calcext:value-type="float">
            <text:p>1025</text:p>
          </table:table-cell>
          <table:table-cell table:number-columns-repeated="4"/>
          <table:table-cell office:value-type="string" calcext:value-type="string">
            <text:p>Рівень в 2 корпусі</text:p>
          </table:table-cell>
          <table:table-cell table:number-columns-repeated="6"/>
          <table:table-cell table:formula="of:=IF([.E468]=1;CONCATENATE([.A468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3i</text:p>
          </table:table-cell>
          <table:table-cell office:value-type="float" office:value="1026" calcext:value-type="float">
            <text:p>1026</text:p>
          </table:table-cell>
          <table:table-cell table:number-columns-repeated="4"/>
          <table:table-cell office:value-type="string" calcext:value-type="string">
            <text:p>Рівень в 0 корпусі</text:p>
          </table:table-cell>
          <table:table-cell table:number-columns-repeated="6"/>
          <table:table-cell table:formula="of:=IF([.E469]=1;CONCATENATE([.A469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4i</text:p>
          </table:table-cell>
          <table:table-cell office:value-type="float" office:value="1027" calcext:value-type="float">
            <text:p>1027</text:p>
          </table:table-cell>
          <table:table-cell table:number-columns-repeated="4"/>
          <table:table-cell office:value-type="string" calcext:value-type="string">
            <text:p>Рівень в 4 корпусі</text:p>
          </table:table-cell>
          <table:table-cell table:number-columns-repeated="6"/>
          <table:table-cell table:formula="of:=IF([.E470]=1;CONCATENATE([.A470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5i</text:p>
          </table:table-cell>
          <table:table-cell office:value-type="float" office:value="1028" calcext:value-type="float">
            <text:p>1028</text:p>
          </table:table-cell>
          <table:table-cell table:number-columns-repeated="4"/>
          <table:table-cell office:value-type="string" calcext:value-type="string">
            <text:p>Рівень в 5 корпусі</text:p>
          </table:table-cell>
          <table:table-cell table:number-columns-repeated="6"/>
          <table:table-cell table:formula="of:=IF([.E471]=1;CONCATENATE([.A471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V_15i</text:p>
          </table:table-cell>
          <table:table-cell office:value-type="float" office:value="1029" calcext:value-type="float">
            <text:p>1029</text:p>
          </table:table-cell>
          <table:table-cell table:number-columns-repeated="4"/>
          <table:table-cell office:value-type="string" calcext:value-type="string">
            <text:p>Рівень в 3 корпусі</text:p>
          </table:table-cell>
          <table:table-cell table:number-columns-repeated="6"/>
          <table:table-cell table:formula="of:=IF([.E472]=1;CONCATENATE([.A472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_06i</text:p>
          </table:table-cell>
          <table:table-cell office:value-type="float" office:value="1030" calcext:value-type="float">
            <text:p>1030</text:p>
          </table:table-cell>
          <table:table-cell table:number-columns-repeated="4"/>
          <table:table-cell office:value-type="string" calcext:value-type="string">
            <text:p>Рівень в збірнику соку перед випаркою</text:p>
          </table:table-cell>
          <table:table-cell table:number-columns-repeated="6"/>
          <table:table-cell table:formula="of:=IF([.E474]=1;CONCATENATE([.A474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V_07i</text:p>
          </table:table-cell>
          <table:table-cell office:value-type="float" office:value="1031" calcext:value-type="float">
            <text:p>1031</text:p>
          </table:table-cell>
          <table:table-cell table:number-columns-repeated="4"/>
          <table:table-cell office:value-type="string" calcext:value-type="string">
            <text:p>Рівень в збірнику пром. Води</text:p>
          </table:table-cell>
          <table:table-cell table:number-columns-repeated="6"/>
          <table:table-cell table:formula="of:=IF([.E475]=1;CONCATENATE([.A475];&quot; integer default '0',&quot;);&quot;&quot;)">
            <text:p/>
          </table:table-cell>
          <table:table-cell table:number-columns-repeated="50"/>
        </table:table-row>
        <table:table-row table:style-name="ro1">
          <table:table-cell office:value-type="string" calcext:value-type="string">
            <text:p>V_40i</text:p>
          </table:table-cell>
          <table:table-cell office:value-type="float" office:value="1032" calcext:value-type="float">
            <text:p>1032</text:p>
          </table:table-cell>
          <table:table-cell table:number-columns-repeated="4"/>
          <table:table-cell office:value-type="string" calcext:value-type="string">
            <text:p>Рівень в зб сиропу на В/А</text:p>
          </table:table-cell>
          <table:table-cell table:number-columns-repeated="6"/>
          <table:table-cell table:formula="of:=IF([.E476]=1;CONCATENATE([.A476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77]=1;CONCATENATE([.A477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78]=1;CONCATENATE([.A478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79]=1;CONCATENATE([.A479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80]=1;CONCATENATE([.A480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81]=1;CONCATENATE([.A481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82]=1;CONCATENATE([.A482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83]=1;CONCATENATE([.A483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84]=1;CONCATENATE([.A484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85]=1;CONCATENATE([.A485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86]=1;CONCATENATE([.A486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87]=1;CONCATENATE([.A487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88]=1;CONCATENATE([.A488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89]=1;CONCATENATE([.A489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90]=1;CONCATENATE([.A490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91]=1;CONCATENATE([.A491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92]=1;CONCATENATE([.A492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93]=1;CONCATENATE([.A493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94]=1;CONCATENATE([.A494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95]=1;CONCATENATE([.A495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96]=1;CONCATENATE([.A496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97]=1;CONCATENATE([.A497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98]=1;CONCATENATE([.A498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499]=1;CONCATENATE([.A499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500]=1;CONCATENATE([.A500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501]=1;CONCATENATE([.A501];&quot; integer default '0',&quot;);&quot;&quot;)">
            <text:p/>
          </table:table-cell>
          <table:table-cell table:number-columns-repeated="50"/>
        </table:table-row>
        <table:table-row table:style-name="ro1">
          <table:table-cell table:number-columns-repeated="13"/>
          <table:table-cell table:formula="of:=IF([.E502]=1;CONCATENATE([.A502];&quot; integer default '0',&quot;);&quot;&quot;)">
            <text:p/>
          </table:table-cell>
          <table:table-cell table:number-columns-repeated="50"/>
        </table:table-row>
        <table:table-row table:style-name="ro1" table:number-rows-repeated="10480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Аркуш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kritp</text:p>
          </table:table-cell>
          <table:table-cell office:value-type="string" calcext:value-type="string">
            <text:p>PV_1</text:p>
          </table:table-cell>
          <table:table-cell office:value-type="string" calcext:value-type="string">
            <text:p>PV_2</text:p>
          </table:table-cell>
          <table:table-cell office:value-type="string" calcext:value-type="string">
            <text:p>PV_3</text:p>
          </table:table-cell>
          <table:table-cell office:value-type="string" calcext:value-type="string">
            <text:p>SPR_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_1</text:p>
          </table:table-cell>
          <table:table-cell office:value-type="string" calcext:value-type="string">
            <text:p>SP_2</text:p>
          </table:table-cell>
          <table:table-cell office:value-type="string" calcext:value-type="string">
            <text:p>SP_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Kp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K_1</text:p>
          </table:table-cell>
          <table:table-cell office:value-type="string" calcext:value-type="string">
            <text:p>K_2</text:p>
          </table:table-cell>
          <table:table-cell office:value-type="string" calcext:value-type="string">
            <text:p>K_3</text:p>
          </table:table-cell>
          <table:table-cell office:value-type="string" calcext:value-type="string">
            <text:p>K_4</text:p>
          </table:table-cell>
          <table:table-cell office:value-type="string" calcext:value-type="string">
            <text:p>Kk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Насос подачі на 0к</text:p>
          </table:table-cell>
          <table:table-cell table:formula="of:=CONCATENATE([.A3];&quot;. &quot;;[.B3])" office:value-type="string" office:string-value="1. Насос подачі на 0к" calcext:value-type="string">
            <text:p>1. Насос подачі на 0к</text:p>
          </table:table-cell>
          <table:table-cell office:value-type="string" calcext:value-type="string">
            <text:p>V_06</text:p>
          </table:table-cell>
          <table:table-cell office:value-type="string" calcext:value-type="string">
            <text:p>V_03</text:p>
          </table:table-cell>
          <table:table-cell office:value-type="string" calcext:value-type="string">
            <text:p>V_26</text:p>
          </table:table-cell>
          <table:table-cell/>
          <table:table-cell table:formula="of:=[Аркуш1.A75]" office:value-type="string" office:string-value="C_01" calcext:value-type="string">
            <text:p>C_01</text:p>
          </table:table-cell>
          <table:table-cell table:formula="of:=INDEX([.$E$29:.$E$38];MATCH([.D3];[.$D$29:.$D$38];0);1)" office:value-type="string" office:string-value="SP_01" calcext:value-type="string">
            <text:p>SP_01</text:p>
          </table:table-cell>
          <table:table-cell table:formula="of:=INDEX([.$E$29:.$E$38];MATCH([.E3];[.$D$29:.$D$38];0);1)" office:value-type="string" office:string-value="SP_04" calcext:value-type="string">
            <text:p>SP_04</text:p>
          </table:table-cell>
          <table:table-cell table:formula="of:=INDEX([.$E$29:.$E$38];MATCH([.F3];[.$D$29:.$D$38];0);1)" office:value-type="string" office:string-value="SP2_01" calcext:value-type="string">
            <text:p>SP2_01</text:p>
          </table:table-cell>
          <table:table-cell table:formula="of:=[Аркуш1.A373]" office:value-type="string" office:string-value="AM_01" calcext:value-type="string">
            <text:p>AM_01</text:p>
          </table:table-cell>
          <table:table-cell/>
          <table:table-cell table:formula="of:=[Аркуш1.A405]" office:value-type="string" office:string-value="m_C_01" calcext:value-type="string">
            <text:p>m_C_01</text:p>
          </table:table-cell>
          <table:table-cell table:formula="of:=[Аркуш1.A122]" office:value-type="string" office:string-value="Kpr_01" calcext:value-type="string">
            <text:p>Kpr_01</text:p>
          </table:table-cell>
          <table:table-cell table:formula="of:=[Аркуш1.A138]" office:value-type="string" office:string-value="Ti_01" calcext:value-type="string">
            <text:p>Ti_01</text:p>
          </table:table-cell>
          <table:table-cell table:formula="of:=[Аркуш1.A154]" office:value-type="string" office:string-value="Td_01" calcext:value-type="string">
            <text:p>Td_01</text:p>
          </table:table-cell>
          <table:table-cell table:formula="of:=[Аркуш1.A170]" office:value-type="string" office:string-value="Xmin_01" calcext:value-type="string">
            <text:p>Xmin_01</text:p>
          </table:table-cell>
          <table:table-cell table:formula="of:=[Аркуш1.A186]" office:value-type="string" office:string-value="Xmax_01" calcext:value-type="string">
            <text:p>Xmax_01</text:p>
          </table:table-cell>
          <table:table-cell table:formula="of:=INDEX([.$F$29:.$F$38];MATCH([.F3];[.$D$29:.$D$38];0);1)" office:value-type="string" office:string-value="K101" calcext:value-type="string">
            <text:p>K101</text:p>
          </table:table-cell>
          <table:table-cell table:formula="of:=INDEX([.$F$29:.$F$38];MATCH([.D3];[.$D$29:.$D$38];0);1)" office:value-type="string" office:string-value="K2_01" calcext:value-type="string">
            <text:p>K2_01</text:p>
          </table:table-cell>
          <table:table-cell table:formula="of:=INDEX([.$F$29:.$F$38];MATCH([.E3];[.$D$29:.$D$38];0);1)" office:value-type="string" office:string-value="K2_04" calcext:value-type="string">
            <text:p>K2_04</text:p>
          </table:table-cell>
          <table:table-cell table:number-columns-repeated="2"/>
          <table:table-cell table:formula="of:=[Аркуш1.A389]" office:value-type="string" office:string-value="Mode_01" calcext:value-type="string">
            <text:p>Mode_01</text:p>
          </table:table-cell>
          <table:table-cell table:formula="of:=[Аркуш1.A202]" office:value-type="string" office:string-value="P0_01" calcext:value-type="string">
            <text:p>P0_0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Аркуш1.H76]" office:value-type="string" office:string-value="Перетікання між 1к та 2к " calcext:value-type="string">
            <text:p>Перетікання між 1к та 2к </text:p>
          </table:table-cell>
          <table:table-cell table:formula="of:=CONCATENATE([.A4];&quot;. &quot;;[.B4])" office:value-type="string" office:string-value="2. Перетікання між 1к та 2к " calcext:value-type="string">
            <text:p>2. Перетікання між 1к та 2к </text:p>
          </table:table-cell>
          <table:table-cell table:formula="of:=[Аркуш1.A35]" office:value-type="string" office:string-value="V_01" calcext:value-type="string">
            <text:p>V_01</text:p>
          </table:table-cell>
          <table:table-cell table:formula="of:=[Аркуш1.A36]" office:value-type="string" office:string-value="V_02" calcext:value-type="string">
            <text:p>V_02</text:p>
          </table:table-cell>
          <table:table-cell table:number-columns-repeated="2"/>
          <table:table-cell table:formula="of:=[Аркуш1.A76]" office:value-type="string" office:string-value="C_02" calcext:value-type="string">
            <text:p>C_02</text:p>
          </table:table-cell>
          <table:table-cell table:formula="of:=INDEX([.$E$29:.$E$38];MATCH([.D4];[.$D$29:.$D$38];0);1)" office:value-type="string" office:string-value="SP_02" calcext:value-type="string">
            <text:p>SP_02</text:p>
          </table:table-cell>
          <table:table-cell table:formula="of:=INDEX([.$E$29:.$E$38];MATCH([.E4];[.$D$29:.$D$38];0);1)" office:value-type="string" office:string-value="SP_03" calcext:value-type="string">
            <text:p>SP_03</text:p>
          </table:table-cell>
          <table:table-cell/>
          <table:table-cell table:formula="of:=[Аркуш1.A374]" office:value-type="string" office:string-value="AM_02" calcext:value-type="string">
            <text:p>AM_02</text:p>
          </table:table-cell>
          <table:table-cell/>
          <table:table-cell table:formula="of:=[Аркуш1.A406]" office:value-type="string" office:string-value="m_C_02" calcext:value-type="string">
            <text:p>m_C_02</text:p>
          </table:table-cell>
          <table:table-cell table:formula="of:=[Аркуш1.A123]" office:value-type="string" office:string-value="Kpr_02" calcext:value-type="string">
            <text:p>Kpr_02</text:p>
          </table:table-cell>
          <table:table-cell table:formula="of:=[Аркуш1.A139]" office:value-type="string" office:string-value="Ti_02" calcext:value-type="string">
            <text:p>Ti_02</text:p>
          </table:table-cell>
          <table:table-cell table:formula="of:=[Аркуш1.A155]" office:value-type="string" office:string-value="Td_02" calcext:value-type="string">
            <text:p>Td_02</text:p>
          </table:table-cell>
          <table:table-cell table:formula="of:=[Аркуш1.A171]" office:value-type="string" office:string-value="Xmin_02" calcext:value-type="string">
            <text:p>Xmin_02</text:p>
          </table:table-cell>
          <table:table-cell table:formula="of:=[Аркуш1.A187]" office:value-type="string" office:string-value="Xmax_02" calcext:value-type="string">
            <text:p>Xmax_02</text:p>
          </table:table-cell>
          <table:table-cell/>
          <table:table-cell table:formula="of:=INDEX([.$F$29:.$F$38];MATCH([.D4];[.$D$29:.$D$38];0);1)" office:value-type="string" office:string-value="K2_02" calcext:value-type="string">
            <text:p>K2_02</text:p>
          </table:table-cell>
          <table:table-cell table:formula="of:=INDEX([.$F$29:.$F$38];MATCH([.E4];[.$D$29:.$D$38];0);1)" office:value-type="string" office:string-value="K2_03" calcext:value-type="string">
            <text:p>K2_03</text:p>
          </table:table-cell>
          <table:table-cell table:number-columns-repeated="2"/>
          <table:table-cell table:formula="of:=[Аркуш1.A390]" office:value-type="string" office:string-value="Mode_02" calcext:value-type="string">
            <text:p>Mode_02</text:p>
          </table:table-cell>
          <table:table-cell table:formula="of:=[Аркуш1.A203]" office:value-type="string" office:string-value="P0_02" calcext:value-type="string">
            <text:p>P0_0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Перетікання між 2к та 3к</text:p>
          </table:table-cell>
          <table:table-cell table:formula="of:=CONCATENATE([.A5];&quot;. &quot;;[.B5])" office:value-type="string" office:string-value="3. Перетікання між 2к та 3к" calcext:value-type="string">
            <text:p>3. Перетікання між 2к та 3к</text:p>
          </table:table-cell>
          <table:table-cell table:formula="of:=[Аркуш1.A36]" office:value-type="string" office:string-value="V_02" calcext:value-type="string">
            <text:p>V_02</text:p>
          </table:table-cell>
          <table:table-cell office:value-type="string" calcext:value-type="string">
            <text:p>V_15</text:p>
          </table:table-cell>
          <table:table-cell table:number-columns-repeated="2"/>
          <table:table-cell table:formula="of:=[Аркуш1.A77]" office:value-type="string" office:string-value="C_03" calcext:value-type="string">
            <text:p>C_03</text:p>
          </table:table-cell>
          <table:table-cell table:formula="of:=INDEX([.$E$29:.$E$38];MATCH([.D5];[.$D$29:.$D$38];0);1)" office:value-type="string" office:string-value="SP_03" calcext:value-type="string">
            <text:p>SP_03</text:p>
          </table:table-cell>
          <table:table-cell table:formula="of:=INDEX([.$E$29:.$E$38];MATCH([.E5];[.$D$29:.$D$38];0);1)" office:value-type="string" office:string-value="SP2_04" calcext:value-type="string">
            <text:p>SP2_04</text:p>
          </table:table-cell>
          <table:table-cell/>
          <table:table-cell table:formula="of:=[Аркуш1.A375]" office:value-type="string" office:string-value="AM_03" calcext:value-type="string">
            <text:p>AM_03</text:p>
          </table:table-cell>
          <table:table-cell/>
          <table:table-cell table:formula="of:=[Аркуш1.A407]" office:value-type="string" office:string-value="m_C_03" calcext:value-type="string">
            <text:p>m_C_03</text:p>
          </table:table-cell>
          <table:table-cell table:formula="of:=[Аркуш1.A124]" office:value-type="string" office:string-value="Kpr_03" calcext:value-type="string">
            <text:p>Kpr_03</text:p>
          </table:table-cell>
          <table:table-cell table:formula="of:=[Аркуш1.A140]" office:value-type="string" office:string-value="Ti_03" calcext:value-type="string">
            <text:p>Ti_03</text:p>
          </table:table-cell>
          <table:table-cell table:formula="of:=[Аркуш1.A156]" office:value-type="string" office:string-value="Td_03" calcext:value-type="string">
            <text:p>Td_03</text:p>
          </table:table-cell>
          <table:table-cell table:formula="of:=[Аркуш1.A172]" office:value-type="string" office:string-value="Xmin_03" calcext:value-type="string">
            <text:p>Xmin_03</text:p>
          </table:table-cell>
          <table:table-cell table:formula="of:=[Аркуш1.A188]" office:value-type="string" office:string-value="Xmax_03" calcext:value-type="string">
            <text:p>Xmax_03</text:p>
          </table:table-cell>
          <table:table-cell/>
          <table:table-cell table:formula="of:=INDEX([.$F$29:.$F$38];MATCH([.D5];[.$D$29:.$D$38];0);1)" office:value-type="string" office:string-value="K2_03" calcext:value-type="string">
            <text:p>K2_03</text:p>
          </table:table-cell>
          <table:table-cell table:formula="of:=INDEX([.$F$29:.$F$38];MATCH([.E5];[.$D$29:.$D$38];0);1)" office:value-type="string" office:string-value="K3_04" calcext:value-type="string">
            <text:p>K3_04</text:p>
          </table:table-cell>
          <table:table-cell table:number-columns-repeated="2"/>
          <table:table-cell table:formula="of:=[Аркуш1.A391]" office:value-type="string" office:string-value="Mode_03" calcext:value-type="string">
            <text:p>Mode_03</text:p>
          </table:table-cell>
          <table:table-cell table:formula="of:=[Аркуш1.A204]" office:value-type="string" office:string-value="P0_03" calcext:value-type="string">
            <text:p>P0_0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еретікання між 3к та 4к</text:p>
          </table:table-cell>
          <table:table-cell table:formula="of:=CONCATENATE([.A6];&quot;. &quot;;[.B6])" office:value-type="string" office:string-value="4. Перетікання між 3к та 4к" calcext:value-type="string">
            <text:p>4. Перетікання між 3к та 4к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V_04</text:p>
          </table:table-cell>
          <table:table-cell table:number-columns-repeated="2"/>
          <table:table-cell table:formula="of:=[Аркуш1.A78]" office:value-type="string" office:string-value="C_04" calcext:value-type="string">
            <text:p>C_04</text:p>
          </table:table-cell>
          <table:table-cell table:formula="of:=INDEX([.$E$29:.$E$38];MATCH([.D6];[.$D$29:.$D$38];0);1)" office:value-type="string" office:string-value="SP2_04" calcext:value-type="string">
            <text:p>SP2_04</text:p>
          </table:table-cell>
          <table:table-cell table:formula="of:=INDEX([.$E$29:.$E$38];MATCH([.E6];[.$D$29:.$D$38];0);1)" office:value-type="string" office:string-value="SP_05" calcext:value-type="string">
            <text:p>SP_05</text:p>
          </table:table-cell>
          <table:table-cell/>
          <table:table-cell table:formula="of:=[Аркуш1.A376]" office:value-type="string" office:string-value="AM_04" calcext:value-type="string">
            <text:p>AM_04</text:p>
          </table:table-cell>
          <table:table-cell/>
          <table:table-cell table:formula="of:=[Аркуш1.A408]" office:value-type="string" office:string-value="m_C_04" calcext:value-type="string">
            <text:p>m_C_04</text:p>
          </table:table-cell>
          <table:table-cell table:formula="of:=[Аркуш1.A125]" office:value-type="string" office:string-value="Kpr_04" calcext:value-type="string">
            <text:p>Kpr_04</text:p>
          </table:table-cell>
          <table:table-cell table:formula="of:=[Аркуш1.A141]" office:value-type="string" office:string-value="Ti_04" calcext:value-type="string">
            <text:p>Ti_04</text:p>
          </table:table-cell>
          <table:table-cell table:formula="of:=[Аркуш1.A157]" office:value-type="string" office:string-value="Td_04" calcext:value-type="string">
            <text:p>Td_04</text:p>
          </table:table-cell>
          <table:table-cell table:formula="of:=[Аркуш1.A173]" office:value-type="string" office:string-value="Xmin_04" calcext:value-type="string">
            <text:p>Xmin_04</text:p>
          </table:table-cell>
          <table:table-cell table:formula="of:=[Аркуш1.A189]" office:value-type="string" office:string-value="Xmax_04" calcext:value-type="string">
            <text:p>Xmax_04</text:p>
          </table:table-cell>
          <table:table-cell/>
          <table:table-cell table:formula="of:=INDEX([.$F$29:.$F$38];MATCH([.D6];[.$D$29:.$D$38];0);1)" office:value-type="string" office:string-value="K3_04" calcext:value-type="string">
            <text:p>K3_04</text:p>
          </table:table-cell>
          <table:table-cell table:formula="of:=INDEX([.$F$29:.$F$38];MATCH([.E6];[.$D$29:.$D$38];0);1)" office:value-type="string" office:string-value="K2_05" calcext:value-type="string">
            <text:p>K2_05</text:p>
          </table:table-cell>
          <table:table-cell table:number-columns-repeated="2"/>
          <table:table-cell table:formula="of:=[Аркуш1.A392]" office:value-type="string" office:string-value="Mode_04" calcext:value-type="string">
            <text:p>Mode_04</text:p>
          </table:table-cell>
          <table:table-cell table:formula="of:=[Аркуш1.A205]" office:value-type="string" office:string-value="P0_04" calcext:value-type="string">
            <text:p>P0_04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Аркуш1.H79]" office:value-type="string" office:string-value="Перетікання між 4к та 5к" calcext:value-type="string">
            <text:p>Перетікання між 4к та 5к</text:p>
          </table:table-cell>
          <table:table-cell table:formula="of:=CONCATENATE([.A7];&quot;. &quot;;[.B7])" office:value-type="string" office:string-value="5. Перетікання між 4к та 5к" calcext:value-type="string">
            <text:p>5. Перетікання між 4к та 5к</text:p>
          </table:table-cell>
          <table:table-cell table:formula="of:=[Аркуш1.A38]" office:value-type="string" office:string-value="V_04" calcext:value-type="string">
            <text:p>V_04</text:p>
          </table:table-cell>
          <table:table-cell table:formula="of:=[Аркуш1.A39]" office:value-type="string" office:string-value="V_05" calcext:value-type="string">
            <text:p>V_05</text:p>
          </table:table-cell>
          <table:table-cell table:number-columns-repeated="2"/>
          <table:table-cell table:formula="of:=[Аркуш1.A79]" office:value-type="string" office:string-value="C_05" calcext:value-type="string">
            <text:p>C_05</text:p>
          </table:table-cell>
          <table:table-cell table:formula="of:=INDEX([.$E$29:.$E$38];MATCH([.D7];[.$D$29:.$D$38];0);1)" office:value-type="string" office:string-value="SP_05" calcext:value-type="string">
            <text:p>SP_05</text:p>
          </table:table-cell>
          <table:table-cell table:formula="of:=INDEX([.$E$29:.$E$38];MATCH([.E7];[.$D$29:.$D$38];0);1)" office:value-type="string" office:string-value="SP_07" calcext:value-type="string">
            <text:p>SP_07</text:p>
          </table:table-cell>
          <table:table-cell/>
          <table:table-cell table:formula="of:=[Аркуш1.A377]" office:value-type="string" office:string-value="AM_05" calcext:value-type="string">
            <text:p>AM_05</text:p>
          </table:table-cell>
          <table:table-cell/>
          <table:table-cell table:formula="of:=[Аркуш1.A409]" office:value-type="string" office:string-value="m_C_05" calcext:value-type="string">
            <text:p>m_C_05</text:p>
          </table:table-cell>
          <table:table-cell table:formula="of:=[Аркуш1.A126]" office:value-type="string" office:string-value="Kpr_05" calcext:value-type="string">
            <text:p>Kpr_05</text:p>
          </table:table-cell>
          <table:table-cell table:formula="of:=[Аркуш1.A142]" office:value-type="string" office:string-value="Ti_05" calcext:value-type="string">
            <text:p>Ti_05</text:p>
          </table:table-cell>
          <table:table-cell table:formula="of:=[Аркуш1.A158]" office:value-type="string" office:string-value="Td_05" calcext:value-type="string">
            <text:p>Td_05</text:p>
          </table:table-cell>
          <table:table-cell table:formula="of:=[Аркуш1.A174]" office:value-type="string" office:string-value="Xmin_05" calcext:value-type="string">
            <text:p>Xmin_05</text:p>
          </table:table-cell>
          <table:table-cell table:formula="of:=[Аркуш1.A190]" office:value-type="string" office:string-value="Xmax_05" calcext:value-type="string">
            <text:p>Xmax_05</text:p>
          </table:table-cell>
          <table:table-cell/>
          <table:table-cell table:formula="of:=INDEX([.$F$29:.$F$38];MATCH([.D7];[.$D$29:.$D$38];0);1)" office:value-type="string" office:string-value="K2_05" calcext:value-type="string">
            <text:p>K2_05</text:p>
          </table:table-cell>
          <table:table-cell table:formula="of:=INDEX([.$F$29:.$F$38];MATCH([.E7];[.$D$29:.$D$38];0);1)" office:value-type="string" office:string-value="K2_06" calcext:value-type="string">
            <text:p>K2_06</text:p>
          </table:table-cell>
          <table:table-cell table:number-columns-repeated="2"/>
          <table:table-cell table:formula="of:=[Аркуш1.A393]" office:value-type="string" office:string-value="Mode_05" calcext:value-type="string">
            <text:p>Mode_05</text:p>
          </table:table-cell>
          <table:table-cell table:formula="of:=[Аркуш1.A206]" office:value-type="string" office:string-value="P0_05" calcext:value-type="string">
            <text:p>P0_05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Аркуш1.H80]" office:value-type="string" office:string-value="Рівень в 5к на себе" calcext:value-type="string">
            <text:p>Рівень в 5к на себе</text:p>
          </table:table-cell>
          <table:table-cell table:formula="of:=CONCATENATE([.A8];&quot;. &quot;;[.B8])" office:value-type="string" office:string-value="6. Рівень в 5к на себе" calcext:value-type="string">
            <text:p>6. Рівень в 5к на себе</text:p>
          </table:table-cell>
          <table:table-cell table:formula="of:=[Аркуш1.A56]" office:value-type="string" office:string-value="V_22" calcext:value-type="string">
            <text:p>V_22</text:p>
          </table:table-cell>
          <table:table-cell office:value-type="string" calcext:value-type="string">
            <text:p>V_27</text:p>
          </table:table-cell>
          <table:table-cell table:number-columns-repeated="2"/>
          <table:table-cell table:formula="of:=[Аркуш1.A80]" office:value-type="string" office:string-value="C_06" calcext:value-type="string">
            <text:p>C_06</text:p>
          </table:table-cell>
          <table:table-cell table:formula="of:=[Аркуш1.A224]" office:value-type="string" office:string-value="SP_06" calcext:value-type="string">
            <text:p>SP_06</text:p>
          </table:table-cell>
          <table:table-cell table:number-columns-repeated="2"/>
          <table:table-cell table:formula="of:=[Аркуш1.A378]" office:value-type="string" office:string-value="AM_06" calcext:value-type="string">
            <text:p>AM_06</text:p>
          </table:table-cell>
          <table:table-cell/>
          <table:table-cell table:formula="of:=[Аркуш1.A410]" office:value-type="string" office:string-value="m_C_06" calcext:value-type="string">
            <text:p>m_C_06</text:p>
          </table:table-cell>
          <table:table-cell table:formula="of:=[Аркуш1.A127]" office:value-type="string" office:string-value="Kpr_06" calcext:value-type="string">
            <text:p>Kpr_06</text:p>
          </table:table-cell>
          <table:table-cell table:formula="of:=[Аркуш1.A143]" office:value-type="string" office:string-value="Ti_06" calcext:value-type="string">
            <text:p>Ti_06</text:p>
          </table:table-cell>
          <table:table-cell table:formula="of:=[Аркуш1.A159]" office:value-type="string" office:string-value="Td_06" calcext:value-type="string">
            <text:p>Td_06</text:p>
          </table:table-cell>
          <table:table-cell table:formula="of:=[Аркуш1.A175]" office:value-type="string" office:string-value="Xmin_06" calcext:value-type="string">
            <text:p>Xmin_06</text:p>
          </table:table-cell>
          <table:table-cell table:formula="of:=[Аркуш1.A191]" office:value-type="string" office:string-value="Xmax_06" calcext:value-type="string">
            <text:p>Xmax_06</text:p>
          </table:table-cell>
          <table:table-cell table:number-columns-repeated="5"/>
          <table:table-cell table:formula="of:=[Аркуш1.A394]" office:value-type="string" office:string-value="Mode_06" calcext:value-type="string">
            <text:p>Mode_06</text:p>
          </table:table-cell>
          <table:table-cell table:formula="of:=[Аркуш1.A207]" office:value-type="string" office:string-value="P0_06" calcext:value-type="string">
            <text:p>P0_06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Аркуш1.H81]" office:value-type="string" office:string-value="Відкачка з випарки " calcext:value-type="string">
            <text:p>Відкачка з випарки </text:p>
          </table:table-cell>
          <table:table-cell table:formula="of:=CONCATENATE([.A9];&quot;. &quot;;[.B9])" office:value-type="string" office:string-value="7. Відкачка з випарки " calcext:value-type="string">
            <text:p>7. Відкачка з випарки </text:p>
          </table:table-cell>
          <table:table-cell table:formula="of:=[Аркуш1.A39]" office:value-type="string" office:string-value="V_05" calcext:value-type="string">
            <text:p>V_05</text:p>
          </table:table-cell>
          <table:table-cell table:formula="of:=[Аркуш1.A74]" office:value-type="string" office:string-value="V_40" calcext:value-type="string">
            <text:p>V_40</text:p>
          </table:table-cell>
          <table:table-cell table:formula="of:=[Аркуш1.A61]" office:value-type="string" office:string-value="V_27" calcext:value-type="string">
            <text:p>V_27</text:p>
          </table:table-cell>
          <table:table-cell/>
          <table:table-cell table:formula="of:=[Аркуш1.A81]" office:value-type="string" office:string-value="C_07" calcext:value-type="string">
            <text:p>C_07</text:p>
          </table:table-cell>
          <table:table-cell table:formula="of:=INDEX([.$E$29:.$E$38];MATCH([.D9];[.$D$29:.$D$38];0);1)" office:value-type="string" office:string-value="SP_07" calcext:value-type="string">
            <text:p>SP_07</text:p>
          </table:table-cell>
          <table:table-cell table:formula="of:=INDEX([.$E$29:.$E$38];MATCH([.E9];[.$D$29:.$D$38];0);1)" office:value-type="string" office:string-value="SP2_07" calcext:value-type="string">
            <text:p>SP2_07</text:p>
          </table:table-cell>
          <table:table-cell table:formula="of:=INDEX([.$E$29:.$E$38];MATCH([.F9];[.$D$29:.$D$38];0);1)" office:value-type="string" office:string-value="SP3_07" calcext:value-type="string">
            <text:p>SP3_07</text:p>
          </table:table-cell>
          <table:table-cell table:formula="of:=[Аркуш1.A379]" office:value-type="string" office:string-value="AM_07" calcext:value-type="string">
            <text:p>AM_07</text:p>
          </table:table-cell>
          <table:table-cell/>
          <table:table-cell table:formula="of:=[Аркуш1.A411]" office:value-type="string" office:string-value="m_C_07" calcext:value-type="string">
            <text:p>m_C_07</text:p>
          </table:table-cell>
          <table:table-cell table:formula="of:=[Аркуш1.A128]" office:value-type="string" office:string-value="Kpr_07" calcext:value-type="string">
            <text:p>Kpr_07</text:p>
          </table:table-cell>
          <table:table-cell table:formula="of:=[Аркуш1.A144]" office:value-type="string" office:string-value="Ti_07" calcext:value-type="string">
            <text:p>Ti_07</text:p>
          </table:table-cell>
          <table:table-cell table:formula="of:=[Аркуш1.A160]" office:value-type="string" office:string-value="Td_07" calcext:value-type="string">
            <text:p>Td_07</text:p>
          </table:table-cell>
          <table:table-cell table:formula="of:=[Аркуш1.A176]" office:value-type="string" office:string-value="Xmin_07" calcext:value-type="string">
            <text:p>Xmin_07</text:p>
          </table:table-cell>
          <table:table-cell table:formula="of:=[Аркуш1.A192]" office:value-type="string" office:string-value="Xmax_07" calcext:value-type="string">
            <text:p>Xmax_07</text:p>
          </table:table-cell>
          <table:table-cell table:formula="of:=INDEX([.$F$29:.$F$38];MATCH([.F9];[.$D$29:.$D$38];0);1)" office:value-type="string" office:string-value="K107" calcext:value-type="string">
            <text:p>K107</text:p>
          </table:table-cell>
          <table:table-cell table:formula="of:=INDEX([.$F$29:.$F$38];MATCH([.D9];[.$D$29:.$D$38];0);1)" office:value-type="string" office:string-value="K2_06" calcext:value-type="string">
            <text:p>K2_06</text:p>
          </table:table-cell>
          <table:table-cell table:formula="of:=INDEX([.$F$29:.$F$38];MATCH([.E9];[.$D$29:.$D$38];0);1)" office:value-type="string" office:string-value="K2_07" calcext:value-type="string">
            <text:p>K2_07</text:p>
          </table:table-cell>
          <table:table-cell table:number-columns-repeated="2"/>
          <table:table-cell table:formula="of:=[Аркуш1.A395]" office:value-type="string" office:string-value="Mode_07" calcext:value-type="string">
            <text:p>Mode_07</text:p>
          </table:table-cell>
          <table:table-cell table:formula="of:=[Аркуш1.A208]" office:value-type="string" office:string-value="P0_07" calcext:value-type="string">
            <text:p>P0_07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Аркуш1.H82]" office:value-type="string" office:string-value="Рівень в збірнику конденсату 1к" calcext:value-type="string">
            <text:p>Рівень в збірнику конденсату 1к</text:p>
          </table:table-cell>
          <table:table-cell table:formula="of:=CONCATENATE([.A10];&quot;. &quot;;[.B10])" office:value-type="string" office:string-value="8. Рівень в збірнику конденсату 1к" calcext:value-type="string">
            <text:p>8. Рівень в збірнику конденсату 1к</text:p>
          </table:table-cell>
          <table:table-cell table:formula="of:=[Аркуш1.A51]" office:value-type="string" office:string-value="V_17" calcext:value-type="string">
            <text:p>V_17</text:p>
          </table:table-cell>
          <table:table-cell office:value-type="string" calcext:value-type="string">
            <text:p>V_15</text:p>
          </table:table-cell>
          <table:table-cell table:number-columns-repeated="2"/>
          <table:table-cell table:formula="of:=[Аркуш1.A82]" office:value-type="string" office:string-value="C_08" calcext:value-type="string">
            <text:p>C_08</text:p>
          </table:table-cell>
          <table:table-cell table:formula="of:=[Аркуш1.A228]" office:value-type="string" office:string-value="SP_08" calcext:value-type="string">
            <text:p>SP_08</text:p>
          </table:table-cell>
          <table:table-cell table:number-columns-repeated="2"/>
          <table:table-cell table:formula="of:=[Аркуш1.A380]" office:value-type="string" office:string-value="AM_08" calcext:value-type="string">
            <text:p>AM_08</text:p>
          </table:table-cell>
          <table:table-cell/>
          <table:table-cell table:formula="of:=[Аркуш1.A412]" office:value-type="string" office:string-value="m_C_08" calcext:value-type="string">
            <text:p>m_C_08</text:p>
          </table:table-cell>
          <table:table-cell table:formula="of:=[Аркуш1.A129]" office:value-type="string" office:string-value="Kpr_08" calcext:value-type="string">
            <text:p>Kpr_08</text:p>
          </table:table-cell>
          <table:table-cell table:formula="of:=[Аркуш1.A145]" office:value-type="string" office:string-value="Ti_08" calcext:value-type="string">
            <text:p>Ti_08</text:p>
          </table:table-cell>
          <table:table-cell table:formula="of:=[Аркуш1.A161]" office:value-type="string" office:string-value="Td_08" calcext:value-type="string">
            <text:p>Td_08</text:p>
          </table:table-cell>
          <table:table-cell table:formula="of:=[Аркуш1.A177]" office:value-type="string" office:string-value="Xmin_08" calcext:value-type="string">
            <text:p>Xmin_08</text:p>
          </table:table-cell>
          <table:table-cell table:formula="of:=[Аркуш1.A193]" office:value-type="string" office:string-value="Xmax_08" calcext:value-type="string">
            <text:p>Xmax_08</text:p>
          </table:table-cell>
          <table:table-cell table:number-columns-repeated="5"/>
          <table:table-cell table:formula="of:=[Аркуш1.A396]" office:value-type="string" office:string-value="Mode_08" calcext:value-type="string">
            <text:p>Mode_08</text:p>
          </table:table-cell>
          <table:table-cell table:formula="of:=[Аркуш1.A209]" office:value-type="string" office:string-value="P0_08" calcext:value-type="string">
            <text:p>P0_08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Аркуш1.H83]" office:value-type="string" office:string-value="Рівень в випарнику конденсату 2к" calcext:value-type="string">
            <text:p>Рівень в випарнику конденсату 2к</text:p>
          </table:table-cell>
          <table:table-cell table:formula="of:=CONCATENATE([.A11];&quot;. &quot;;[.B11])" office:value-type="string" office:string-value="9. Рівень в випарнику конденсату 2к" calcext:value-type="string">
            <text:p>9. Рівень в випарнику конденсату 2к</text:p>
          </table:table-cell>
          <table:table-cell table:formula="of:=[Аркуш1.A52]" office:value-type="string" office:string-value="V_18" calcext:value-type="string">
            <text:p>V_18</text:p>
          </table:table-cell>
          <table:table-cell table:number-columns-repeated="3"/>
          <table:table-cell table:formula="of:=[Аркуш1.A83]" office:value-type="string" office:string-value="C_09" calcext:value-type="string">
            <text:p>C_09</text:p>
          </table:table-cell>
          <table:table-cell table:formula="of:=[Аркуш1.A229]" office:value-type="string" office:string-value="SP_09" calcext:value-type="string">
            <text:p>SP_09</text:p>
          </table:table-cell>
          <table:table-cell table:number-columns-repeated="2"/>
          <table:table-cell table:formula="of:=[Аркуш1.A381]" office:value-type="string" office:string-value="AM_09" calcext:value-type="string">
            <text:p>AM_09</text:p>
          </table:table-cell>
          <table:table-cell/>
          <table:table-cell table:formula="of:=[Аркуш1.A413]" office:value-type="string" office:string-value="m_C_09" calcext:value-type="string">
            <text:p>m_C_09</text:p>
          </table:table-cell>
          <table:table-cell table:formula="of:=[Аркуш1.A130]" office:value-type="string" office:string-value="Kpr_09" calcext:value-type="string">
            <text:p>Kpr_09</text:p>
          </table:table-cell>
          <table:table-cell table:formula="of:=[Аркуш1.A146]" office:value-type="string" office:string-value="Ti_09" calcext:value-type="string">
            <text:p>Ti_09</text:p>
          </table:table-cell>
          <table:table-cell table:formula="of:=[Аркуш1.A162]" office:value-type="string" office:string-value="Td_09" calcext:value-type="string">
            <text:p>Td_09</text:p>
          </table:table-cell>
          <table:table-cell table:formula="of:=[Аркуш1.A178]" office:value-type="string" office:string-value="Xmin_09" calcext:value-type="string">
            <text:p>Xmin_09</text:p>
          </table:table-cell>
          <table:table-cell table:formula="of:=[Аркуш1.A194]" office:value-type="string" office:string-value="Xmax_09" calcext:value-type="string">
            <text:p>Xmax_09</text:p>
          </table:table-cell>
          <table:table-cell table:number-columns-repeated="5"/>
          <table:table-cell table:formula="of:=[Аркуш1.A397]" office:value-type="string" office:string-value="Mode_09" calcext:value-type="string">
            <text:p>Mode_09</text:p>
          </table:table-cell>
          <table:table-cell table:formula="of:=[Аркуш1.A210]" office:value-type="string" office:string-value="P0_09" calcext:value-type="string">
            <text:p>P0_09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Аркуш1.H84]" office:value-type="string" office:string-value="Рівень в збірнику конденсату 3к" calcext:value-type="string">
            <text:p>Рівень в збірнику конденсату 3к</text:p>
          </table:table-cell>
          <table:table-cell table:formula="of:=CONCATENATE([.A12];&quot;. &quot;;[.B12])" office:value-type="string" office:string-value="10. Рівень в збірнику конденсату 3к" calcext:value-type="string">
            <text:p>10. Рівень в збірнику конденсату 3к</text:p>
          </table:table-cell>
          <table:table-cell table:formula="of:=[Аркуш1.A53]" office:value-type="string" office:string-value="V_19" calcext:value-type="string">
            <text:p>V_19</text:p>
          </table:table-cell>
          <table:table-cell table:number-columns-repeated="3"/>
          <table:table-cell table:formula="of:=[Аркуш1.A84]" office:value-type="string" office:string-value="C_10" calcext:value-type="string">
            <text:p>C_10</text:p>
          </table:table-cell>
          <table:table-cell table:formula="of:=[Аркуш1.A230]" office:value-type="string" office:string-value="SP_10" calcext:value-type="string">
            <text:p>SP_10</text:p>
          </table:table-cell>
          <table:table-cell table:number-columns-repeated="2"/>
          <table:table-cell table:formula="of:=[Аркуш1.A382]" office:value-type="string" office:string-value="AM_10" calcext:value-type="string">
            <text:p>AM_10</text:p>
          </table:table-cell>
          <table:table-cell/>
          <table:table-cell table:formula="of:=[Аркуш1.A414]" office:value-type="string" office:string-value="m_C_10" calcext:value-type="string">
            <text:p>m_C_10</text:p>
          </table:table-cell>
          <table:table-cell table:formula="of:=[Аркуш1.A131]" office:value-type="string" office:string-value="Kpr_10" calcext:value-type="string">
            <text:p>Kpr_10</text:p>
          </table:table-cell>
          <table:table-cell table:formula="of:=[Аркуш1.A147]" office:value-type="string" office:string-value="Ti_10" calcext:value-type="string">
            <text:p>Ti_10</text:p>
          </table:table-cell>
          <table:table-cell table:formula="of:=[Аркуш1.A163]" office:value-type="string" office:string-value="Td_10" calcext:value-type="string">
            <text:p>Td_10</text:p>
          </table:table-cell>
          <table:table-cell table:formula="of:=[Аркуш1.A179]" office:value-type="string" office:string-value="Xmin_10" calcext:value-type="string">
            <text:p>Xmin_10</text:p>
          </table:table-cell>
          <table:table-cell table:formula="of:=[Аркуш1.A195]" office:value-type="string" office:string-value="Xmax_10" calcext:value-type="string">
            <text:p>Xmax_10</text:p>
          </table:table-cell>
          <table:table-cell table:number-columns-repeated="5"/>
          <table:table-cell table:formula="of:=[Аркуш1.A398]" office:value-type="string" office:string-value="Mode_10" calcext:value-type="string">
            <text:p>Mode_10</text:p>
          </table:table-cell>
          <table:table-cell table:formula="of:=[Аркуш1.A211]" office:value-type="string" office:string-value="P0_10" calcext:value-type="string">
            <text:p>P0_10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Аркуш1.H85]" office:value-type="string" office:string-value="Рівень в збірнику конденсату 4к" calcext:value-type="string">
            <text:p>Рівень в збірнику конденсату 4к</text:p>
          </table:table-cell>
          <table:table-cell table:formula="of:=CONCATENATE([.A13];&quot;. &quot;;[.B13])" office:value-type="string" office:string-value="11. Рівень в збірнику конденсату 4к" calcext:value-type="string">
            <text:p>11. Рівень в збірнику конденсату 4к</text:p>
          </table:table-cell>
          <table:table-cell table:formula="of:=[Аркуш1.A54]" office:value-type="string" office:string-value="V_20" calcext:value-type="string">
            <text:p>V_20</text:p>
          </table:table-cell>
          <table:table-cell table:number-columns-repeated="3"/>
          <table:table-cell table:formula="of:=[Аркуш1.A85]" office:value-type="string" office:string-value="C_11" calcext:value-type="string">
            <text:p>C_11</text:p>
          </table:table-cell>
          <table:table-cell table:formula="of:=[Аркуш1.A231]" office:value-type="string" office:string-value="SP_11" calcext:value-type="string">
            <text:p>SP_11</text:p>
          </table:table-cell>
          <table:table-cell table:number-columns-repeated="2"/>
          <table:table-cell table:formula="of:=[Аркуш1.A383]" office:value-type="string" office:string-value="AM_11" calcext:value-type="string">
            <text:p>AM_11</text:p>
          </table:table-cell>
          <table:table-cell/>
          <table:table-cell table:formula="of:=[Аркуш1.A415]" office:value-type="string" office:string-value="m_C_11" calcext:value-type="string">
            <text:p>m_C_11</text:p>
          </table:table-cell>
          <table:table-cell table:formula="of:=[Аркуш1.A132]" office:value-type="string" office:string-value="Kpr_11" calcext:value-type="string">
            <text:p>Kpr_11</text:p>
          </table:table-cell>
          <table:table-cell table:formula="of:=[Аркуш1.A148]" office:value-type="string" office:string-value="Ti_11" calcext:value-type="string">
            <text:p>Ti_11</text:p>
          </table:table-cell>
          <table:table-cell table:formula="of:=[Аркуш1.A164]" office:value-type="string" office:string-value="Td_11" calcext:value-type="string">
            <text:p>Td_11</text:p>
          </table:table-cell>
          <table:table-cell table:formula="of:=[Аркуш1.A180]" office:value-type="string" office:string-value="Xmin_11" calcext:value-type="string">
            <text:p>Xmin_11</text:p>
          </table:table-cell>
          <table:table-cell table:formula="of:=[Аркуш1.A196]" office:value-type="string" office:string-value="Xmax_11" calcext:value-type="string">
            <text:p>Xmax_11</text:p>
          </table:table-cell>
          <table:table-cell table:number-columns-repeated="5"/>
          <table:table-cell table:formula="of:=[Аркуш1.A399]" office:value-type="string" office:string-value="Mode_11" calcext:value-type="string">
            <text:p>Mode_11</text:p>
          </table:table-cell>
          <table:table-cell table:formula="of:=[Аркуш1.A212]" office:value-type="string" office:string-value="P0_11" calcext:value-type="string">
            <text:p>P0_1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Аркуш1.H86]" office:value-type="string" office:string-value="Рівень в збірнику конденсату 5к" calcext:value-type="string">
            <text:p>Рівень в збірнику конденсату 5к</text:p>
          </table:table-cell>
          <table:table-cell table:formula="of:=CONCATENATE([.A14];&quot;. &quot;;[.B14])" office:value-type="string" office:string-value="12. Рівень в збірнику конденсату 5к" calcext:value-type="string">
            <text:p>12. Рівень в збірнику конденсату 5к</text:p>
          </table:table-cell>
          <table:table-cell table:formula="of:=[Аркуш1.A55]" office:value-type="string" office:string-value="V_21" calcext:value-type="string">
            <text:p>V_21</text:p>
          </table:table-cell>
          <table:table-cell table:number-columns-repeated="3"/>
          <table:table-cell table:formula="of:=[Аркуш1.A86]" office:value-type="string" office:string-value="C_12" calcext:value-type="string">
            <text:p>C_12</text:p>
          </table:table-cell>
          <table:table-cell table:formula="of:=[Аркуш1.A232]" office:value-type="string" office:string-value="SP_12" calcext:value-type="string">
            <text:p>SP_12</text:p>
          </table:table-cell>
          <table:table-cell table:number-columns-repeated="2"/>
          <table:table-cell table:formula="of:=[Аркуш1.A384]" office:value-type="string" office:string-value="AM_12" calcext:value-type="string">
            <text:p>AM_12</text:p>
          </table:table-cell>
          <table:table-cell/>
          <table:table-cell table:formula="of:=[Аркуш1.A416]" office:value-type="string" office:string-value="m_C_12" calcext:value-type="string">
            <text:p>m_C_12</text:p>
          </table:table-cell>
          <table:table-cell table:formula="of:=[Аркуш1.A133]" office:value-type="string" office:string-value="Kpr_12" calcext:value-type="string">
            <text:p>Kpr_12</text:p>
          </table:table-cell>
          <table:table-cell table:formula="of:=[Аркуш1.A149]" office:value-type="string" office:string-value="Ti_12" calcext:value-type="string">
            <text:p>Ti_12</text:p>
          </table:table-cell>
          <table:table-cell table:formula="of:=[Аркуш1.A165]" office:value-type="string" office:string-value="Td_12" calcext:value-type="string">
            <text:p>Td_12</text:p>
          </table:table-cell>
          <table:table-cell table:formula="of:=[Аркуш1.A181]" office:value-type="string" office:string-value="Xmin_12" calcext:value-type="string">
            <text:p>Xmin_12</text:p>
          </table:table-cell>
          <table:table-cell table:formula="of:=[Аркуш1.A197]" office:value-type="string" office:string-value="Xmax_12" calcext:value-type="string">
            <text:p>Xmax_12</text:p>
          </table:table-cell>
          <table:table-cell table:number-columns-repeated="5"/>
          <table:table-cell table:formula="of:=[Аркуш1.A400]" office:value-type="string" office:string-value="Mode_12" calcext:value-type="string">
            <text:p>Mode_12</text:p>
          </table:table-cell>
          <table:table-cell table:formula="of:=[Аркуш1.A213]" office:value-type="string" office:string-value="P0_12" calcext:value-type="string">
            <text:p>P0_1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Аркуш1.H87]" office:value-type="string" office:string-value="Температура сиропу " calcext:value-type="string">
            <text:p>Температура сиропу </text:p>
          </table:table-cell>
          <table:table-cell table:formula="of:=CONCATENATE([.A15];&quot;. &quot;;[.B15])" office:value-type="string" office:string-value="13. Температура сиропу " calcext:value-type="string">
            <text:p>13. Температура сиропу </text:p>
          </table:table-cell>
          <table:table-cell table:formula="of:=[Аркуш1.A73]" office:value-type="string" office:string-value="V_39" calcext:value-type="string">
            <text:p>V_39</text:p>
          </table:table-cell>
          <table:table-cell table:number-columns-repeated="3"/>
          <table:table-cell table:formula="of:=[Аркуш1.A87]" office:value-type="string" office:string-value="C_13" calcext:value-type="string">
            <text:p>C_13</text:p>
          </table:table-cell>
          <table:table-cell table:formula="of:=[Аркуш1.A233]" office:value-type="string" office:string-value="SP_13" calcext:value-type="string">
            <text:p>SP_13</text:p>
          </table:table-cell>
          <table:table-cell table:number-columns-repeated="2"/>
          <table:table-cell table:formula="of:=[Аркуш1.A385]" office:value-type="string" office:string-value="AM_13" calcext:value-type="string">
            <text:p>AM_13</text:p>
          </table:table-cell>
          <table:table-cell/>
          <table:table-cell table:formula="of:=[Аркуш1.A417]" office:value-type="string" office:string-value="m_C_13" calcext:value-type="string">
            <text:p>m_C_13</text:p>
          </table:table-cell>
          <table:table-cell table:formula="of:=[Аркуш1.A134]" office:value-type="string" office:string-value="Kpr_13" calcext:value-type="string">
            <text:p>Kpr_13</text:p>
          </table:table-cell>
          <table:table-cell table:formula="of:=[Аркуш1.A150]" office:value-type="string" office:string-value="Ti_13" calcext:value-type="string">
            <text:p>Ti_13</text:p>
          </table:table-cell>
          <table:table-cell table:formula="of:=[Аркуш1.A166]" office:value-type="string" office:string-value="Td_13" calcext:value-type="string">
            <text:p>Td_13</text:p>
          </table:table-cell>
          <table:table-cell table:formula="of:=[Аркуш1.A182]" office:value-type="string" office:string-value="Xmin_13" calcext:value-type="string">
            <text:p>Xmin_13</text:p>
          </table:table-cell>
          <table:table-cell table:formula="of:=[Аркуш1.A198]" office:value-type="string" office:string-value="Xmax_13" calcext:value-type="string">
            <text:p>Xmax_13</text:p>
          </table:table-cell>
          <table:table-cell table:number-columns-repeated="5"/>
          <table:table-cell table:formula="of:=[Аркуш1.A401]" office:value-type="string" office:string-value="Mode_13" calcext:value-type="string">
            <text:p>Mode_13</text:p>
          </table:table-cell>
          <table:table-cell table:formula="of:=[Аркуш1.A214]" office:value-type="string" office:string-value="P0_13" calcext:value-type="string">
            <text:p>P0_1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Аркуш1.H88]" office:value-type="string" office:string-value="Рівень в збірнику живильної води" calcext:value-type="string">
            <text:p>Рівень в збірнику живильної води</text:p>
          </table:table-cell>
          <table:table-cell table:formula="of:=CONCATENATE([.A16];&quot;. &quot;;[.B16])" office:value-type="string" office:string-value="14. Рівень в збірнику живильної води" calcext:value-type="string">
            <text:p>14. Рівень в збірнику живильної води</text:p>
          </table:table-cell>
          <table:table-cell table:formula="of:=[Аркуш1.A42]" office:value-type="string" office:string-value="V_08" calcext:value-type="string">
            <text:p>V_08</text:p>
          </table:table-cell>
          <table:table-cell office:value-type="string" calcext:value-type="string">
            <text:p>V_28</text:p>
          </table:table-cell>
          <table:table-cell table:number-columns-repeated="2"/>
          <table:table-cell table:formula="of:=[Аркуш1.A88]" office:value-type="string" office:string-value="C_14" calcext:value-type="string">
            <text:p>C_14</text:p>
          </table:table-cell>
          <table:table-cell table:formula="of:=[Аркуш1.A234]" office:value-type="string" office:string-value="SP_14" calcext:value-type="string">
            <text:p>SP_14</text:p>
          </table:table-cell>
          <table:table-cell office:value-type="string" calcext:value-type="string">
            <text:p>SP2_14</text:p>
          </table:table-cell>
          <table:table-cell/>
          <table:table-cell table:formula="of:=[Аркуш1.A386]" office:value-type="string" office:string-value="AM_14" calcext:value-type="string">
            <text:p>AM_14</text:p>
          </table:table-cell>
          <table:table-cell/>
          <table:table-cell table:formula="of:=[Аркуш1.A418]" office:value-type="string" office:string-value="m_C_14" calcext:value-type="string">
            <text:p>m_C_14</text:p>
          </table:table-cell>
          <table:table-cell table:formula="of:=[Аркуш1.A135]" office:value-type="string" office:string-value="Kpr_14" calcext:value-type="string">
            <text:p>Kpr_14</text:p>
          </table:table-cell>
          <table:table-cell table:formula="of:=[Аркуш1.A151]" office:value-type="string" office:string-value="Ti_14" calcext:value-type="string">
            <text:p>Ti_14</text:p>
          </table:table-cell>
          <table:table-cell table:formula="of:=[Аркуш1.A167]" office:value-type="string" office:string-value="Td_14" calcext:value-type="string">
            <text:p>Td_14</text:p>
          </table:table-cell>
          <table:table-cell table:formula="of:=[Аркуш1.A183]" office:value-type="string" office:string-value="Xmin_14" calcext:value-type="string">
            <text:p>Xmin_14</text:p>
          </table:table-cell>
          <table:table-cell table:formula="of:=[Аркуш1.A199]" office:value-type="string" office:string-value="Xmax_14" calcext:value-type="string">
            <text:p>Xmax_14</text:p>
          </table:table-cell>
          <table:table-cell/>
          <table:table-cell office:value-type="string" calcext:value-type="string">
            <text:p>K2_14</text:p>
          </table:table-cell>
          <table:table-cell office:value-type="string" calcext:value-type="string">
            <text:p>K3_14</text:p>
          </table:table-cell>
          <table:table-cell table:number-columns-repeated="2"/>
          <table:table-cell table:formula="of:=[Аркуш1.A402]" office:value-type="string" office:string-value="Mode_14" calcext:value-type="string">
            <text:p>Mode_14</text:p>
          </table:table-cell>
          <table:table-cell table:formula="of:=[Аркуш1.A215]" office:value-type="string" office:string-value="P0_14" calcext:value-type="string">
            <text:p>P0_14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Аркуш1.H89]" office:value-type="string" office:string-value="Розрідження в 5к " calcext:value-type="string">
            <text:p>Розрідження в 5к </text:p>
          </table:table-cell>
          <table:table-cell table:formula="of:=CONCATENATE([.A17];&quot;. &quot;;[.B17])" office:value-type="string" office:string-value="15. Розрідження в 5к " calcext:value-type="string">
            <text:p>15. Розрідження в 5к </text:p>
          </table:table-cell>
          <table:table-cell table:formula="of:=[Аркуш1.A43]" office:value-type="string" office:string-value="V_09" calcext:value-type="string">
            <text:p>V_09</text:p>
          </table:table-cell>
          <table:table-cell table:number-columns-repeated="3"/>
          <table:table-cell table:formula="of:=[Аркуш1.A89]" office:value-type="string" office:string-value="C_15" calcext:value-type="string">
            <text:p>C_15</text:p>
          </table:table-cell>
          <table:table-cell table:formula="of:=[Аркуш1.A235]" office:value-type="string" office:string-value="SP_15" calcext:value-type="string">
            <text:p>SP_15</text:p>
          </table:table-cell>
          <table:table-cell table:number-columns-repeated="2"/>
          <table:table-cell table:formula="of:=[Аркуш1.A387]" office:value-type="string" office:string-value="AM_15" calcext:value-type="string">
            <text:p>AM_15</text:p>
          </table:table-cell>
          <table:table-cell/>
          <table:table-cell table:formula="of:=[Аркуш1.A419]" office:value-type="string" office:string-value="m_C_15" calcext:value-type="string">
            <text:p>m_C_15</text:p>
          </table:table-cell>
          <table:table-cell table:formula="of:=[Аркуш1.A136]" office:value-type="string" office:string-value="Kpr_15" calcext:value-type="string">
            <text:p>Kpr_15</text:p>
          </table:table-cell>
          <table:table-cell table:formula="of:=[Аркуш1.A152]" office:value-type="string" office:string-value="Ti_15" calcext:value-type="string">
            <text:p>Ti_15</text:p>
          </table:table-cell>
          <table:table-cell table:formula="of:=[Аркуш1.A168]" office:value-type="string" office:string-value="Td_15" calcext:value-type="string">
            <text:p>Td_15</text:p>
          </table:table-cell>
          <table:table-cell table:formula="of:=[Аркуш1.A184]" office:value-type="string" office:string-value="Xmin_15" calcext:value-type="string">
            <text:p>Xmin_15</text:p>
          </table:table-cell>
          <table:table-cell table:formula="of:=[Аркуш1.A200]" office:value-type="string" office:string-value="Xmax_15" calcext:value-type="string">
            <text:p>Xmax_15</text:p>
          </table:table-cell>
          <table:table-cell table:number-columns-repeated="5"/>
          <table:table-cell table:formula="of:=[Аркуш1.A403]" office:value-type="string" office:string-value="Mode_15" calcext:value-type="string">
            <text:p>Mode_15</text:p>
          </table:table-cell>
          <table:table-cell table:formula="of:=[Аркуш1.A216]" office:value-type="string" office:string-value="P0_15" calcext:value-type="string">
            <text:p>P0_15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Перетікання між 3ак та 1к</text:p>
          </table:table-cell>
          <table:table-cell table:formula="of:=CONCATENATE([.A18];&quot;. &quot;;[.B18])" office:value-type="string" office:string-value="16. Перетікання між 3ак та 1к" calcext:value-type="string">
            <text:p>16. Перетікання між 3ак та 1к</text:p>
          </table:table-cell>
          <table:table-cell office:value-type="string" calcext:value-type="string">
            <text:p>V_03</text:p>
          </table:table-cell>
          <table:table-cell office:value-type="string" calcext:value-type="string">
            <text:p>V_01</text:p>
          </table:table-cell>
          <table:table-cell table:number-columns-repeated="2"/>
          <table:table-cell table:formula="of:=[Аркуш1.A90]" office:value-type="string" office:string-value="C_16" calcext:value-type="string">
            <text:p>C_16</text:p>
          </table:table-cell>
          <table:table-cell table:formula="of:=INDEX([.$E$29:.$E$38];MATCH([.D18];[.$D$29:.$D$38];0);1)" office:value-type="string" office:string-value="SP_04" calcext:value-type="string">
            <text:p>SP_04</text:p>
          </table:table-cell>
          <table:table-cell table:formula="of:=INDEX([.$E$29:.$E$38];MATCH([.E18];[.$D$29:.$D$38];0);1)" office:value-type="string" office:string-value="SP_02" calcext:value-type="string">
            <text:p>SP_02</text:p>
          </table:table-cell>
          <table:table-cell/>
          <table:table-cell table:formula="of:=[Аркуш1.A388]" office:value-type="string" office:string-value="AM_16" calcext:value-type="string">
            <text:p>AM_16</text:p>
          </table:table-cell>
          <table:table-cell/>
          <table:table-cell table:formula="of:=[Аркуш1.A420]" office:value-type="string" office:string-value="m_C_16" calcext:value-type="string">
            <text:p>m_C_16</text:p>
          </table:table-cell>
          <table:table-cell table:formula="of:=[Аркуш1.A137]" office:value-type="string" office:string-value="Kpr_16" calcext:value-type="string">
            <text:p>Kpr_16</text:p>
          </table:table-cell>
          <table:table-cell table:formula="of:=[Аркуш1.A153]" office:value-type="string" office:string-value="Ti_16" calcext:value-type="string">
            <text:p>Ti_16</text:p>
          </table:table-cell>
          <table:table-cell table:formula="of:=[Аркуш1.A169]" office:value-type="string" office:string-value="Td_16" calcext:value-type="string">
            <text:p>Td_16</text:p>
          </table:table-cell>
          <table:table-cell table:formula="of:=[Аркуш1.A185]" office:value-type="string" office:string-value="Xmin_16" calcext:value-type="string">
            <text:p>Xmin_16</text:p>
          </table:table-cell>
          <table:table-cell table:formula="of:=[Аркуш1.A201]" office:value-type="string" office:string-value="Xmax_16" calcext:value-type="string">
            <text:p>Xmax_16</text:p>
          </table:table-cell>
          <table:table-cell table:style-name="ce11"/>
          <table:table-cell table:formula="of:=INDEX([.$F$29:.$F$38];MATCH([.D18];[.$D$29:.$D$38];0);1)" office:value-type="string" office:string-value="K2_04" calcext:value-type="string">
            <text:p>K2_04</text:p>
          </table:table-cell>
          <table:table-cell table:formula="of:=INDEX([.$F$29:.$F$38];MATCH([.E18];[.$D$29:.$D$38];0);1)" office:value-type="string" office:string-value="K2_02" calcext:value-type="string">
            <text:p>K2_02</text:p>
          </table:table-cell>
          <table:table-cell table:number-columns-repeated="2"/>
          <table:table-cell table:formula="of:=[Аркуш1.A404]" office:value-type="string" office:string-value="Mode_16" calcext:value-type="string">
            <text:p>Mode_16</text:p>
          </table:table-cell>
          <table:table-cell table:formula="of:=[Аркуш1.A217]" office:value-type="string" office:string-value="P0_16" calcext:value-type="string">
            <text:p>P0_16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Аркуш1.H91]" office:value-type="string" office:string-value="Рівень в збінику конденсату 2к" calcext:value-type="string">
            <text:p>Рівень в збінику конденсату 2к</text:p>
          </table:table-cell>
          <table:table-cell table:formula="of:=CONCATENATE([.A19];&quot;. &quot;;[.B19])" office:value-type="string" office:string-value="17. Рівень в збінику конденсату 2к" calcext:value-type="string">
            <text:p>17. Рівень в збінику конденсату 2к</text:p>
          </table:table-cell>
          <table:table-cell office:value-type="string" calcext:value-type="string">
            <text:p>V_11</text:p>
          </table:table-cell>
          <table:table-cell table:number-columns-repeated="3"/>
          <table:table-cell table:formula="of:=[Аркуш1.A91]" office:value-type="string" office:string-value="C_18" calcext:value-type="string">
            <text:p>C_18</text:p>
          </table:table-cell>
          <table:table-cell table:formula="of:=[Аркуш1.A271]" office:value-type="string" office:string-value="SP_18" calcext:value-type="string">
            <text:p>SP_18</text:p>
          </table:table-cell>
          <table:table-cell table:number-columns-repeated="2"/>
          <table:table-cell table:formula="of:=[Аркуш1.A424]" office:value-type="string" office:string-value="AM_18" calcext:value-type="string">
            <text:p>AM_18</text:p>
          </table:table-cell>
          <table:table-cell/>
          <table:table-cell table:formula="of:=[Аркуш1.A432]" office:value-type="string" office:string-value="m_C_18" calcext:value-type="string">
            <text:p>m_C_18</text:p>
          </table:table-cell>
          <table:table-cell table:formula="of:=[Аркуш1.A247]" office:value-type="string" office:string-value="Kpr_18" calcext:value-type="string">
            <text:p>Kpr_18</text:p>
          </table:table-cell>
          <table:table-cell table:formula="of:=[Аркуш1.A251]" office:value-type="string" office:string-value="Ti_18" calcext:value-type="string">
            <text:p>Ti_18</text:p>
          </table:table-cell>
          <table:table-cell table:formula="of:=[Аркуш1.A255]" office:value-type="string" office:string-value="Td_18" calcext:value-type="string">
            <text:p>Td_18</text:p>
          </table:table-cell>
          <table:table-cell table:formula="of:=[Аркуш1.A259]" office:value-type="string" office:string-value="Xmin_18" calcext:value-type="string">
            <text:p>Xmin_18</text:p>
          </table:table-cell>
          <table:table-cell table:formula="of:=[Аркуш1.A263]" office:value-type="string" office:string-value="Xmax_18" calcext:value-type="string">
            <text:p>Xmax_18</text:p>
          </table:table-cell>
          <table:table-cell table:number-columns-repeated="5"/>
          <table:table-cell table:formula="of:=[Аркуш1.A428]" office:value-type="string" office:string-value="Mode_18" calcext:value-type="string">
            <text:p>Mode_18</text:p>
          </table:table-cell>
          <table:table-cell table:formula="of:=[Аркуш1.A267]" office:value-type="string" office:string-value="P0_18" calcext:value-type="string">
            <text:p>P0_18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Аркуш1.H92]" office:value-type="string" office:string-value="Розрідження на ВКУ" calcext:value-type="string">
            <text:p>Розрідження на ВКУ</text:p>
          </table:table-cell>
          <table:table-cell table:formula="of:=CONCATENATE([.A20];&quot;. &quot;;[.B20])" office:value-type="string" office:string-value="18. Розрідження на ВКУ" calcext:value-type="string">
            <text:p>18. Розрідження на ВКУ</text:p>
          </table:table-cell>
          <table:table-cell office:value-type="string" calcext:value-type="string">
            <text:p>V_28</text:p>
          </table:table-cell>
          <table:table-cell office:value-type="string" calcext:value-type="string">
            <text:p>V_12</text:p>
          </table:table-cell>
          <table:table-cell/>
          <table:table-cell office:value-type="string" calcext:value-type="string">
            <text:p>SPR_19</text:p>
          </table:table-cell>
          <table:table-cell table:formula="of:=[Аркуш1.A92]" office:value-type="string" office:string-value="C_19" calcext:value-type="string">
            <text:p>C_19</text:p>
          </table:table-cell>
          <table:table-cell table:formula="of:=[Аркуш1.A272]" office:value-type="string" office:string-value="SP_19" calcext:value-type="string">
            <text:p>SP_19</text:p>
          </table:table-cell>
          <table:table-cell table:number-columns-repeated="2"/>
          <table:table-cell table:formula="of:=[Аркуш1.A425]" office:value-type="string" office:string-value="AM_19" calcext:value-type="string">
            <text:p>AM_19</text:p>
          </table:table-cell>
          <table:table-cell office:value-type="string" calcext:value-type="string">
            <text:p>Rej_19</text:p>
          </table:table-cell>
          <table:table-cell table:formula="of:=[Аркуш1.A433]" office:value-type="string" office:string-value="m_C_19" calcext:value-type="string">
            <text:p>m_C_19</text:p>
          </table:table-cell>
          <table:table-cell table:formula="of:=[Аркуш1.A248]" office:value-type="string" office:string-value="Kpr_19" calcext:value-type="string">
            <text:p>Kpr_19</text:p>
          </table:table-cell>
          <table:table-cell table:formula="of:=[Аркуш1.A252]" office:value-type="string" office:string-value="Ti_19" calcext:value-type="string">
            <text:p>Ti_19</text:p>
          </table:table-cell>
          <table:table-cell table:formula="of:=[Аркуш1.A256]" office:value-type="string" office:string-value="Td_19" calcext:value-type="string">
            <text:p>Td_19</text:p>
          </table:table-cell>
          <table:table-cell table:formula="of:=[Аркуш1.A260]" office:value-type="string" office:string-value="Xmin_19" calcext:value-type="string">
            <text:p>Xmin_19</text:p>
          </table:table-cell>
          <table:table-cell table:formula="of:=[Аркуш1.A264]" office:value-type="string" office:string-value="Xmax_19" calcext:value-type="string">
            <text:p>Xmax_19</text:p>
          </table:table-cell>
          <table:table-cell/>
          <table:table-cell office:value-type="string" calcext:value-type="string">
            <text:p>K2_19</text:p>
          </table:table-cell>
          <table:table-cell office:value-type="string" calcext:value-type="string">
            <text:p>K3_19</text:p>
          </table:table-cell>
          <table:table-cell table:number-columns-repeated="2"/>
          <table:table-cell table:formula="of:=[Аркуш1.A429]" office:value-type="string" office:string-value="Mode_19" calcext:value-type="string">
            <text:p>Mode_19</text:p>
          </table:table-cell>
          <table:table-cell table:formula="of:=[Аркуш1.A268]" office:value-type="string" office:string-value="P0_19" calcext:value-type="string">
            <text:p>P0_19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кид розрідження 5к</text:p>
          </table:table-cell>
          <table:table-cell table:formula="of:=CONCATENATE([.A21];&quot;. &quot;;[.B21])" office:value-type="string" office:string-value="19. Скид розрідження 5к" calcext:value-type="string">
            <text:p>19. Скид розрідження 5к</text:p>
          </table:table-cell>
          <table:table-cell office:value-type="string" calcext:value-type="string">
            <text:p>V_09</text:p>
          </table:table-cell>
          <table:table-cell table:number-columns-repeated="3"/>
          <table:table-cell office:value-type="string" calcext:value-type="string">
            <text:p>C_20</text:p>
          </table:table-cell>
          <table:table-cell office:value-type="string" calcext:value-type="string">
            <text:p>SP_15</text:p>
          </table:table-cell>
          <table:table-cell table:number-columns-repeated="2"/>
          <table:table-cell office:value-type="string" calcext:value-type="string">
            <text:p>AM_20</text:p>
          </table:table-cell>
          <table:table-cell/>
          <table:table-cell office:value-type="string" calcext:value-type="string">
            <text:p>m_C_20</text:p>
          </table:table-cell>
          <table:table-cell office:value-type="string" calcext:value-type="string">
            <text:p>Kpr_20</text:p>
          </table:table-cell>
          <table:table-cell office:value-type="string" calcext:value-type="string">
            <text:p>Ti_20</text:p>
          </table:table-cell>
          <table:table-cell office:value-type="string" calcext:value-type="string">
            <text:p>Td_20</text:p>
          </table:table-cell>
          <table:table-cell office:value-type="string" calcext:value-type="string">
            <text:p>Xmin_20</text:p>
          </table:table-cell>
          <table:table-cell office:value-type="string" calcext:value-type="string">
            <text:p>Xmax_20</text:p>
          </table:table-cell>
          <table:table-cell table:number-columns-repeated="5"/>
          <table:table-cell office:value-type="string" calcext:value-type="string">
            <text:p>Mode_20</text:p>
          </table:table-cell>
          <table:table-cell office:value-type="string" calcext:value-type="string">
            <text:p>P0_20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емпература соку на 0 копус</text:p>
          </table:table-cell>
          <table:table-cell table:style-name="ce5" table:formula="of:=CONCATENATE([.A22];&quot;. &quot;;[.B22])" office:value-type="string" office:string-value="20. Температура соку на 0 копус" calcext:value-type="string">
            <text:p>20. Температура соку на 0 копус</text:p>
          </table:table-cell>
          <table:table-cell table:style-name="ce5" office:value-type="string" calcext:value-type="string">
            <text:p>V_29</text:p>
          </table:table-cell>
          <table:table-cell table:style-name="ce5" table:number-columns-repeated="3"/>
          <table:table-cell table:style-name="ce5" office:value-type="string" calcext:value-type="string">
            <text:p>C_21</text:p>
          </table:table-cell>
          <table:table-cell table:style-name="ce5" office:value-type="string" calcext:value-type="string">
            <text:p>SP_21</text:p>
          </table:table-cell>
          <table:table-cell table:style-name="ce5" table:number-columns-repeated="2"/>
          <table:table-cell table:style-name="ce5" office:value-type="string" calcext:value-type="string">
            <text:p>AM_21</text:p>
          </table:table-cell>
          <table:table-cell table:style-name="ce5"/>
          <table:table-cell table:style-name="ce5" office:value-type="string" calcext:value-type="string">
            <text:p>m_C_21</text:p>
          </table:table-cell>
          <table:table-cell table:style-name="ce5" office:value-type="string" calcext:value-type="string">
            <text:p>Kpr_21</text:p>
          </table:table-cell>
          <table:table-cell table:style-name="ce5" office:value-type="string" calcext:value-type="string">
            <text:p>Ti_21</text:p>
          </table:table-cell>
          <table:table-cell table:style-name="ce5" office:value-type="string" calcext:value-type="string">
            <text:p>Td_21</text:p>
          </table:table-cell>
          <table:table-cell table:style-name="ce5" office:value-type="string" calcext:value-type="string">
            <text:p>Xmin_21</text:p>
          </table:table-cell>
          <table:table-cell table:style-name="ce5" office:value-type="string" calcext:value-type="string">
            <text:p>Xmax_21</text:p>
          </table:table-cell>
          <table:table-cell table:style-name="ce5" table:number-columns-repeated="7"/>
          <table:table-cell table:style-name="ce5" office:value-type="string" calcext:value-type="string">
            <text:p>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Температура соку на 1 копус</text:p>
          </table:table-cell>
          <table:table-cell table:style-name="ce5" table:formula="of:=CONCATENATE([.A23];&quot;. &quot;;[.B23])" office:value-type="string" office:string-value="21. Температура соку на 1 копус" calcext:value-type="string">
            <text:p>21. Температура соку на 1 копус</text:p>
          </table:table-cell>
          <table:table-cell table:style-name="ce5" office:value-type="string" calcext:value-type="string">
            <text:p>V_33</text:p>
          </table:table-cell>
          <table:table-cell table:style-name="ce5" table:number-columns-repeated="3"/>
          <table:table-cell table:style-name="ce5" office:value-type="string" calcext:value-type="string">
            <text:p>C_22</text:p>
          </table:table-cell>
          <table:table-cell table:style-name="ce5" office:value-type="string" calcext:value-type="string">
            <text:p>SP_22</text:p>
          </table:table-cell>
          <table:table-cell table:style-name="ce5" table:number-columns-repeated="2"/>
          <table:table-cell table:style-name="ce5" office:value-type="string" calcext:value-type="string">
            <text:p>AM_22</text:p>
          </table:table-cell>
          <table:table-cell table:style-name="ce5"/>
          <table:table-cell table:style-name="ce5" office:value-type="string" calcext:value-type="string">
            <text:p>m_C_22</text:p>
          </table:table-cell>
          <table:table-cell table:style-name="ce5" office:value-type="string" calcext:value-type="string">
            <text:p>Kpr_22</text:p>
          </table:table-cell>
          <table:table-cell table:style-name="ce5" office:value-type="string" calcext:value-type="string">
            <text:p>Ti_22</text:p>
          </table:table-cell>
          <table:table-cell table:style-name="ce5" office:value-type="string" calcext:value-type="string">
            <text:p>Td_22</text:p>
          </table:table-cell>
          <table:table-cell table:style-name="ce5" office:value-type="string" calcext:value-type="string">
            <text:p>Xmin_22</text:p>
          </table:table-cell>
          <table:table-cell table:style-name="ce5" office:value-type="string" calcext:value-type="string">
            <text:p>Xmax_22</text:p>
          </table:table-cell>
          <table:table-cell table:style-name="ce5" table:number-columns-repeated="7"/>
          <table:table-cell table:style-name="ce5" office:value-type="string" calcext:value-type="string">
            <text:p>.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Співставлення параметрів, завдань та коефіцієнтів пріоритету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Рівень в 3a корпусі</text:p>
          </table:table-cell>
          <table:table-cell office:value-type="string" calcext:value-type="string">
            <text:p>V_03</text:p>
          </table:table-cell>
          <table:table-cell office:value-type="string" calcext:value-type="string">
            <text:p>SP_04</text:p>
          </table:table-cell>
          <table:table-cell office:value-type="string" calcext:value-type="string">
            <text:p>K2_04</text:p>
          </table:table-cell>
          <table:table-cell table:number-columns-repeated="3"/>
          <table:table-cell table:formula="of:=INDEX([.$E$29:.$E$38];MATCH([.D29];[.$D$29:.$D$38];0);1)" office:value-type="string" office:string-value="SP_04" calcext:value-type="string">
            <text:p>SP_04</text:p>
          </table:table-cell>
          <table:table-cell table:formula="of:=INDEX([.$F$29:.$F$38];MATCH([.$D29];[.$D$29:.$D$38];0);1)" office:value-type="string" office:string-value="K2_04" calcext:value-type="string">
            <text:p>K2_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Рівень в 1 корпусі</text:p>
          </table:table-cell>
          <table:table-cell office:value-type="string" calcext:value-type="string">
            <text:p>V_01</text:p>
          </table:table-cell>
          <table:table-cell office:value-type="string" calcext:value-type="string">
            <text:p>SP_02</text:p>
          </table:table-cell>
          <table:table-cell office:value-type="string" calcext:value-type="string">
            <text:p>K2_02</text:p>
          </table:table-cell>
          <table:table-cell table:number-columns-repeated="3"/>
          <table:table-cell table:formula="of:=INDEX([.E$29:.E$38];MATCH([.D30];[.D$29:.D$38];0);1)" office:value-type="string" office:string-value="SP_02" calcext:value-type="string">
            <text:p>SP_02</text:p>
          </table:table-cell>
          <table:table-cell table:formula="of:=INDEX([.F$29:.F$38];MATCH([.E30];[.E$29:.E$38];0);1)" office:value-type="string" office:string-value="K2_02" calcext:value-type="string">
            <text:p>K2_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Рівень в 2 корпусі</text:p>
          </table:table-cell>
          <table:table-cell office:value-type="string" calcext:value-type="string">
            <text:p>V_02</text:p>
          </table:table-cell>
          <table:table-cell office:value-type="string" calcext:value-type="string">
            <text:p>SP_03</text:p>
          </table:table-cell>
          <table:table-cell office:value-type="string" calcext:value-type="string">
            <text:p>K2_03</text:p>
          </table:table-cell>
          <table:table-cell table:number-columns-repeated="3"/>
          <table:table-cell table:formula="of:=INDEX([.E$29:.E$38];MATCH([.D31];[.D$29:.D$38];0);1)" office:value-type="string" office:string-value="SP_03" calcext:value-type="string">
            <text:p>SP_03</text:p>
          </table:table-cell>
          <table:table-cell table:formula="of:=INDEX([.F$29:.F$38];MATCH([.E31];[.E$29:.E$38];0);1)" office:value-type="string" office:string-value="K2_03" calcext:value-type="string">
            <text:p>K2_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Рівень в 3б корпусі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SP2_04</text:p>
          </table:table-cell>
          <table:table-cell office:value-type="string" calcext:value-type="string">
            <text:p>K3_04</text:p>
          </table:table-cell>
          <table:table-cell table:number-columns-repeated="3"/>
          <table:table-cell table:formula="of:=INDEX([.E$29:.E$38];MATCH([.D32];[.D$29:.D$38];0);1)" office:value-type="string" office:string-value="SP2_04" calcext:value-type="string">
            <text:p>SP2_04</text:p>
          </table:table-cell>
          <table:table-cell table:formula="of:=INDEX([.F$29:.F$38];MATCH([.E32];[.E$29:.E$38];0);1)" office:value-type="string" office:string-value="K3_04" calcext:value-type="string">
            <text:p>K3_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Рівень в 4 корпусі</text:p>
          </table:table-cell>
          <table:table-cell office:value-type="string" calcext:value-type="string">
            <text:p>V_04</text:p>
          </table:table-cell>
          <table:table-cell office:value-type="string" calcext:value-type="string">
            <text:p>SP_05</text:p>
          </table:table-cell>
          <table:table-cell office:value-type="string" calcext:value-type="string">
            <text:p>K2_05</text:p>
          </table:table-cell>
          <table:table-cell table:number-columns-repeated="3"/>
          <table:table-cell table:formula="of:=INDEX([.E$29:.E$38];MATCH([.D33];[.D$29:.D$38];0);1)" office:value-type="string" office:string-value="SP_05" calcext:value-type="string">
            <text:p>SP_05</text:p>
          </table:table-cell>
          <table:table-cell table:formula="of:=INDEX([.F$29:.F$38];MATCH([.E33];[.E$29:.E$38];0);1)" office:value-type="string" office:string-value="K2_05" calcext:value-type="string">
            <text:p>K2_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Рівень в 5 корпусі</text:p>
          </table:table-cell>
          <table:table-cell office:value-type="string" calcext:value-type="string">
            <text:p>V_05</text:p>
          </table:table-cell>
          <table:table-cell office:value-type="string" calcext:value-type="string">
            <text:p>SP_07</text:p>
          </table:table-cell>
          <table:table-cell office:value-type="string" calcext:value-type="string">
            <text:p>K2_06</text:p>
          </table:table-cell>
          <table:table-cell table:number-columns-repeated="3"/>
          <table:table-cell table:formula="of:=INDEX([.E$29:.E$38];MATCH([.D34];[.D$29:.D$38];0);1)" office:value-type="string" office:string-value="SP_07" calcext:value-type="string">
            <text:p>SP_07</text:p>
          </table:table-cell>
          <table:table-cell table:formula="of:=INDEX([.F$29:.F$38];MATCH([.E34];[.E$29:.E$38];0);1)" office:value-type="string" office:string-value="K2_06" calcext:value-type="string">
            <text:p>K2_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Рівень в збірнику соку перед випаркою</text:p>
          </table:table-cell>
          <table:table-cell office:value-type="string" calcext:value-type="string">
            <text:p>V_06</text:p>
          </table:table-cell>
          <table:table-cell office:value-type="string" calcext:value-type="string">
            <text:p>SP_01</text:p>
          </table:table-cell>
          <table:table-cell office:value-type="string" calcext:value-type="string">
            <text:p>K2_01</text:p>
          </table:table-cell>
          <table:table-cell table:number-columns-repeated="3"/>
          <table:table-cell table:formula="of:=INDEX([.E$29:.E$38];MATCH([.D35];[.D$29:.D$38];0);1)" office:value-type="string" office:string-value="SP_01" calcext:value-type="string">
            <text:p>SP_01</text:p>
          </table:table-cell>
          <table:table-cell table:formula="of:=INDEX([.F$29:.F$38];MATCH([.E35];[.E$29:.E$38];0);1)" office:value-type="string" office:string-value="K2_01" calcext:value-type="string">
            <text:p>K2_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Рівень в зб сиропу на В/А</text:p>
          </table:table-cell>
          <table:table-cell office:value-type="string" calcext:value-type="string">
            <text:p>V_40</text:p>
          </table:table-cell>
          <table:table-cell office:value-type="string" calcext:value-type="string">
            <text:p>SP2_07</text:p>
          </table:table-cell>
          <table:table-cell office:value-type="string" calcext:value-type="string">
            <text:p>K2_07</text:p>
          </table:table-cell>
          <table:table-cell table:number-columns-repeated="3"/>
          <table:table-cell table:formula="of:=INDEX([.E$29:.E$38];MATCH([.D36];[.D$29:.D$38];0);1)" office:value-type="string" office:string-value="SP2_07" calcext:value-type="string">
            <text:p>SP2_07</text:p>
          </table:table-cell>
          <table:table-cell table:formula="of:=INDEX([.F$29:.F$38];MATCH([.E36];[.E$29:.E$38];0);1)" office:value-type="string" office:string-value="K2_07" calcext:value-type="string">
            <text:p>K2_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Витрата соку на випарку</text:p>
          </table:table-cell>
          <table:table-cell office:value-type="string" calcext:value-type="string">
            <text:p>V_26</text:p>
          </table:table-cell>
          <table:table-cell office:value-type="string" calcext:value-type="string">
            <text:p>SP2_01</text:p>
          </table:table-cell>
          <table:table-cell office:value-type="string" calcext:value-type="string">
            <text:p>K101</text:p>
          </table:table-cell>
          <table:table-cell table:number-columns-repeated="3"/>
          <table:table-cell table:formula="of:=INDEX([.E$29:.E$38];MATCH([.D37];[.D$29:.D$38];0);1)" office:value-type="string" office:string-value="SP2_01" calcext:value-type="string">
            <text:p>SP2_01</text:p>
          </table:table-cell>
          <table:table-cell table:formula="of:=INDEX([.F$29:.F$38];MATCH([.E37];[.E$29:.E$38];0);1)" office:value-type="string" office:string-value="K101" calcext:value-type="string">
            <text:p>K1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Витрата соку з випарки </text:p>
          </table:table-cell>
          <table:table-cell office:value-type="string" calcext:value-type="string">
            <text:p>V_27</text:p>
          </table:table-cell>
          <table:table-cell office:value-type="string" calcext:value-type="string">
            <text:p>SP3_07</text:p>
          </table:table-cell>
          <table:table-cell office:value-type="string" calcext:value-type="string">
            <text:p>K107</text:p>
          </table:table-cell>
          <table:table-cell table:number-columns-repeated="3"/>
          <table:table-cell table:formula="of:=INDEX([.E$29:.E$38];MATCH([.D38];[.D$29:.D$38];0);1)" office:value-type="string" office:string-value="SP3_07" calcext:value-type="string">
            <text:p>SP3_07</text:p>
          </table:table-cell>
          <table:table-cell table:formula="of:=INDEX([.F$29:.F$38];MATCH([.E38];[.E$29:.E$38];0);1)" office:value-type="string" office:string-value="K107" calcext:value-type="string">
            <text:p>K107</text:p>
          </table:table-cell>
          <table:table-cell table:number-columns-repeated="16"/>
        </table:table-row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V_19</text:p>
          </table:table-cell>
          <table:table-cell office:value-type="string" calcext:value-type="string">
            <text:p>V_20</text:p>
          </table:table-cell>
          <table:table-cell office:value-type="string" calcext:value-type="string">
            <text:p>V_21</text:p>
          </table:table-cell>
          <table:table-cell office:value-type="string" calcext:value-type="string">
            <text:p>V_39</text:p>
          </table:table-cell>
          <table:table-cell office:value-type="string" calcext:value-type="string">
            <text:p>V_08</text:p>
          </table:table-cell>
          <table:table-cell office:value-type="string" calcext:value-type="string">
            <text:p>V_09</text:p>
          </table:table-cell>
          <table:table-cell office:value-type="string" calcext:value-type="string">
            <text:p>V_0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C_10</text:p>
          </table:table-cell>
          <table:table-cell office:value-type="string" calcext:value-type="string">
            <text:p>C_11</text:p>
          </table:table-cell>
          <table:table-cell office:value-type="string" calcext:value-type="string">
            <text:p>C_12</text:p>
          </table:table-cell>
          <table:table-cell office:value-type="string" calcext:value-type="string">
            <text:p>C_13</text:p>
          </table:table-cell>
          <table:table-cell office:value-type="string" calcext:value-type="string">
            <text:p>C_14</text:p>
          </table:table-cell>
          <table:table-cell office:value-type="string" calcext:value-type="string">
            <text:p>C_15</text:p>
          </table:table-cell>
          <table:table-cell office:value-type="string" calcext:value-type="string">
            <text:p>V_0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P_10</text:p>
          </table:table-cell>
          <table:table-cell office:value-type="string" calcext:value-type="string">
            <text:p>SP_11</text:p>
          </table:table-cell>
          <table:table-cell office:value-type="string" calcext:value-type="string">
            <text:p>SP_12</text:p>
          </table:table-cell>
          <table:table-cell office:value-type="string" calcext:value-type="string">
            <text:p>SP_13</text:p>
          </table:table-cell>
          <table:table-cell office:value-type="string" calcext:value-type="string">
            <text:p>SP_14</text:p>
          </table:table-cell>
          <table:table-cell office:value-type="string" calcext:value-type="string">
            <text:p>SP_15</text:p>
          </table:table-cell>
          <table:table-cell office:value-type="string" calcext:value-type="string">
            <text:p>V_2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AM_10</text:p>
          </table:table-cell>
          <table:table-cell office:value-type="string" calcext:value-type="string">
            <text:p>AM_11</text:p>
          </table:table-cell>
          <table:table-cell office:value-type="string" calcext:value-type="string">
            <text:p>AM_12</text:p>
          </table:table-cell>
          <table:table-cell office:value-type="string" calcext:value-type="string">
            <text:p>AM_13</text:p>
          </table:table-cell>
          <table:table-cell office:value-type="string" calcext:value-type="string">
            <text:p>AM_14</text:p>
          </table:table-cell>
          <table:table-cell office:value-type="string" calcext:value-type="string">
            <text:p>AM_15</text:p>
          </table:table-cell>
          <table:table-cell office:value-type="string" calcext:value-type="string">
            <text:p>C_16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string" calcext:value-type="string">
            <text:p>SP_01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string" calcext:value-type="string">
            <text:p>SP_02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string" calcext:value-type="string">
            <text:p>SP2_01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string" calcext:value-type="string">
            <text:p>AM_16</text:p>
          </table:table-cell>
          <table:table-cell table:number-columns-repeated="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M_2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m_C_2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Mode_20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 Перетікання між 1к та 2к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03</text:p>
          </table:table-cell>
          <table:table-cell office:value-type="string" calcext:value-type="string">
            <text:p>C_01</text:p>
          </table:table-cell>
          <table:table-cell office:value-type="string" calcext:value-type="string">
            <text:p>SP_01</text:p>
          </table:table-cell>
          <table:table-cell office:value-type="string" calcext:value-type="string">
            <text:p>V_06</text:p>
          </table:table-cell>
          <table:table-cell office:value-type="string" calcext:value-type="string">
            <text:p>V_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01</text:p>
          </table:table-cell>
          <table:table-cell office:value-type="string" calcext:value-type="string">
            <text:p>C_16</text:p>
          </table:table-cell>
          <table:table-cell office:value-type="string" calcext:value-type="string">
            <text:p>SP_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. Перетікання між 1к та 2к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02</text:p>
          </table:table-cell>
          <table:table-cell office:value-type="string" calcext:value-type="string">
            <text:p>C_02</text:p>
          </table:table-cell>
          <table:table-cell office:value-type="string" calcext:value-type="string">
            <text:p>SP_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. Перетікання між 2к та 3к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15</text:p>
          </table:table-cell>
          <table:table-cell office:value-type="string" calcext:value-type="string">
            <text:p>C_03</text:p>
          </table:table-cell>
          <table:table-cell office:value-type="string" calcext:value-type="string">
            <text:p>SP_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4. Перетікання між 3к та 4к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04</text:p>
          </table:table-cell>
          <table:table-cell office:value-type="string" calcext:value-type="string">
            <text:p>C_04</text:p>
          </table:table-cell>
          <table:table-cell office:value-type="string" calcext:value-type="string">
            <text:p>SP2_04</text:p>
          </table:table-cell>
          <table:table-cell office:value-type="string" calcext:value-type="string">
            <text:p>V_05</text:p>
          </table:table-cell>
          <table:table-cell office:value-type="string" calcext:value-type="string">
            <text:p>V_27</text:p>
          </table:table-cell>
          <table:table-cell office:value-type="string" calcext:value-type="string">
            <text:p>V_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. Перетікання між 4к та 5к</text:p>
          </table:table-cell>
          <table:table-cell table:number-columns-repeated="2"/>
          <table:table-cell office:value-type="string" calcext:value-type="string">
            <text:p>V_05</text:p>
          </table:table-cell>
          <table:table-cell office:value-type="string" calcext:value-type="string">
            <text:p>C_05</text:p>
          </table:table-cell>
          <table:table-cell office:value-type="string" calcext:value-type="string">
            <text:p>SP_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6. Рівень в 5к на себе</text:p>
          </table:table-cell>
          <table:table-cell table:number-columns-repeated="2"/>
          <table:table-cell office:value-type="string" calcext:value-type="string">
            <text:p>V_27</text:p>
          </table:table-cell>
          <table:table-cell office:value-type="string" calcext:value-type="string">
            <text:p>C_06</text:p>
          </table:table-cell>
          <table:table-cell office:value-type="string" calcext:value-type="string">
            <text:p>SP_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. Відкачка з випарки </text:p>
          </table:table-cell>
          <table:table-cell table:number-columns-repeated="2"/>
          <table:table-cell office:value-type="string" calcext:value-type="string">
            <text:p>V_05</text:p>
          </table:table-cell>
          <table:table-cell office:value-type="string" calcext:value-type="string">
            <text:p>C_07</text:p>
          </table:table-cell>
          <table:table-cell office:value-type="string" calcext:value-type="string">
            <text:p>SP_07</text:p>
          </table:table-cell>
          <table:table-cell office:value-type="string" calcext:value-type="string">
            <text:p>V_27</text:p>
          </table:table-cell>
          <table:table-cell table:number-columns-repeated="18"/>
        </table:table-row>
      </table:table>
      <table:table table:name="Аркуш3" table:style-name="ta1">
        <table:table-column table:style-name="co1" table:default-cell-style-name="Default"/>
        <table:table-row table:style-name="ro1">
          <table:table-cell office:value-type="string" calcext:value-type="string">
            <text:p>Стара програма</text:p>
          </table:table-cell>
        </table:table-row>
        <table:table-row table:style-name="ro1">
          <table:table-cell office:value-type="string" calcext:value-type="string">
            <text:p>(*1*)</text:p>
          </table:table-cell>
        </table:table-row>
        <table:table-row table:style-name="ro1">
          <table:table-cell office:value-type="string" calcext:value-type="string">
            <text:p>KS:=K101*100.0+K2_01+K2_02 ; </text:p>
          </table:table-cell>
        </table:table-row>
        <table:table-row table:style-name="ro1">
          <table:table-cell office:value-type="string" calcext:value-type="string">
            <text:p>K1:=K2_01/KS;</text:p>
          </table:table-cell>
        </table:table-row>
        <table:table-row table:style-name="ro1">
          <table:table-cell office:value-type="string" calcext:value-type="string">
            <text:p>K2:=K2_02/KS;</text:p>
          </table:table-cell>
        </table:table-row>
        <table:table-row table:style-name="ro1">
          <table:table-cell office:value-type="string" calcext:value-type="string">
            <text:p>K3:=K101/KS*100.0;</text:p>
          </table:table-cell>
        </table:table-row>
        <table:table-row table:style-name="ro1">
          <table:table-cell office:value-type="string" calcext:value-type="string">
            <text:p>tPV_01:=(V_06-SP_01)*K1-(V_01-SP_02)*K2-(V_26-SP2_01)*K3;</text:p>
          </table:table-cell>
        </table:table-row>
        <table:table-row table:style-name="ro1">
          <table:table-cell office:value-type="string" calcext:value-type="string">
            <text:p>(*V_06V_01V_26C_01SP_01SP_02SP2_01*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*2*)</text:p>
          </table:table-cell>
        </table:table-row>
        <table:table-row table:style-name="ro1">
          <table:table-cell office:value-type="string" calcext:value-type="string">
            <text:p>KS:=K2_02+K2_03;</text:p>
          </table:table-cell>
        </table:table-row>
        <table:table-row table:style-name="ro1">
          <table:table-cell office:value-type="string" calcext:value-type="string">
            <text:p>K1:=K2_02/KS;</text:p>
          </table:table-cell>
        </table:table-row>
        <table:table-row table:style-name="ro1">
          <table:table-cell office:value-type="string" calcext:value-type="string">
            <text:p>K2:=K2_03/KS;</text:p>
          </table:table-cell>
        </table:table-row>
        <table:table-row table:style-name="ro1">
          <table:table-cell office:value-type="string" calcext:value-type="string">
            <text:p>tPV_02:=(V_01-SP_02)*K1-(V_02-SP_03)*K2;</text:p>
          </table:table-cell>
        </table:table-row>
        <table:table-row table:style-name="ro1">
          <table:table-cell office:value-type="string" calcext:value-type="string">
            <text:p>(*V_01V_02C_02SP_02SP_03*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*3*)</text:p>
          </table:table-cell>
        </table:table-row>
        <table:table-row table:style-name="ro1">
          <table:table-cell office:value-type="string" calcext:value-type="string">
            <text:p>KS:=K2_03+K2_04;</text:p>
          </table:table-cell>
        </table:table-row>
        <table:table-row table:style-name="ro1">
          <table:table-cell office:value-type="string" calcext:value-type="string">
            <text:p>K1:=K2_03/KS;</text:p>
          </table:table-cell>
        </table:table-row>
        <table:table-row table:style-name="ro1">
          <table:table-cell office:value-type="string" calcext:value-type="string">
            <text:p>K2:=K2_04/KS;</text:p>
          </table:table-cell>
        </table:table-row>
        <table:table-row table:style-name="ro1">
          <table:table-cell office:value-type="string" calcext:value-type="string">
            <text:p>tPV_03:=(V_02-SP_03)*K1-(V_03-SP_04)*K2;</text:p>
          </table:table-cell>
        </table:table-row>
        <table:table-row table:style-name="ro1">
          <table:table-cell office:value-type="string" calcext:value-type="string">
            <text:p>(*V_02V_03C_03SP_03SP_04*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*3B*)</text:p>
          </table:table-cell>
        </table:table-row>
        <table:table-row table:style-name="ro1">
          <table:table-cell office:value-type="string" calcext:value-type="string">
            <text:p>KS:=K2_04+K3_04;</text:p>
          </table:table-cell>
        </table:table-row>
        <table:table-row table:style-name="ro1">
          <table:table-cell office:value-type="string" calcext:value-type="string">
            <text:p>K1:=K2_04/KS;</text:p>
          </table:table-cell>
        </table:table-row>
        <table:table-row table:style-name="ro1">
          <table:table-cell office:value-type="string" calcext:value-type="string">
            <text:p>K2:=K3_04/KS;</text:p>
          </table:table-cell>
        </table:table-row>
        <table:table-row table:style-name="ro1">
          <table:table-cell office:value-type="string" calcext:value-type="string">
            <text:p>tPV_07:=(V_03-SP_04)*K1-(V_15-SP2_04)*K2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*4*)</text:p>
          </table:table-cell>
        </table:table-row>
        <table:table-row table:style-name="ro1">
          <table:table-cell office:value-type="string" calcext:value-type="string">
            <text:p>KS:=K3_04+K2_05;</text:p>
          </table:table-cell>
        </table:table-row>
        <table:table-row table:style-name="ro1">
          <table:table-cell office:value-type="string" calcext:value-type="string">
            <text:p>K1:=K3_04/KS;</text:p>
          </table:table-cell>
        </table:table-row>
        <table:table-row table:style-name="ro1">
          <table:table-cell office:value-type="string" calcext:value-type="string">
            <text:p>K2:=K2_05/KS;</text:p>
          </table:table-cell>
        </table:table-row>
        <table:table-row table:style-name="ro1">
          <table:table-cell office:value-type="string" calcext:value-type="string">
            <text:p>tPV_04:=(V_15-SP2_04)*K1-(V_04-SP_05)*K2;</text:p>
          </table:table-cell>
        </table:table-row>
        <table:table-row table:style-name="ro1">
          <table:table-cell office:value-type="string" calcext:value-type="string">
            <text:p>(*V_03V_04C_04SP_04SP_05*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*5*)</text:p>
          </table:table-cell>
        </table:table-row>
        <table:table-row table:style-name="ro1">
          <table:table-cell office:value-type="string" calcext:value-type="string">
            <text:p>KS:=K2_05+K2_06;</text:p>
          </table:table-cell>
        </table:table-row>
        <table:table-row table:style-name="ro1">
          <table:table-cell office:value-type="string" calcext:value-type="string">
            <text:p>K1:=K2_05/KS;</text:p>
          </table:table-cell>
        </table:table-row>
        <table:table-row table:style-name="ro1">
          <table:table-cell office:value-type="string" calcext:value-type="string">
            <text:p>K2:=K2_06/KS;</text:p>
          </table:table-cell>
        </table:table-row>
        <table:table-row table:style-name="ro1">
          <table:table-cell office:value-type="string" calcext:value-type="string">
            <text:p>tPV_05:=(V_04-SP_05)*K1-(V_05-SP_07)*K2;</text:p>
          </table:table-cell>
        </table:table-row>
        <table:table-row table:style-name="ro1">
          <table:table-cell office:value-type="string" calcext:value-type="string">
            <text:p>(*V_04V_05C_05SP_05SP_07*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(*7*)</text:p>
          </table:table-cell>
        </table:table-row>
        <table:table-row table:style-name="ro1">
          <table:table-cell office:value-type="string" calcext:value-type="string">
            <text:p>KS:=K107*100.0+K2_06+K2_07;</text:p>
          </table:table-cell>
        </table:table-row>
        <table:table-row table:style-name="ro1">
          <table:table-cell office:value-type="string" calcext:value-type="string">
            <text:p>K1:=K2_06/KS;</text:p>
          </table:table-cell>
        </table:table-row>
        <table:table-row table:style-name="ro1">
          <table:table-cell office:value-type="string" calcext:value-type="string">
            <text:p>K2:=K2_07/KS;</text:p>
          </table:table-cell>
        </table:table-row>
        <table:table-row table:style-name="ro1">
          <table:table-cell office:value-type="string" calcext:value-type="string">
            <text:p>K3:=K107/KS*100.0;</text:p>
          </table:table-cell>
        </table:table-row>
        <table:table-row table:style-name="ro1">
          <table:table-cell office:value-type="string" calcext:value-type="string">
            <text:p>tPV_06:=(V_05-SP_07)*K1-(V_40-SP2_07)*K2-(V_27-SP3_07)*K3;</text:p>
          </table:table-cell>
        </table:table-row>
        <table:table-row table:style-name="ro1">
          <table:table-cell office:value-type="string" calcext:value-type="string">
            <text:p>(*V_05V_40V_27C_07SP_07SP2_07SP3_07*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грн.</number:text>
    </number:number-style>
    <number:number-style style:name="N110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грн.</number:text>
    </number:number-style>
    <number:number-style style:name="N113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грн. </number:text>
    </number:number-style>
    <number:number-style style:name="N134P2" style:volatile="true">
      <number:text>-</number:text>
      <number:number number:decimal-places="0" loext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р.</number:text>
    </number:number-style>
    <number:number-style style:name="N14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р.</number:text>
    </number:number-style>
    <number:number-style style:name="N14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56P2" style:volatile="true">
      <number:text>-</number:text>
      <number:number number:decimal-places="0" loext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number:number-style style:name="N163P0" style:volatile="true">
      <number:text>€</number:text>
      <number:number number:decimal-places="0" loext:min-decimal-places="0" number:min-integer-digits="1" number:grouping="true"/>
    </number:number-style>
    <number:number-style style:name="N163">
      <number:text>-€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€</number:text>
      <number:number number:decimal-places="2" loext:min-decimal-places="2" number:min-integer-digits="1" number:grouping="true"/>
    </number:number-style>
    <number:number-style style:name="N166">
      <number:text>-€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€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 €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.00.0000</text:date>, <text:time style:data-style-name="N2" text:time-value="14:06:39.452315422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2-08-04T13:46:13</meta:creation-date>
    <dc:date>2019-09-20T16:14:01.560617337</dc:date>
    <meta:editing-duration>P12DT9H10M13S</meta:editing-duration>
    <meta:editing-cycles>88</meta:editing-cycles>
    <meta:generator>LibreOffice/6.3.1.2$Linux_X86_64 LibreOffice_project/30$Build-2</meta:generator>
    <meta:document-statistic meta:table-count="3" meta:cell-count="4777" meta:object-count="0"/>
    <meta:user-defined meta:name="qrichtext">1</meta:user-defined>
  </office:meta>
</office:document-meta>
</file>